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2.917cm"/>
    </style:style>
    <style:style style:name="co4" style:family="table-column">
      <style:table-column-properties fo:break-before="auto" style:column-width="0.504cm"/>
    </style:style>
    <style:style style:name="co5" style:family="table-column">
      <style:table-column-properties fo:break-before="auto" style:column-width="3.279cm"/>
    </style:style>
    <style:style style:name="co6" style:family="table-column">
      <style:table-column-properties fo:break-before="auto" style:column-width="0.859cm"/>
    </style:style>
    <style:style style:name="co7" style:family="table-column">
      <style:table-column-properties fo:break-before="auto" style:column-width="0.915cm"/>
    </style:style>
    <style:style style:name="co8" style:family="table-column">
      <style:table-column-properties fo:break-before="auto" style:column-width="3.251cm"/>
    </style:style>
    <style:style style:name="co9" style:family="table-column">
      <style:table-column-properties fo:break-before="auto" style:column-width="3.445cm"/>
    </style:style>
    <style:style style:name="co10" style:family="table-column">
      <style:table-column-properties fo:break-before="auto" style:column-width="3.334cm"/>
    </style:style>
    <style:style style:name="co11" style:family="table-column">
      <style:table-column-properties fo:break-before="auto" style:column-width="3.362cm"/>
    </style:style>
    <style:style style:name="co12" style:family="table-column">
      <style:table-column-properties fo:break-before="auto" style:column-width="5.027cm"/>
    </style:style>
    <style:style style:name="co13" style:family="table-column">
      <style:table-column-properties fo:break-before="auto" style:column-width="3cm"/>
    </style:style>
    <style:style style:name="co14" style:family="table-column">
      <style:table-column-properties fo:break-before="auto" style:column-width="2.641cm"/>
    </style:style>
    <style:style style:name="co15" style:family="table-column">
      <style:table-column-properties fo:break-before="auto" style:column-width="2.863cm"/>
    </style:style>
    <style:style style:name="co16" style:family="table-column">
      <style:table-column-properties fo:break-before="auto" style:column-width="3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109"/>
    <style:style style:name="ce8" style:family="table-cell" style:parent-style-name="Default" style:data-style-name="N111"/>
    <style:style style:name="ce9" style:family="table-cell" style:parent-style-name="Default" style:data-style-name="N114"/>
    <style:style style:name="ce10" style:family="table-cell" style:parent-style-name="Default" style:data-style-name="N113"/>
    <style:style style:name="ta_extref" style:family="table">
      <style:table-properties table:display="false"/>
    </style:style>
  </office:automatic-styles>
  <office:body>
    <office:spreadsheet>
      <table:table table:name="Original Results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% generator: <text:s text:c="2"/>scytherP version 0.1.0 r62178, (C) Simon Meier, ETH Zurich 2009</text:p>
          </table:table-cell>
          <table:table-cell table:number-columns-repeated="11"/>
        </table:table-row>
        <table:table-row table:style-name="ro1">
          <table:table-cell office:value-type="string">
            <text:p>% command: <text:s text:c="4"/>scytherP --report=results.txt --ASCII --timeout=0 --no-soundness-check --shortest --Output=output_SR protocols/BKE.spthy protocols/CR_paper.spthy protocols/DenningSacco.spthy protocols/NS_Public.spthy protocols/OtwayRees.spthy protocols/TLS.spthy protocols/WMF.spthy protocols/Yahalom2.spthy protocols/WooLam.spthy protocols/KerberosV.spthy</text:p>
          </table:table-cell>
          <table:table-cell table:number-columns-repeated="11"/>
        </table:table-row>
        <table:table-row table:style-name="ro1">
          <table:table-cell office:value-type="string">
            <text:p>% date: <text:s text:c="7"/>2010-01-21 11:42:15.124158 UTC</text:p>
          </table:table-cell>
          <table:table-cell table:number-columns-repeated="11"/>
        </table:table-row>
        <table:table-row table:style-name="ro1">
          <table:table-cell office:value-type="string">
            <text:p>% system: <text:s text:c="5"/>i386/linux</text:p>
          </table:table-cell>
          <table:table-cell table:number-columns-repeated="11"/>
        </table:table-row>
        <table:table-row table:style-name="ro1">
          <table:table-cell office:value-type="string">
            <text:p>% input revs.: 62105, 62119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rotocol <text:s text:c="4"/></text:p>
          </table:table-cell>
          <table:table-cell office:value-type="string">
            <text:p><text:s/>Revision </text:p>
          </table:table-cell>
          <table:table-cell office:value-type="string">
            <text:p><text:s/>#sec. </text:p>
          </table:table-cell>
          <table:table-cell office:value-type="string">
            <text:p><text:s/>#auth. </text:p>
          </table:table-cell>
          <table:table-cell office:value-type="string">
            <text:p><text:s/>#other </text:p>
          </table:table-cell>
          <table:table-cell office:value-type="string">
            <text:p><text:s/>Generation Time </text:p>
          </table:table-cell>
          <table:table-cell office:value-type="string">
            <text:p><text:s/>#chain rules </text:p>
          </table:table-cell>
          <table:table-cell office:value-type="string">
            <text:p><text:s/>#forward resolutions </text:p>
          </table:table-cell>
          <table:table-cell office:value-type="string">
            <text:p><text:s/>#missing proofs\\</text:p>
          </table:table-cell>
          <table:table-cell table:number-columns-repeated="3"/>
        </table:table-row>
        <table:table-row table:style-name="ro1">
          <table:table-cell office:value-type="string">
            <text:p>BKE <text:s text:c="9"/></text:p>
          </table:table-cell>
          <table:table-cell office:value-type="float" office:value="62105">
            <text:p>6210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8"/>0.04224s 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CR_paper <text:s text:c="4"/></text:p>
          </table:table-cell>
          <table:table-cell office:value-type="float" office:value="62119">
            <text:p>6211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<text:s text:c="7"/>0.003801s 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DenningSacco </text:p>
          </table:table-cell>
          <table:table-cell office:value-type="float" office:value="62105">
            <text:p>6210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095118s </text:p>
          </table:table-cell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NS_Public <text:s text:c="3"/></text:p>
          </table:table-cell>
          <table:table-cell office:value-type="float" office:value="62105">
            <text:p>6210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017453s 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OtwayRees <text:s text:c="3"/></text:p>
          </table:table-cell>
          <table:table-cell office:value-type="float" office:value="62105">
            <text:p>6210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s text:c="7"/>0.810729s 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TLS <text:s text:c="9"/></text:p>
          </table:table-cell>
          <table:table-cell office:value-type="float" office:value="62105">
            <text:p>6210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<text:s text:c="7"/>0.241743s 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WMF <text:s text:c="9"/></text:p>
          </table:table-cell>
          <table:table-cell office:value-type="float" office:value="62105">
            <text:p>6210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 text:c="8"/>0.01076s 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Yahalom2 <text:s text:c="4"/></text:p>
          </table:table-cell>
          <table:table-cell office:value-type="float" office:value="62105">
            <text:p>6210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110368s 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WooLam <text:s text:c="6"/></text:p>
          </table:table-cell>
          <table:table-cell office:value-type="float" office:value="62105">
            <text:p>62105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<text:s text:c="7"/>0.480088s 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KerberosV <text:s text:c="3"/></text:p>
          </table:table-cell>
          <table:table-cell office:value-type="float" office:value="62105">
            <text:p>62105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<text:s text:c="7"/>1.701403s 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% generator: <text:s text:c="2"/>scytherP version 0.1.0 r62178, (C) Simon Meier, ETH Zurich 2009</text:p>
          </table:table-cell>
          <table:table-cell table:number-columns-repeated="11"/>
        </table:table-row>
        <table:table-row table:style-name="ro1">
          <table:table-cell office:value-type="string">
            <text:p>% command: <text:s text:c="4"/>scytherP --report=results.txt --ASCII --timeout=0 --no-soundness-check --shortest --no-reuse --no-minimize --Output=output_SN protocols/BKE.spthy protocols/CR_paper.spthy protocols/DenningSacco.spthy protocols/NS_Public.spthy protocols/OtwayRees.spthy protocols/TLS.spthy protocols/WMF.spthy protocols/Yahalom2.spthy</text:p>
          </table:table-cell>
          <table:table-cell table:number-columns-repeated="11"/>
        </table:table-row>
        <table:table-row table:style-name="ro1">
          <table:table-cell office:value-type="string">
            <text:p>% date: <text:s text:c="7"/>2010-01-21 11:42:37.073631 UTC</text:p>
          </table:table-cell>
          <table:table-cell table:number-columns-repeated="11"/>
        </table:table-row>
        <table:table-row table:style-name="ro1">
          <table:table-cell office:value-type="string">
            <text:p>% system: <text:s text:c="5"/>i386/linux</text:p>
          </table:table-cell>
          <table:table-cell table:number-columns-repeated="11"/>
        </table:table-row>
        <table:table-row table:style-name="ro1">
          <table:table-cell office:value-type="string">
            <text:p>% input revs.: 62105, 62119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rotocol <text:s text:c="4"/></text:p>
          </table:table-cell>
          <table:table-cell office:value-type="string">
            <text:p><text:s/>Revision </text:p>
          </table:table-cell>
          <table:table-cell office:value-type="string">
            <text:p><text:s/>#sec. </text:p>
          </table:table-cell>
          <table:table-cell office:value-type="string">
            <text:p><text:s/>#auth. </text:p>
          </table:table-cell>
          <table:table-cell office:value-type="string">
            <text:p><text:s/>#other </text:p>
          </table:table-cell>
          <table:table-cell office:value-type="string">
            <text:p><text:s/>Generation Time </text:p>
          </table:table-cell>
          <table:table-cell office:value-type="string">
            <text:p><text:s/>#chain rules </text:p>
          </table:table-cell>
          <table:table-cell office:value-type="string">
            <text:p><text:s/>#forward resolutions </text:p>
          </table:table-cell>
          <table:table-cell office:value-type="string">
            <text:p><text:s/>#missing proofs\\</text:p>
          </table:table-cell>
          <table:table-cell table:number-columns-repeated="3"/>
        </table:table-row>
        <table:table-row table:style-name="ro1">
          <table:table-cell office:value-type="string">
            <text:p>BKE <text:s text:c="9"/></text:p>
          </table:table-cell>
          <table:table-cell office:value-type="float" office:value="62105">
            <text:p>6210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114169s 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CR_paper <text:s text:c="4"/></text:p>
          </table:table-cell>
          <table:table-cell office:value-type="float" office:value="62119">
            <text:p>6211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<text:s text:c="9"/>0.0027s 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DenningSacco </text:p>
          </table:table-cell>
          <table:table-cell office:value-type="float" office:value="62105">
            <text:p>6210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869683s 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NS_Public <text:s text:c="3"/></text:p>
          </table:table-cell>
          <table:table-cell office:value-type="float" office:value="62105">
            <text:p>6210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376285s 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OtwayRees <text:s text:c="3"/></text:p>
          </table:table-cell>
          <table:table-cell office:value-type="float" office:value="62105">
            <text:p>6210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s text:c="7"/>3.029648s 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TLS <text:s text:c="9"/></text:p>
          </table:table-cell>
          <table:table-cell office:value-type="float" office:value="62105">
            <text:p>6210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<text:s text:c="6"/>16.125055s 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WMF <text:s text:c="9"/></text:p>
          </table:table-cell>
          <table:table-cell office:value-type="float" office:value="62105">
            <text:p>6210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 text:c="8"/>0.01232s 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Yahalom2 <text:s text:c="4"/></text:p>
          </table:table-cell>
          <table:table-cell office:value-type="float" office:value="62105">
            <text:p>6210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1.187505s 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WooLam <text:s text:c="6"/></text:p>
          </table:table-cell>
          <table:table-cell office:value-type="float" office:value="62105">
            <text:p>62105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12505.52s 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ADDED from earlier resuts</text:p>
          </table:table-cell>
          <table:table-cell/>
        </table:table-row>
        <table:table-row table:style-name="ro1">
          <table:table-cell office:value-type="string">
            <text:p>KerberosV <text:s text:c="3"/></text:p>
          </table:table-cell>
          <table:table-cell office:value-type="float" office:value="62105">
            <text:p>62105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52396.57s 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ADDED from earlier results</text:p>
          </table:table-cell>
          <table:table-cell/>
        </table:table-row>
        <table:table-row table:style-name="ro1">
          <table:table-cell office:value-type="string">
            <text:p>% generator: <text:s text:c="2"/>scytherP version 0.1.0 r62178, (C) Simon Meier, ETH Zurich 2009</text:p>
          </table:table-cell>
          <table:table-cell table:number-columns-repeated="11"/>
        </table:table-row>
        <table:table-row table:style-name="ro1">
          <table:table-cell office:value-type="string">
            <text:p>% command: <text:s text:c="4"/>scytherP --report=results.txt --ASCII --timeout=0 --no-soundness-check --first --no-minimize --Output=output_FR protocols/BKE.spthy protocols/CR_paper.spthy protocols/DenningSacco.spthy protocols/NS_Public.spthy protocols/OtwayRees.spthy protocols/TLS.spthy protocols/WMF.spthy protocols/Yahalom2.spthy protocols/WooLam.spthy protocols/KerberosV.spthy</text:p>
          </table:table-cell>
          <table:table-cell table:number-columns-repeated="11"/>
        </table:table-row>
        <table:table-row table:style-name="ro1">
          <table:table-cell office:value-type="string">
            <text:p>% date: <text:s text:c="7"/>2010-01-21 11:42:38.645556 UTC</text:p>
          </table:table-cell>
          <table:table-cell table:number-columns-repeated="11"/>
        </table:table-row>
        <table:table-row table:style-name="ro1">
          <table:table-cell office:value-type="string">
            <text:p>% system: <text:s text:c="5"/>i386/linux</text:p>
          </table:table-cell>
          <table:table-cell table:number-columns-repeated="11"/>
        </table:table-row>
        <table:table-row table:style-name="ro1">
          <table:table-cell office:value-type="string">
            <text:p>% input revs.: 62105, 62119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rotocol <text:s text:c="4"/></text:p>
          </table:table-cell>
          <table:table-cell office:value-type="string">
            <text:p><text:s/>Revision </text:p>
          </table:table-cell>
          <table:table-cell office:value-type="string">
            <text:p><text:s/>#sec. </text:p>
          </table:table-cell>
          <table:table-cell office:value-type="string">
            <text:p><text:s/>#auth. </text:p>
          </table:table-cell>
          <table:table-cell office:value-type="string">
            <text:p><text:s/>#other </text:p>
          </table:table-cell>
          <table:table-cell office:value-type="string">
            <text:p><text:s/>Generation Time </text:p>
          </table:table-cell>
          <table:table-cell office:value-type="string">
            <text:p><text:s/>#chain rules </text:p>
          </table:table-cell>
          <table:table-cell office:value-type="string">
            <text:p><text:s/>#forward resolutions </text:p>
          </table:table-cell>
          <table:table-cell office:value-type="string">
            <text:p><text:s/>#missing proofs\\</text:p>
          </table:table-cell>
          <table:table-cell table:number-columns-repeated="3"/>
        </table:table-row>
        <table:table-row table:style-name="ro1">
          <table:table-cell office:value-type="string">
            <text:p>BKE <text:s text:c="9"/></text:p>
          </table:table-cell>
          <table:table-cell office:value-type="float" office:value="62105">
            <text:p>6210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051544s 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CR_paper <text:s text:c="4"/></text:p>
          </table:table-cell>
          <table:table-cell office:value-type="float" office:value="62119">
            <text:p>6211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<text:s text:c="7"/>0.002111s 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DenningSacco </text:p>
          </table:table-cell>
          <table:table-cell office:value-type="float" office:value="62105">
            <text:p>6210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055807s 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NS_Public <text:s text:c="3"/></text:p>
          </table:table-cell>
          <table:table-cell office:value-type="float" office:value="62105">
            <text:p>6210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016597s 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OtwayRees <text:s text:c="3"/></text:p>
          </table:table-cell>
          <table:table-cell office:value-type="float" office:value="62105">
            <text:p>6210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s text:c="7"/>0.573704s </text:p>
          </table:table-cell>
          <table:table-cell office:value-type="float" office:value="171">
            <text:p>171</text:p>
          </table:table-cell>
          <table:table-cell office:value-type="float" office:value="71">
            <text:p>71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TLS <text:s text:c="9"/></text:p>
          </table:table-cell>
          <table:table-cell office:value-type="float" office:value="62105">
            <text:p>6210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<text:s text:c="8"/>0.09593s 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WMF <text:s text:c="9"/></text:p>
          </table:table-cell>
          <table:table-cell office:value-type="float" office:value="62105">
            <text:p>6210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 text:c="7"/>0.006655s 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Yahalom2 <text:s text:c="4"/></text:p>
          </table:table-cell>
          <table:table-cell office:value-type="float" office:value="62105">
            <text:p>6210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028332s 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WooLam <text:s text:c="6"/></text:p>
          </table:table-cell>
          <table:table-cell office:value-type="float" office:value="62105">
            <text:p>62105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<text:s text:c="8"/>0.11823s 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KerberosV <text:s text:c="3"/></text:p>
          </table:table-cell>
          <table:table-cell office:value-type="float" office:value="62105">
            <text:p>62105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<text:s text:c="7"/>0.387432s </text:p>
          </table:table-cell>
          <table:table-cell office:value-type="float" office:value="188">
            <text:p>188</text:p>
          </table:table-cell>
          <table:table-cell office:value-type="float" office:value="65">
            <text:p>65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% generator: <text:s text:c="2"/>scytherP version 0.1.0 r62178, (C) Simon Meier, ETH Zurich 2009</text:p>
          </table:table-cell>
          <table:table-cell table:number-columns-repeated="11"/>
        </table:table-row>
        <table:table-row table:style-name="ro1">
          <table:table-cell office:value-type="string">
            <text:p>% command: <text:s text:c="4"/>scytherP --report=results.txt --ASCII --timeout=0 --no-soundness-check --first --no-reuse --no-minimize --Output=output_FN protocols/BKE.spthy protocols/CR_paper.spthy protocols/DenningSacco.spthy protocols/NS_Public.spthy protocols/OtwayRees.spthy protocols/TLS.spthy protocols/WMF.spthy protocols/Yahalom2.spthy protocols/WooLam.spthy</text:p>
          </table:table-cell>
          <table:table-cell table:number-columns-repeated="11"/>
        </table:table-row>
        <table:table-row table:style-name="ro1">
          <table:table-cell office:value-type="string">
            <text:p>% date: <text:s text:c="7"/>2010-01-21 11:43:09.731497 UTC</text:p>
          </table:table-cell>
          <table:table-cell table:number-columns-repeated="11"/>
        </table:table-row>
        <table:table-row table:style-name="ro1">
          <table:table-cell office:value-type="string">
            <text:p>% system: <text:s text:c="5"/>i386/linux</text:p>
          </table:table-cell>
          <table:table-cell table:number-columns-repeated="11"/>
        </table:table-row>
        <table:table-row table:style-name="ro1">
          <table:table-cell office:value-type="string">
            <text:p>% input revs.: 62105, 62119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rotocol <text:s text:c="4"/></text:p>
          </table:table-cell>
          <table:table-cell office:value-type="string">
            <text:p><text:s/>Revision </text:p>
          </table:table-cell>
          <table:table-cell office:value-type="string">
            <text:p><text:s/>#sec. </text:p>
          </table:table-cell>
          <table:table-cell office:value-type="string">
            <text:p><text:s/>#auth. </text:p>
          </table:table-cell>
          <table:table-cell office:value-type="string">
            <text:p><text:s/>#other </text:p>
          </table:table-cell>
          <table:table-cell office:value-type="string">
            <text:p><text:s/>Generation Time </text:p>
          </table:table-cell>
          <table:table-cell office:value-type="string">
            <text:p><text:s/>#chain rules </text:p>
          </table:table-cell>
          <table:table-cell office:value-type="string">
            <text:p><text:s/>#forward resolutions </text:p>
          </table:table-cell>
          <table:table-cell office:value-type="string">
            <text:p><text:s/>#missing proofs\\</text:p>
          </table:table-cell>
          <table:table-cell table:number-columns-repeated="3"/>
        </table:table-row>
        <table:table-row table:style-name="ro1">
          <table:table-cell office:value-type="string">
            <text:p>BKE <text:s text:c="9"/></text:p>
          </table:table-cell>
          <table:table-cell office:value-type="float" office:value="62105">
            <text:p>6210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059411s 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CR_paper <text:s text:c="4"/></text:p>
          </table:table-cell>
          <table:table-cell office:value-type="float" office:value="62119">
            <text:p>6211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<text:s text:c="9"/>0.0031s 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DenningSacco </text:p>
          </table:table-cell>
          <table:table-cell office:value-type="float" office:value="62105">
            <text:p>6210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215208s 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NS_Public <text:s text:c="3"/></text:p>
          </table:table-cell>
          <table:table-cell office:value-type="float" office:value="62105">
            <text:p>6210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093467s 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OtwayRees <text:s text:c="3"/></text:p>
          </table:table-cell>
          <table:table-cell office:value-type="float" office:value="62105">
            <text:p>6210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s text:c="7"/>1.386407s 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TLS <text:s text:c="9"/></text:p>
          </table:table-cell>
          <table:table-cell office:value-type="float" office:value="62105">
            <text:p>6210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<text:s text:c="7"/>0.785391s 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WMF <text:s text:c="9"/></text:p>
          </table:table-cell>
          <table:table-cell office:value-type="float" office:value="62105">
            <text:p>6210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 text:c="7"/>0.011424s 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Yahalom2 <text:s text:c="4"/></text:p>
          </table:table-cell>
          <table:table-cell office:value-type="float" office:value="62105">
            <text:p>6210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100809s 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>
          <table:table-cell office:value-type="string">
            <text:p>WooLam <text:s text:c="6"/></text:p>
          </table:table-cell>
          <table:table-cell office:value-type="float" office:value="62105">
            <text:p>62105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<text:s text:c="6"/>28.178706s </text:p>
          </table:table-cell>
          <table:table-cell office:value-type="float" office:value="3525">
            <text:p>3525</text:p>
          </table:table-cell>
          <table:table-cell office:value-type="float" office:value="0">
            <text:p>0</text:p>
          </table:table-cell>
          <table:table-cell office:value-type="string">
            <text:p><text:s text:c="15"/>0\\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% generator: <text:s text:c="2"/>scytherP version 0.1.0 r62178, (C) Simon Meier, ETH Zurich 2009</text:p>
          </table:table-cell>
          <table:table-cell table:number-columns-repeated="11"/>
        </table:table-row>
        <table:table-row table:style-name="ro1">
          <table:table-cell office:value-type="string">
            <text:p>% command: <text:s text:c="4"/>scytherP --report=results.txt --ASCII --timeout=0 --no-soundness-check --shortest --Output=output_SR protocols/BKE.spthy protocols/CR_paper.spthy protocols/DenningSacco.spthy protocols/NS_Public.spthy protocols/OtwayRees.spthy protocols/TLS.spthy protocols/WMF.spthy protocols/Yahalom2.spthy protocols/WooLam.spthy protocols/KerberosV.spthy --isabelle --no-generation</text:p>
          </table:table-cell>
          <table:table-cell table:number-columns-repeated="11"/>
        </table:table-row>
        <table:table-row table:style-name="ro1">
          <table:table-cell office:value-type="string">
            <text:p>% date: <text:s text:c="7"/>2010-01-21 11:51:46.46538 UTC</text:p>
          </table:table-cell>
          <table:table-cell table:number-columns-repeated="11"/>
        </table:table-row>
        <table:table-row table:style-name="ro1">
          <table:table-cell office:value-type="string">
            <text:p>% system: <text:s text:c="5"/>i386/linux</text:p>
          </table:table-cell>
          <table:table-cell table:number-columns-repeated="11"/>
        </table:table-row>
        <table:table-row table:style-name="ro1">
          <table:table-cell office:value-type="string">
            <text:p>% input revs.: 62105, 62119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rotocol <text:s text:c="4"/></text:p>
          </table:table-cell>
          <table:table-cell office:value-type="string">
            <text:p><text:s/>Revision </text:p>
          </table:table-cell>
          <table:table-cell office:value-type="string">
            <text:p><text:s/>#sec. </text:p>
          </table:table-cell>
          <table:table-cell office:value-type="string">
            <text:p><text:s/>#auth. </text:p>
          </table:table-cell>
          <table:table-cell office:value-type="string">
            <text:p><text:s/>#other </text:p>
          </table:table-cell>
          <table:table-cell office:value-type="string">
            <text:p><text:s/>Generation Time </text:p>
          </table:table-cell>
          <table:table-cell table:number-columns-repeated="3" office:value-type="string">
            <text:p><text:s/>- <text:s text:c="2"/></text:p>
          </table:table-cell>
          <table:table-cell office:value-type="string">
            <text:p><text:s/>Checking Time </text:p>
          </table:table-cell>
          <table:table-cell office:value-type="string">
            <text:p><text:s/>Isabelle Status </text:p>
          </table:table-cell>
          <table:table-cell office:value-type="string">
            <text:p><text:s/>Isabelle Message\\</text:p>
          </table:table-cell>
        </table:table-row>
        <table:table-row table:style-name="ro1">
          <table:table-cell office:value-type="string">
            <text:p>BKE <text:s text:c="9"/></text:p>
          </table:table-cell>
          <table:table-cell office:value-type="float" office:value="62105">
            <text:p>6210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4"/>25.167991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</table:table-row>
        <table:table-row table:style-name="ro1">
          <table:table-cell office:value-type="string">
            <text:p>CR_paper <text:s text:c="4"/></text:p>
          </table:table-cell>
          <table:table-cell office:value-type="float" office:value="62119">
            <text:p>6211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5"/>7.190527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</table:table-row>
        <table:table-row table:style-name="ro1">
          <table:table-cell office:value-type="string">
            <text:p>DenningSacco </text:p>
          </table:table-cell>
          <table:table-cell office:value-type="float" office:value="62105">
            <text:p>6210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4"/>60.796276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</table:table-row>
        <table:table-row table:style-name="ro1">
          <table:table-cell office:value-type="string">
            <text:p>NS_Public <text:s text:c="3"/></text:p>
          </table:table-cell>
          <table:table-cell office:value-type="float" office:value="62105">
            <text:p>6210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4"/>13.931356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</table:table-row>
        <table:table-row table:style-name="ro1">
          <table:table-cell office:value-type="string">
            <text:p>OtwayRees <text:s text:c="3"/></text:p>
          </table:table-cell>
          <table:table-cell office:value-type="float" office:value="62105">
            <text:p>6210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4"/>44.731587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</table:table-row>
        <table:table-row table:style-name="ro1">
          <table:table-cell office:value-type="string">
            <text:p>TLS <text:s text:c="9"/></text:p>
          </table:table-cell>
          <table:table-cell office:value-type="float" office:value="62105">
            <text:p>6210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4"/>64.358986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</table:table-row>
        <table:table-row table:style-name="ro1">
          <table:table-cell office:value-type="string">
            <text:p>WMF <text:s text:c="9"/></text:p>
          </table:table-cell>
          <table:table-cell office:value-type="float" office:value="62105">
            <text:p>6210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4"/>15.016675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</table:table-row>
        <table:table-row table:style-name="ro1">
          <table:table-cell office:value-type="string">
            <text:p>Yahalom2 <text:s text:c="4"/></text:p>
          </table:table-cell>
          <table:table-cell office:value-type="float" office:value="62105">
            <text:p>6210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4"/>31.479984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</table:table-row>
        <table:table-row table:style-name="ro1">
          <table:table-cell office:value-type="string">
            <text:p>WooLam <text:s text:c="6"/></text:p>
          </table:table-cell>
          <table:table-cell office:value-type="float" office:value="62105">
            <text:p>62105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3"/>108.958921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</table:table-row>
        <table:table-row table:style-name="ro1">
          <table:table-cell office:value-type="string">
            <text:p>KerberosV <text:s text:c="3"/></text:p>
          </table:table-cell>
          <table:table-cell office:value-type="float" office:value="62105">
            <text:p>62105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3"/>136.514902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% generator: <text:s text:c="2"/>scytherP version 0.1.0 r62178, (C) Simon Meier, ETH Zurich 2009</text:p>
          </table:table-cell>
          <table:table-cell table:number-columns-repeated="11"/>
        </table:table-row>
        <table:table-row table:style-name="ro1">
          <table:table-cell office:value-type="string">
            <text:p>% command: <text:s text:c="4"/>scytherP --report=results.txt --ASCII --timeout=0 --no-soundness-check --shortest --no-reuse --no-minimize --Output=output_SN protocols/BKE.spthy protocols/CR_paper.spthy protocols/DenningSacco.spthy protocols/NS_Public.spthy protocols/OtwayRees.spthy protocols/TLS.spthy protocols/WMF.spthy protocols/Yahalom2.spthy --isabelle --no-generation protocols/WooLam.spthy protocols/KerberosV.spthy</text:p>
          </table:table-cell>
          <table:table-cell table:number-columns-repeated="11"/>
        </table:table-row>
        <table:table-row table:style-name="ro1">
          <table:table-cell office:value-type="string">
            <text:p>% date: <text:s text:c="7"/>2010-01-21 12:22:32.325207 UTC</text:p>
          </table:table-cell>
          <table:table-cell table:number-columns-repeated="11"/>
        </table:table-row>
        <table:table-row table:style-name="ro1">
          <table:table-cell office:value-type="string">
            <text:p>% system: <text:s text:c="5"/>i386/linux</text:p>
          </table:table-cell>
          <table:table-cell table:number-columns-repeated="11"/>
        </table:table-row>
        <table:table-row table:style-name="ro1">
          <table:table-cell office:value-type="string">
            <text:p>% input revs.: 62105, 62119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rotocol <text:s text:c="4"/></text:p>
          </table:table-cell>
          <table:table-cell office:value-type="string">
            <text:p><text:s/>Revision </text:p>
          </table:table-cell>
          <table:table-cell office:value-type="string">
            <text:p><text:s/>#sec. </text:p>
          </table:table-cell>
          <table:table-cell office:value-type="string">
            <text:p><text:s/>#auth. </text:p>
          </table:table-cell>
          <table:table-cell office:value-type="string">
            <text:p><text:s/>#other </text:p>
          </table:table-cell>
          <table:table-cell office:value-type="string">
            <text:p><text:s/>Generation Time </text:p>
          </table:table-cell>
          <table:table-cell table:number-columns-repeated="3" office:value-type="string">
            <text:p><text:s/>- <text:s text:c="2"/></text:p>
          </table:table-cell>
          <table:table-cell office:value-type="string">
            <text:p><text:s/>Checking Time </text:p>
          </table:table-cell>
          <table:table-cell office:value-type="string">
            <text:p><text:s/>Isabelle Status </text:p>
          </table:table-cell>
          <table:table-cell office:value-type="string">
            <text:p><text:s/>Isabelle Message\\</text:p>
          </table:table-cell>
        </table:table-row>
        <table:table-row table:style-name="ro1">
          <table:table-cell office:value-type="string">
            <text:p>BKE <text:s text:c="9"/></text:p>
          </table:table-cell>
          <table:table-cell office:value-type="float" office:value="62105">
            <text:p>6210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4"/>28.108576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</table:table-row>
        <table:table-row table:style-name="ro1">
          <table:table-cell office:value-type="string">
            <text:p>CR_paper <text:s text:c="4"/></text:p>
          </table:table-cell>
          <table:table-cell office:value-type="float" office:value="62119">
            <text:p>6211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5"/>7.864301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</table:table-row>
        <table:table-row table:style-name="ro1">
          <table:table-cell office:value-type="string">
            <text:p>DenningSacco </text:p>
          </table:table-cell>
          <table:table-cell office:value-type="float" office:value="62105">
            <text:p>6210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3"/>124.645695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</table:table-row>
        <table:table-row table:style-name="ro1">
          <table:table-cell office:value-type="string">
            <text:p>NS_Public <text:s text:c="3"/></text:p>
          </table:table-cell>
          <table:table-cell office:value-type="float" office:value="62105">
            <text:p>6210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4"/>26.852176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</table:table-row>
        <table:table-row table:style-name="ro1">
          <table:table-cell office:value-type="string">
            <text:p>OtwayRees <text:s text:c="3"/></text:p>
          </table:table-cell>
          <table:table-cell office:value-type="float" office:value="62105">
            <text:p>6210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4"/>76.471437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</table:table-row>
        <table:table-row table:style-name="ro1">
          <table:table-cell office:value-type="string">
            <text:p>TLS <text:s text:c="9"/></text:p>
          </table:table-cell>
          <table:table-cell office:value-type="float" office:value="62105">
            <text:p>6210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3"/>267.583709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</table:table-row>
        <table:table-row table:style-name="ro1">
          <table:table-cell office:value-type="string">
            <text:p>WMF <text:s text:c="9"/></text:p>
          </table:table-cell>
          <table:table-cell office:value-type="float" office:value="62105">
            <text:p>6210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4"/>19.395634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</table:table-row>
        <table:table-row table:style-name="ro1">
          <table:table-cell office:value-type="string">
            <text:p>Yahalom2 <text:s text:c="4"/></text:p>
          </table:table-cell>
          <table:table-cell office:value-type="float" office:value="62105">
            <text:p>6210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4"/>66.351897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</table:table-row>
        <table:table-row table:style-name="ro1">
          <table:table-cell office:value-type="string">
            <text:p>WooLam <text:s text:c="6"/></text:p>
          </table:table-cell>
          <table:table-cell office:value-type="float" office:value="62105">
            <text:p>62105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4"/>547.42162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</table:table-row>
        <table:table-row table:style-name="ro1">
          <table:table-cell office:value-type="string">
            <text:p>KerberosV <text:s text:c="3"/></text:p>
          </table:table-cell>
          <table:table-cell office:value-type="float" office:value="62105">
            <text:p>62105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3"/>680.944989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% generator: <text:s text:c="2"/>scytherP version 0.1.0 r62178, (C) Simon Meier, ETH Zurich 2009</text:p>
          </table:table-cell>
          <table:table-cell table:number-columns-repeated="11"/>
        </table:table-row>
        <table:table-row table:style-name="ro1">
          <table:table-cell office:value-type="string">
            <text:p>% command: <text:s text:c="4"/>scytherP --report=results.txt --ASCII --timeout=0 --no-soundness-check --first --no-minimize --Output=output_FR protocols/BKE.spthy protocols/CR_paper.spthy protocols/DenningSacco.spthy protocols/NS_Public.spthy protocols/OtwayRees.spthy protocols/TLS.spthy protocols/WMF.spthy protocols/Yahalom2.spthy protocols/WooLam.spthy --isabelle --no-generation</text:p>
          </table:table-cell>
          <table:table-cell table:number-columns-repeated="11"/>
        </table:table-row>
        <table:table-row table:style-name="ro1">
          <table:table-cell office:value-type="string">
            <text:p>% date: <text:s text:c="7"/>2010-01-21 12:39:51.417621 UTC</text:p>
          </table:table-cell>
          <table:table-cell table:number-columns-repeated="11"/>
        </table:table-row>
        <table:table-row table:style-name="ro1">
          <table:table-cell office:value-type="string">
            <text:p>% system: <text:s text:c="5"/>i386/linux</text:p>
          </table:table-cell>
          <table:table-cell table:number-columns-repeated="11"/>
        </table:table-row>
        <table:table-row table:style-name="ro1">
          <table:table-cell office:value-type="string">
            <text:p>% input revs.: 62105, 62119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rotocol <text:s text:c="4"/></text:p>
          </table:table-cell>
          <table:table-cell office:value-type="string">
            <text:p><text:s/>Revision </text:p>
          </table:table-cell>
          <table:table-cell office:value-type="string">
            <text:p><text:s/>#sec. </text:p>
          </table:table-cell>
          <table:table-cell office:value-type="string">
            <text:p><text:s/>#auth. </text:p>
          </table:table-cell>
          <table:table-cell office:value-type="string">
            <text:p><text:s/>#other </text:p>
          </table:table-cell>
          <table:table-cell office:value-type="string">
            <text:p><text:s/>Generation Time </text:p>
          </table:table-cell>
          <table:table-cell table:number-columns-repeated="3" office:value-type="string">
            <text:p><text:s/>- <text:s text:c="2"/></text:p>
          </table:table-cell>
          <table:table-cell office:value-type="string">
            <text:p><text:s/>Checking Time </text:p>
          </table:table-cell>
          <table:table-cell office:value-type="string">
            <text:p><text:s/>Isabelle Status </text:p>
          </table:table-cell>
          <table:table-cell office:value-type="string">
            <text:p><text:s/>Isabelle Message <text:s text:c="123"/>\\</text:p>
          </table:table-cell>
        </table:table-row>
        <table:table-row table:style-name="ro1">
          <table:table-cell office:value-type="string">
            <text:p>BKE <text:s text:c="9"/></text:p>
          </table:table-cell>
          <table:table-cell office:value-type="float" office:value="62105">
            <text:p>6210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4"/>18.490366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41"/>\\</text:p>
          </table:table-cell>
        </table:table-row>
        <table:table-row table:style-name="ro1">
          <table:table-cell office:value-type="string">
            <text:p>CR_paper <text:s text:c="4"/></text:p>
          </table:table-cell>
          <table:table-cell office:value-type="float" office:value="62119">
            <text:p>6211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5"/>7.747032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41"/>\\</text:p>
          </table:table-cell>
        </table:table-row>
        <table:table-row table:style-name="ro1">
          <table:table-cell office:value-type="string">
            <text:p>DenningSacco </text:p>
          </table:table-cell>
          <table:table-cell office:value-type="float" office:value="62105">
            <text:p>6210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4"/>79.219827s </text:p>
          </table:table-cell>
          <table:table-cell office:value-type="string">
            <text:p><text:s/>check failed <text:s text:c="3"/></text:p>
          </table:table-cell>
          <table:table-cell office:value-type="string">
            <text:p><text:s/>"*** <text:s text:c="6"/>(\\&lt;alpha&gt;__ \\&lt;circ&gt;\\&lt;^sub&gt;s sa__)(|NV ''kIR'' tid0__|),\n*** <text:s text:c="6"/>(\\&lt;alpha&gt;__ \\&lt;circ&gt;\\&lt;^sub&gt;s sa__)(|NV ''T'' tid0__|),\n"\\</text:p>
          </table:table-cell>
        </table:table-row>
        <table:table-row table:style-name="ro1">
          <table:table-cell office:value-type="string">
            <text:p>NS_Public <text:s text:c="3"/></text:p>
          </table:table-cell>
          <table:table-cell office:value-type="float" office:value="62105">
            <text:p>6210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5"/>13.66645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41"/>\\</text:p>
          </table:table-cell>
        </table:table-row>
        <table:table-row table:style-name="ro1">
          <table:table-cell office:value-type="string">
            <text:p>OtwayRees <text:s text:c="3"/></text:p>
          </table:table-cell>
          <table:table-cell office:value-type="float" office:value="62105">
            <text:p>6210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3"/>420.403846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41"/>\\</text:p>
          </table:table-cell>
        </table:table-row>
        <table:table-row table:style-name="ro1">
          <table:table-cell office:value-type="string">
            <text:p>TLS <text:s text:c="9"/></text:p>
          </table:table-cell>
          <table:table-cell office:value-type="float" office:value="62105">
            <text:p>6210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3"/>316.486095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41"/>\\</text:p>
          </table:table-cell>
        </table:table-row>
        <table:table-row table:style-name="ro1">
          <table:table-cell office:value-type="string">
            <text:p>WMF <text:s text:c="9"/></text:p>
          </table:table-cell>
          <table:table-cell office:value-type="float" office:value="62105">
            <text:p>6210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4"/>16.106689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41"/>\\</text:p>
          </table:table-cell>
        </table:table-row>
        <table:table-row table:style-name="ro1">
          <table:table-cell office:value-type="string">
            <text:p>Yahalom2 <text:s text:c="4"/></text:p>
          </table:table-cell>
          <table:table-cell office:value-type="float" office:value="62105">
            <text:p>6210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4"/>39.149443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41"/>\\</text:p>
          </table:table-cell>
        </table:table-row>
        <table:table-row table:style-name="ro1">
          <table:table-cell office:value-type="string">
            <text:p>WooLam <text:s text:c="6"/></text:p>
          </table:table-cell>
          <table:table-cell office:value-type="float" office:value="62105">
            <text:p>62105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3"/>127.587963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41"/>\\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% generator: <text:s text:c="2"/>scytherP version 0.1.0 r62178, (C) Simon Meier, ETH Zurich 2009</text:p>
          </table:table-cell>
          <table:table-cell table:number-columns-repeated="11"/>
        </table:table-row>
        <table:table-row table:style-name="ro1">
          <table:table-cell office:value-type="string">
            <text:p>% command: <text:s text:c="4"/>scytherP --report=results.txt --ASCII --timeout=0 --no-soundness-check --first --no-reuse --no-minimize --Output=output_FN protocols/BKE.spthy protocols/CR_paper.spthy protocols/DenningSacco.spthy protocols/NS_Public.spthy protocols/OtwayRees.spthy protocols/TLS.spthy protocols/WMF.spthy protocols/Yahalom2.spthy --isabelle --no-generation</text:p>
          </table:table-cell>
          <table:table-cell table:number-columns-repeated="11"/>
        </table:table-row>
        <table:table-row table:style-name="ro1">
          <table:table-cell office:value-type="string">
            <text:p>% date: <text:s text:c="7"/>2010-01-21 13:54:53.036464 UTC</text:p>
          </table:table-cell>
          <table:table-cell table:number-columns-repeated="11"/>
        </table:table-row>
        <table:table-row table:style-name="ro1">
          <table:table-cell office:value-type="string">
            <text:p>% system: <text:s text:c="5"/>i386/linux</text:p>
          </table:table-cell>
          <table:table-cell table:number-columns-repeated="11"/>
        </table:table-row>
        <table:table-row table:style-name="ro1">
          <table:table-cell office:value-type="string">
            <text:p>% input revs.: 62105, 62119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rotocol <text:s text:c="4"/></text:p>
          </table:table-cell>
          <table:table-cell office:value-type="string">
            <text:p><text:s/>Revision </text:p>
          </table:table-cell>
          <table:table-cell office:value-type="string">
            <text:p><text:s/>#sec. </text:p>
          </table:table-cell>
          <table:table-cell office:value-type="string">
            <text:p><text:s/>#auth. </text:p>
          </table:table-cell>
          <table:table-cell office:value-type="string">
            <text:p><text:s/>#other </text:p>
          </table:table-cell>
          <table:table-cell office:value-type="string">
            <text:p><text:s/>Generation Time </text:p>
          </table:table-cell>
          <table:table-cell table:number-columns-repeated="3" office:value-type="string">
            <text:p><text:s/>- <text:s text:c="2"/></text:p>
          </table:table-cell>
          <table:table-cell office:value-type="string">
            <text:p><text:s/>Checking Time </text:p>
          </table:table-cell>
          <table:table-cell office:value-type="string">
            <text:p><text:s/>Isabelle Status </text:p>
          </table:table-cell>
          <table:table-cell office:value-type="string">
            <text:p><text:s/>Isabelle Message <text:s text:c="123"/>\\</text:p>
          </table:table-cell>
        </table:table-row>
        <table:table-row table:style-name="ro1">
          <table:table-cell office:value-type="string">
            <text:p>BKE <text:s text:c="9"/></text:p>
          </table:table-cell>
          <table:table-cell office:value-type="float" office:value="62105">
            <text:p>6210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4"/>46.408191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41"/>\\</text:p>
          </table:table-cell>
        </table:table-row>
        <table:table-row table:style-name="ro1">
          <table:table-cell office:value-type="string">
            <text:p>CR_paper <text:s text:c="4"/></text:p>
          </table:table-cell>
          <table:table-cell office:value-type="float" office:value="62119">
            <text:p>6211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5"/>7.302657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41"/>\\</text:p>
          </table:table-cell>
        </table:table-row>
        <table:table-row table:style-name="ro1">
          <table:table-cell office:value-type="string">
            <text:p>DenningSacco </text:p>
          </table:table-cell>
          <table:table-cell office:value-type="float" office:value="62105">
            <text:p>6210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3"/>232.101206s </text:p>
          </table:table-cell>
          <table:table-cell office:value-type="string">
            <text:p><text:s/>check failed <text:s text:c="3"/></text:p>
          </table:table-cell>
          <table:table-cell office:value-type="string">
            <text:p><text:s/>"*** <text:s text:c="6"/>(\\&lt;alpha&gt;__ \\&lt;circ&gt;\\&lt;^sub&gt;s sa__)(|NV ''kIR'' tid0__|),\n*** <text:s text:c="6"/>(\\&lt;alpha&gt;__ \\&lt;circ&gt;\\&lt;^sub&gt;s sa__)(|NV ''T'' tid0__|),\n"\\</text:p>
          </table:table-cell>
        </table:table-row>
        <table:table-row table:style-name="ro1">
          <table:table-cell office:value-type="string">
            <text:p>NS_Public <text:s text:c="3"/></text:p>
          </table:table-cell>
          <table:table-cell office:value-type="float" office:value="62105">
            <text:p>6210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4"/>51.620092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41"/>\\</text:p>
          </table:table-cell>
        </table:table-row>
        <table:table-row table:style-name="ro1">
          <table:table-cell office:value-type="string">
            <text:p>OtwayRees <text:s text:c="3"/></text:p>
          </table:table-cell>
          <table:table-cell office:value-type="float" office:value="62105">
            <text:p>6210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2"/>1007.898501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41"/>\\</text:p>
          </table:table-cell>
        </table:table-row>
        <table:table-row table:style-name="ro1">
          <table:table-cell office:value-type="string">
            <text:p>TLS <text:s text:c="9"/></text:p>
          </table:table-cell>
          <table:table-cell office:value-type="float" office:value="62105">
            <text:p>6210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2"/>3028.273874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41"/>\\</text:p>
          </table:table-cell>
        </table:table-row>
        <table:table-row table:style-name="ro1">
          <table:table-cell office:value-type="string">
            <text:p>WMF <text:s text:c="9"/></text:p>
          </table:table-cell>
          <table:table-cell office:value-type="float" office:value="62105">
            <text:p>6210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4"/>19.343786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41"/>\\</text:p>
          </table:table-cell>
        </table:table-row>
        <table:table-row table:style-name="ro1">
          <table:table-cell office:value-type="string">
            <text:p>Yahalom2 <text:s text:c="4"/></text:p>
          </table:table-cell>
          <table:table-cell office:value-type="float" office:value="62105">
            <text:p>6210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--no-generation </text:p>
          </table:table-cell>
          <table:table-cell table:number-columns-repeated="3" office:value-type="string">
            <text:p><text:s/>--n </text:p>
          </table:table-cell>
          <table:table-cell office:value-type="string">
            <text:p><text:s text:c="3"/>108.477812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41"/>\\</text:p>
          </table:table-cell>
        </table:table-row>
      </table:table>
      <table:table table:name="Base Data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ce7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1001" table:default-cell-style-name="Default"/>
        <table:table-row table:style-name="ro2">
          <table:table-cell table:style-name="ce1"/>
          <table:table-cell table:style-name="ce4" office:value-type="string">
            <text:p>Base Data</text:p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5"/>
          <table:table-cell table:style-name="ce1" office:value-type="float" office:value="7">
            <text:p>7</text:p>
          </table:table-cell>
          <table:table-cell office:value-type="float" office:value="80">
            <text:p>80</text:p>
          </table:table-cell>
          <table:table-cell table:style-name="ce1" office:value-type="string">
            <text:p>SR</text:p>
          </table:table-cell>
          <table:table-cell table:style-name="ce1" office:value-type="string">
            <text:p>shortest with reuse</text:p>
          </table:table-cell>
          <table:table-cell table:style-name="ce1" table:number-columns-repeated="2"/>
          <table:table-cell table:style-name="ce1" office:value-type="float" office:value="26">
            <text:p>26</text:p>
          </table:table-cell>
          <table:table-cell office:value-type="float" office:value="99">
            <text:p>99</text:p>
          </table:table-cell>
          <table:table-cell table:style-name="ce1" office:value-type="string">
            <text:p>SN</text:p>
          </table:table-cell>
          <table:table-cell table:style-name="ce1" office:value-type="string">
            <text:p>shortest without reuse</text:p>
          </table:table-cell>
          <table:table-cell table:style-name="ce1" table:number-columns-repeated="2"/>
          <table:table-cell table:style-name="ce1" office:value-type="float" office:value="43">
            <text:p>43</text:p>
          </table:table-cell>
          <table:table-cell office:value-type="float" office:value="118">
            <text:p>118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first with reuse</text:p>
          </table:table-cell>
          <table:table-cell table:style-name="ce1" table:number-columns-repeated="2"/>
          <table:table-cell table:style-name="ce1" office:value-type="float" office:value="62">
            <text:p>62</text:p>
          </table:table-cell>
          <table:table-cell office:value-type="float" office:value="136">
            <text:p>136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first without reuse</text:p>
          </table:table-cell>
          <table:table-cell table:style-name="ce1" table:number-columns-repeated="997"/>
        </table:table-row>
        <table:table-row table:style-name="ro1">
          <table:table-cell table:style-name="ce2"/>
          <table:table-cell table:style-name="ce2" office:value-type="string">
            <text:p>Protocol</text:p>
          </table:table-cell>
          <table:table-cell table:style-name="ce2" office:value-type="string">
            <text:p>#sec</text:p>
          </table:table-cell>
          <table:table-cell table:style-name="ce2" office:value-type="string">
            <text:p>#auth</text:p>
          </table:table-cell>
          <table:table-cell table:style-name="ce2" office:value-type="string">
            <text:p>#other</text:p>
          </table:table-cell>
          <table:table-cell table:style-name="ce2" office:value-type="string">
            <text:p>generation</text:p>
          </table:table-cell>
          <table:table-cell table:style-name="ce2" office:value-type="string">
            <text:p>checking</text:p>
          </table:table-cell>
          <table:table-cell table:style-name="ce2" office:value-type="string">
            <text:p>outcome</text:p>
          </table:table-cell>
          <table:table-cell table:style-name="ce2" office:value-type="string">
            <text:p>#chain</text:p>
          </table:table-cell>
          <table:table-cell table:style-name="ce2" office:value-type="string">
            <text:p>#forward</text:p>
          </table:table-cell>
          <table:table-cell table:style-name="ce2"/>
          <table:table-cell table:style-name="ce2" office:value-type="string">
            <text:p>generation</text:p>
          </table:table-cell>
          <table:table-cell table:style-name="ce2" office:value-type="string">
            <text:p>checking</text:p>
          </table:table-cell>
          <table:table-cell table:style-name="ce2" office:value-type="string">
            <text:p>outcome</text:p>
          </table:table-cell>
          <table:table-cell table:style-name="ce2" office:value-type="string">
            <text:p>#chain</text:p>
          </table:table-cell>
          <table:table-cell table:style-name="ce2" office:value-type="string">
            <text:p>#forward</text:p>
          </table:table-cell>
          <table:table-cell table:style-name="ce1"/>
          <table:table-cell table:style-name="ce2" office:value-type="string">
            <text:p>generation</text:p>
          </table:table-cell>
          <table:table-cell table:style-name="ce2" office:value-type="string">
            <text:p>checking</text:p>
          </table:table-cell>
          <table:table-cell table:style-name="ce2" office:value-type="string">
            <text:p>outcome</text:p>
          </table:table-cell>
          <table:table-cell table:style-name="ce2" office:value-type="string">
            <text:p>#chain</text:p>
          </table:table-cell>
          <table:table-cell table:style-name="ce2" office:value-type="string">
            <text:p>#forward</text:p>
          </table:table-cell>
          <table:table-cell table:style-name="ce2"/>
          <table:table-cell table:style-name="ce2" office:value-type="string">
            <text:p>generation</text:p>
          </table:table-cell>
          <table:table-cell table:style-name="ce2" office:value-type="string">
            <text:p>checking</text:p>
          </table:table-cell>
          <table:table-cell table:style-name="ce2" office:value-type="string">
            <text:p>outcome</text:p>
          </table:table-cell>
          <table:table-cell table:style-name="ce2" office:value-type="string">
            <text:p>#chain</text:p>
          </table:table-cell>
          <table:table-cell table:style-name="ce2" office:value-type="string">
            <text:p>#forward</text:p>
          </table:table-cell>
          <table:table-cell table:style-name="ce2" table:number-columns-repeated="99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table:formula="of:=TRIM(INDIRECT(CONCATENATE(&quot;'Original Results'.$A&quot;; [.F$2]+[.$A4])))" office:value-type="string" office:string-value="CR_paper">
            <text:p>CR_paper</text:p>
          </table:table-cell>
          <table:table-cell table:style-name="ce1" table:formula="of:=INDIRECT(CONCATENATE(&quot;'Original Results'.$C&quot;; [.F$2]+[.$A4]))" office:value-type="float" office:value="3">
            <text:p>3</text:p>
          </table:table-cell>
          <table:table-cell table:style-name="ce1" table:formula="of:=INDIRECT(CONCATENATE(&quot;'Original Results'.$D&quot;; [.F$2]+[.$A4]))" office:value-type="float" office:value="2">
            <text:p>2</text:p>
          </table:table-cell>
          <table:table-cell table:style-name="ce1" table:formula="of:=INDIRECT(CONCATENATE(&quot;'Original Results'.$E&quot;; [.F$2]+[.$A4]))" office:value-type="float" office:value="2">
            <text:p>2</text:p>
          </table:table-cell>
          <table:table-cell table:style-name="ce1" table:formula="of:=VALUE(MID(INDIRECT(CONCATENATE(&quot;'Original Results'.$F&quot;; [.F$2]+[.$A4]));1;LEN(INDIRECT(CONCATENATE(&quot;'Original Results'.$F&quot;; [.F$2]+[.$A4]))) - 2))" office:value-type="float" office:value="0.003801">
            <text:p>0</text:p>
          </table:table-cell>
          <table:table-cell table:style-name="ce1" table:formula="of:=VALUE(MID(INDIRECT(CONCATENATE(&quot;'Original Results'.$J&quot;; [.G$2]+[.$A4]));1;LEN(INDIRECT(CONCATENATE(&quot;'Original Results'.$J&quot;; [.G$2]+[.$A4]))) - 2))" office:value-type="float" office:value="7.190527">
            <text:p>7.19</text:p>
          </table:table-cell>
          <table:table-cell table:style-name="ce1" table:formula="of:=TRIM(INDIRECT(CONCATENATE(&quot;'Original Results'.$K&quot;; [.G$2]+[.$A4])))" office:value-type="string" office:string-value="checked">
            <text:p>checked</text:p>
          </table:table-cell>
          <table:table-cell table:style-name="ce1" table:formula="of:=INDIRECT(CONCATENATE(&quot;'Original Results'.$G&quot;; [.F$2]+[.$A4]))" office:value-type="float" office:value="10">
            <text:p>10</text:p>
          </table:table-cell>
          <table:table-cell table:style-name="ce1" table:formula="of:=INDIRECT(CONCATENATE(&quot;'Original Results'.$H&quot;; [.F$2]+[.$A4]))" office:value-type="float" office:value="5">
            <text:p>5</text:p>
          </table:table-cell>
          <table:table-cell table:style-name="ce1"/>
          <table:table-cell table:style-name="ce1" table:formula="of:=VALUE(MID(INDIRECT(CONCATENATE(&quot;'Original Results'.$F&quot;; [.L$2]+[.$A4]));1;LEN(INDIRECT(CONCATENATE(&quot;'Original Results'.$F&quot;; [.L$2]+[.$A4]))) - 2))" office:value-type="float" office:value="0.0027">
            <text:p>0</text:p>
          </table:table-cell>
          <table:table-cell table:style-name="ce1" table:formula="of:=VALUE(MID(INDIRECT(CONCATENATE(&quot;'Original Results'.$J&quot;; [.M$2]+[.$A4]));1;LEN(INDIRECT(CONCATENATE(&quot;'Original Results'.$J&quot;; [.M$2]+[.$A4]))) - 2))" office:value-type="float" office:value="7.864301">
            <text:p>7.86</text:p>
          </table:table-cell>
          <table:table-cell table:style-name="ce1" table:formula="of:=TRIM(INDIRECT(CONCATENATE(&quot;'Original Results'.$K&quot;; [.M$2]+[.$A4])))" office:value-type="string" office:string-value="checked">
            <text:p>checked</text:p>
          </table:table-cell>
          <table:table-cell table:style-name="ce1" table:formula="of:=INDIRECT(CONCATENATE(&quot;'Original Results'.$G&quot;; [.L$2]+[.$A4]))" office:value-type="float" office:value="19">
            <text:p>19</text:p>
          </table:table-cell>
          <table:table-cell table:style-name="ce1" table:formula="of:=INDIRECT(CONCATENATE(&quot;'Original Results'.$H&quot;; [.L$2]+[.$A4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R$2]+[.$A4]));1;LEN(INDIRECT(CONCATENATE(&quot;'Original Results'.$F&quot;; [.R$2]+[.$A4]))) - 2))" office:value-type="float" office:value="0.002111">
            <text:p>0</text:p>
          </table:table-cell>
          <table:table-cell table:style-name="ce1" table:formula="of:=VALUE(MID(INDIRECT(CONCATENATE(&quot;'Original Results'.$J&quot;; [.S$2]+[.$A4]));1;LEN(INDIRECT(CONCATENATE(&quot;'Original Results'.$J&quot;; [.S$2]+[.$A4]))) - 2))" office:value-type="float" office:value="7.747032">
            <text:p>7.75</text:p>
          </table:table-cell>
          <table:table-cell table:style-name="ce1" table:formula="of:=TRIM(INDIRECT(CONCATENATE(&quot;'Original Results'.$K&quot;; [.S$2]+[.$A4])))" office:value-type="string" office:string-value="checked">
            <text:p>checked</text:p>
          </table:table-cell>
          <table:table-cell table:style-name="ce1" table:formula="of:=INDIRECT(CONCATENATE(&quot;'Original Results'.$G&quot;; [.R$2]+[.$A4]))" office:value-type="float" office:value="10">
            <text:p>10</text:p>
          </table:table-cell>
          <table:table-cell table:style-name="ce1" table:formula="of:=INDIRECT(CONCATENATE(&quot;'Original Results'.$H&quot;; [.R$2]+[.$A4]))" office:value-type="float" office:value="5">
            <text:p>5</text:p>
          </table:table-cell>
          <table:table-cell table:style-name="ce1"/>
          <table:table-cell table:style-name="ce1" table:formula="of:=VALUE(MID(INDIRECT(CONCATENATE(&quot;'Original Results'.$F&quot;; [.X$2]+[.$A4]));1;LEN(INDIRECT(CONCATENATE(&quot;'Original Results'.$F&quot;; [.X$2]+[.$A4]))) - 2))" office:value-type="float" office:value="0.0031">
            <text:p>0</text:p>
          </table:table-cell>
          <table:table-cell table:style-name="ce1" table:formula="of:=VALUE(MID(INDIRECT(CONCATENATE(&quot;'Original Results'.$J&quot;; [.Y$2]+[.$A4]));1;LEN(INDIRECT(CONCATENATE(&quot;'Original Results'.$J&quot;; [.Y$2]+[.$A4]))) - 2))" office:value-type="float" office:value="7.302657">
            <text:p>7.3</text:p>
          </table:table-cell>
          <table:table-cell table:style-name="ce1" table:formula="of:=TRIM(INDIRECT(CONCATENATE(&quot;'Original Results'.$K&quot;; [.Y$2]+[.$A4])))" office:value-type="string" office:string-value="checked">
            <text:p>checked</text:p>
          </table:table-cell>
          <table:table-cell table:style-name="ce1" table:formula="of:=INDIRECT(CONCATENATE(&quot;'Original Results'.$G&quot;; [.X$2]+[.$A4]))" office:value-type="float" office:value="19">
            <text:p>19</text:p>
          </table:table-cell>
          <table:table-cell table:style-name="ce1" table:formula="of:=INDIRECT(CONCATENATE(&quot;'Original Results'.$H&quot;; [.X$2]+[.$A4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table:formula="of:=TRIM(INDIRECT(CONCATENATE(&quot;'Original Results'.$A&quot;; [.F$2]+[.$A5])))" office:value-type="string" office:string-value="NS_Public">
            <text:p>NS_Public</text:p>
          </table:table-cell>
          <table:table-cell table:style-name="ce1" table:formula="of:=INDIRECT(CONCATENATE(&quot;'Original Results'.$C&quot;; [.F$2]+[.$A5]))" office:value-type="float" office:value="8">
            <text:p>8</text:p>
          </table:table-cell>
          <table:table-cell table:style-name="ce1" table:formula="of:=INDIRECT(CONCATENATE(&quot;'Original Results'.$D&quot;; [.F$2]+[.$A5]))" office:value-type="float" office:value="2">
            <text:p>2</text:p>
          </table:table-cell>
          <table:table-cell table:style-name="ce1" table:formula="of:=INDIRECT(CONCATENATE(&quot;'Original Results'.$E&quot;; [.F$2]+[.$A5]))" office:value-type="float" office:value="1">
            <text:p>1</text:p>
          </table:table-cell>
          <table:table-cell table:style-name="ce1" table:formula="of:=VALUE(MID(INDIRECT(CONCATENATE(&quot;'Original Results'.$F&quot;; [.F$2]+[.$A5]));1;LEN(INDIRECT(CONCATENATE(&quot;'Original Results'.$F&quot;; [.F$2]+[.$A5]))) - 2))" office:value-type="float" office:value="0.017453">
            <text:p>0.02</text:p>
          </table:table-cell>
          <table:table-cell table:style-name="ce1" table:formula="of:=VALUE(MID(INDIRECT(CONCATENATE(&quot;'Original Results'.$J&quot;; [.G$2]+[.$A5]));1;LEN(INDIRECT(CONCATENATE(&quot;'Original Results'.$J&quot;; [.G$2]+[.$A5]))) - 2))" office:value-type="float" office:value="13.931356">
            <text:p>13.93</text:p>
          </table:table-cell>
          <table:table-cell table:style-name="ce1" table:formula="of:=TRIM(INDIRECT(CONCATENATE(&quot;'Original Results'.$K&quot;; [.G$2]+[.$A5])))" office:value-type="string" office:string-value="checked">
            <text:p>checked</text:p>
          </table:table-cell>
          <table:table-cell table:style-name="ce1" table:formula="of:=INDIRECT(CONCATENATE(&quot;'Original Results'.$G&quot;; [.F$2]+[.$A5]))" office:value-type="float" office:value="20">
            <text:p>20</text:p>
          </table:table-cell>
          <table:table-cell table:style-name="ce1" table:formula="of:=INDIRECT(CONCATENATE(&quot;'Original Results'.$H&quot;; [.F$2]+[.$A5]))" office:value-type="float" office:value="14">
            <text:p>14</text:p>
          </table:table-cell>
          <table:table-cell table:style-name="ce1"/>
          <table:table-cell table:style-name="ce1" table:formula="of:=VALUE(MID(INDIRECT(CONCATENATE(&quot;'Original Results'.$F&quot;; [.L$2]+[.$A5]));1;LEN(INDIRECT(CONCATENATE(&quot;'Original Results'.$F&quot;; [.L$2]+[.$A5]))) - 2))" office:value-type="float" office:value="0.376285">
            <text:p>0.38</text:p>
          </table:table-cell>
          <table:table-cell table:style-name="ce1" table:formula="of:=VALUE(MID(INDIRECT(CONCATENATE(&quot;'Original Results'.$J&quot;; [.M$2]+[.$A5]));1;LEN(INDIRECT(CONCATENATE(&quot;'Original Results'.$J&quot;; [.M$2]+[.$A5]))) - 2))" office:value-type="float" office:value="26.852176">
            <text:p>26.85</text:p>
          </table:table-cell>
          <table:table-cell table:style-name="ce1" table:formula="of:=TRIM(INDIRECT(CONCATENATE(&quot;'Original Results'.$K&quot;; [.M$2]+[.$A5])))" office:value-type="string" office:string-value="checked">
            <text:p>checked</text:p>
          </table:table-cell>
          <table:table-cell table:style-name="ce1" table:formula="of:=INDIRECT(CONCATENATE(&quot;'Original Results'.$G&quot;; [.L$2]+[.$A5]))" office:value-type="float" office:value="66">
            <text:p>66</text:p>
          </table:table-cell>
          <table:table-cell table:style-name="ce1" table:formula="of:=INDIRECT(CONCATENATE(&quot;'Original Results'.$H&quot;; [.L$2]+[.$A5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R$2]+[.$A5]));1;LEN(INDIRECT(CONCATENATE(&quot;'Original Results'.$F&quot;; [.R$2]+[.$A5]))) - 2))" office:value-type="float" office:value="0.016597">
            <text:p>0.02</text:p>
          </table:table-cell>
          <table:table-cell table:style-name="ce1" table:formula="of:=VALUE(MID(INDIRECT(CONCATENATE(&quot;'Original Results'.$J&quot;; [.S$2]+[.$A5]));1;LEN(INDIRECT(CONCATENATE(&quot;'Original Results'.$J&quot;; [.S$2]+[.$A5]))) - 2))" office:value-type="float" office:value="13.66645">
            <text:p>13.67</text:p>
          </table:table-cell>
          <table:table-cell table:style-name="ce1" table:formula="of:=TRIM(INDIRECT(CONCATENATE(&quot;'Original Results'.$K&quot;; [.S$2]+[.$A5])))" office:value-type="string" office:string-value="checked">
            <text:p>checked</text:p>
          </table:table-cell>
          <table:table-cell table:style-name="ce1" table:formula="of:=INDIRECT(CONCATENATE(&quot;'Original Results'.$G&quot;; [.R$2]+[.$A5]))" office:value-type="float" office:value="21">
            <text:p>21</text:p>
          </table:table-cell>
          <table:table-cell table:style-name="ce1" table:formula="of:=INDIRECT(CONCATENATE(&quot;'Original Results'.$H&quot;; [.R$2]+[.$A5]))" office:value-type="float" office:value="15">
            <text:p>15</text:p>
          </table:table-cell>
          <table:table-cell table:style-name="ce1"/>
          <table:table-cell table:style-name="ce1" table:formula="of:=VALUE(MID(INDIRECT(CONCATENATE(&quot;'Original Results'.$F&quot;; [.X$2]+[.$A5]));1;LEN(INDIRECT(CONCATENATE(&quot;'Original Results'.$F&quot;; [.X$2]+[.$A5]))) - 2))" office:value-type="float" office:value="0.093467">
            <text:p>0.09</text:p>
          </table:table-cell>
          <table:table-cell table:style-name="ce1" table:formula="of:=VALUE(MID(INDIRECT(CONCATENATE(&quot;'Original Results'.$J&quot;; [.Y$2]+[.$A5]));1;LEN(INDIRECT(CONCATENATE(&quot;'Original Results'.$J&quot;; [.Y$2]+[.$A5]))) - 2))" office:value-type="float" office:value="51.620092">
            <text:p>51.62</text:p>
          </table:table-cell>
          <table:table-cell table:style-name="ce1" table:formula="of:=TRIM(INDIRECT(CONCATENATE(&quot;'Original Results'.$K&quot;; [.Y$2]+[.$A5])))" office:value-type="string" office:string-value="checked">
            <text:p>checked</text:p>
          </table:table-cell>
          <table:table-cell table:style-name="ce1" table:formula="of:=INDIRECT(CONCATENATE(&quot;'Original Results'.$G&quot;; [.X$2]+[.$A5]))" office:value-type="float" office:value="123">
            <text:p>123</text:p>
          </table:table-cell>
          <table:table-cell table:style-name="ce1" table:formula="of:=INDIRECT(CONCATENATE(&quot;'Original Results'.$H&quot;; [.X$2]+[.$A5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table:formula="of:=TRIM(INDIRECT(CONCATENATE(&quot;'Original Results'.$A&quot;; [.F$2]+[.$A6])))" office:value-type="string" office:string-value="WMF">
            <text:p>WMF</text:p>
          </table:table-cell>
          <table:table-cell table:style-name="ce1" table:formula="of:=INDIRECT(CONCATENATE(&quot;'Original Results'.$C&quot;; [.F$2]+[.$A6]))" office:value-type="float" office:value="7">
            <text:p>7</text:p>
          </table:table-cell>
          <table:table-cell table:style-name="ce1" table:formula="of:=INDIRECT(CONCATENATE(&quot;'Original Results'.$D&quot;; [.F$2]+[.$A6]))" office:value-type="float" office:value="1">
            <text:p>1</text:p>
          </table:table-cell>
          <table:table-cell table:style-name="ce1" table:formula="of:=INDIRECT(CONCATENATE(&quot;'Original Results'.$E&quot;; [.F$2]+[.$A6]))" office:value-type="float" office:value="1">
            <text:p>1</text:p>
          </table:table-cell>
          <table:table-cell table:style-name="ce1" table:formula="of:=VALUE(MID(INDIRECT(CONCATENATE(&quot;'Original Results'.$F&quot;; [.F$2]+[.$A6]));1;LEN(INDIRECT(CONCATENATE(&quot;'Original Results'.$F&quot;; [.F$2]+[.$A6]))) - 2))" office:value-type="float" office:value="0.01076">
            <text:p>0.01</text:p>
          </table:table-cell>
          <table:table-cell table:style-name="ce1" table:formula="of:=VALUE(MID(INDIRECT(CONCATENATE(&quot;'Original Results'.$J&quot;; [.G$2]+[.$A6]));1;LEN(INDIRECT(CONCATENATE(&quot;'Original Results'.$J&quot;; [.G$2]+[.$A6]))) - 2))" office:value-type="float" office:value="15.016675">
            <text:p>15.02</text:p>
          </table:table-cell>
          <table:table-cell table:style-name="ce1" table:formula="of:=TRIM(INDIRECT(CONCATENATE(&quot;'Original Results'.$K&quot;; [.G$2]+[.$A6])))" office:value-type="string" office:string-value="checked">
            <text:p>checked</text:p>
          </table:table-cell>
          <table:table-cell table:style-name="ce1" table:formula="of:=INDIRECT(CONCATENATE(&quot;'Original Results'.$G&quot;; [.F$2]+[.$A6]))" office:value-type="float" office:value="16">
            <text:p>16</text:p>
          </table:table-cell>
          <table:table-cell table:style-name="ce1" table:formula="of:=INDIRECT(CONCATENATE(&quot;'Original Results'.$H&quot;; [.F$2]+[.$A6]))" office:value-type="float" office:value="7">
            <text:p>7</text:p>
          </table:table-cell>
          <table:table-cell table:style-name="ce1"/>
          <table:table-cell table:style-name="ce1" table:formula="of:=VALUE(MID(INDIRECT(CONCATENATE(&quot;'Original Results'.$F&quot;; [.L$2]+[.$A6]));1;LEN(INDIRECT(CONCATENATE(&quot;'Original Results'.$F&quot;; [.L$2]+[.$A6]))) - 2))" office:value-type="float" office:value="0.01232">
            <text:p>0.01</text:p>
          </table:table-cell>
          <table:table-cell table:style-name="ce1" table:formula="of:=VALUE(MID(INDIRECT(CONCATENATE(&quot;'Original Results'.$J&quot;; [.M$2]+[.$A6]));1;LEN(INDIRECT(CONCATENATE(&quot;'Original Results'.$J&quot;; [.M$2]+[.$A6]))) - 2))" office:value-type="float" office:value="19.395634">
            <text:p>19.4</text:p>
          </table:table-cell>
          <table:table-cell table:style-name="ce1" table:formula="of:=TRIM(INDIRECT(CONCATENATE(&quot;'Original Results'.$K&quot;; [.M$2]+[.$A6])))" office:value-type="string" office:string-value="checked">
            <text:p>checked</text:p>
          </table:table-cell>
          <table:table-cell table:style-name="ce1" table:formula="of:=INDIRECT(CONCATENATE(&quot;'Original Results'.$G&quot;; [.L$2]+[.$A6]))" office:value-type="float" office:value="31">
            <text:p>31</text:p>
          </table:table-cell>
          <table:table-cell table:style-name="ce1" table:formula="of:=INDIRECT(CONCATENATE(&quot;'Original Results'.$H&quot;; [.L$2]+[.$A6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R$2]+[.$A6]));1;LEN(INDIRECT(CONCATENATE(&quot;'Original Results'.$F&quot;; [.R$2]+[.$A6]))) - 2))" office:value-type="float" office:value="0.006655">
            <text:p>0.01</text:p>
          </table:table-cell>
          <table:table-cell table:style-name="ce1" table:formula="of:=VALUE(MID(INDIRECT(CONCATENATE(&quot;'Original Results'.$J&quot;; [.S$2]+[.$A6]));1;LEN(INDIRECT(CONCATENATE(&quot;'Original Results'.$J&quot;; [.S$2]+[.$A6]))) - 2))" office:value-type="float" office:value="16.106689">
            <text:p>16.11</text:p>
          </table:table-cell>
          <table:table-cell table:style-name="ce1" table:formula="of:=TRIM(INDIRECT(CONCATENATE(&quot;'Original Results'.$K&quot;; [.S$2]+[.$A6])))" office:value-type="string" office:string-value="checked">
            <text:p>checked</text:p>
          </table:table-cell>
          <table:table-cell table:style-name="ce1" table:formula="of:=INDIRECT(CONCATENATE(&quot;'Original Results'.$G&quot;; [.R$2]+[.$A6]))" office:value-type="float" office:value="16">
            <text:p>16</text:p>
          </table:table-cell>
          <table:table-cell table:style-name="ce1" table:formula="of:=INDIRECT(CONCATENATE(&quot;'Original Results'.$H&quot;; [.R$2]+[.$A6]))" office:value-type="float" office:value="7">
            <text:p>7</text:p>
          </table:table-cell>
          <table:table-cell table:style-name="ce1"/>
          <table:table-cell table:style-name="ce1" table:formula="of:=VALUE(MID(INDIRECT(CONCATENATE(&quot;'Original Results'.$F&quot;; [.X$2]+[.$A6]));1;LEN(INDIRECT(CONCATENATE(&quot;'Original Results'.$F&quot;; [.X$2]+[.$A6]))) - 2))" office:value-type="float" office:value="0.011424">
            <text:p>0.01</text:p>
          </table:table-cell>
          <table:table-cell table:style-name="ce1" table:formula="of:=VALUE(MID(INDIRECT(CONCATENATE(&quot;'Original Results'.$J&quot;; [.Y$2]+[.$A6]));1;LEN(INDIRECT(CONCATENATE(&quot;'Original Results'.$J&quot;; [.Y$2]+[.$A6]))) - 2))" office:value-type="float" office:value="19.343786">
            <text:p>19.34</text:p>
          </table:table-cell>
          <table:table-cell table:style-name="ce1" table:formula="of:=TRIM(INDIRECT(CONCATENATE(&quot;'Original Results'.$K&quot;; [.Y$2]+[.$A6])))" office:value-type="string" office:string-value="checked">
            <text:p>checked</text:p>
          </table:table-cell>
          <table:table-cell table:style-name="ce1" table:formula="of:=INDIRECT(CONCATENATE(&quot;'Original Results'.$G&quot;; [.X$2]+[.$A6]))" office:value-type="float" office:value="31">
            <text:p>31</text:p>
          </table:table-cell>
          <table:table-cell table:style-name="ce1" table:formula="of:=INDIRECT(CONCATENATE(&quot;'Original Results'.$H&quot;; [.X$2]+[.$A6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TRIM(INDIRECT(CONCATENATE(&quot;'Original Results'.$A&quot;; [.F$2]+[.$A7])))" office:value-type="string" office:string-value="BKE">
            <text:p>BKE</text:p>
          </table:table-cell>
          <table:table-cell table:style-name="ce1" table:formula="of:=INDIRECT(CONCATENATE(&quot;'Original Results'.$C&quot;; [.F$2]+[.$A7]))" office:value-type="float" office:value="12">
            <text:p>12</text:p>
          </table:table-cell>
          <table:table-cell table:style-name="ce1" table:formula="of:=INDIRECT(CONCATENATE(&quot;'Original Results'.$D&quot;; [.F$2]+[.$A7]))" office:value-type="float" office:value="2">
            <text:p>2</text:p>
          </table:table-cell>
          <table:table-cell table:style-name="ce1" table:formula="of:=INDIRECT(CONCATENATE(&quot;'Original Results'.$E&quot;; [.F$2]+[.$A7]))" office:value-type="float" office:value="1">
            <text:p>1</text:p>
          </table:table-cell>
          <table:table-cell table:style-name="ce1" table:formula="of:=VALUE(MID(INDIRECT(CONCATENATE(&quot;'Original Results'.$F&quot;; [.F$2]+[.$A7]));1;LEN(INDIRECT(CONCATENATE(&quot;'Original Results'.$F&quot;; [.F$2]+[.$A7]))) - 2))" office:value-type="float" office:value="0.04224">
            <text:p>0.04</text:p>
          </table:table-cell>
          <table:table-cell table:style-name="ce1" table:formula="of:=VALUE(MID(INDIRECT(CONCATENATE(&quot;'Original Results'.$J&quot;; [.G$2]+[.$A7]));1;LEN(INDIRECT(CONCATENATE(&quot;'Original Results'.$J&quot;; [.G$2]+[.$A7]))) - 2))" office:value-type="float" office:value="25.167991">
            <text:p>25.17</text:p>
          </table:table-cell>
          <table:table-cell table:style-name="ce1" table:formula="of:=TRIM(INDIRECT(CONCATENATE(&quot;'Original Results'.$K&quot;; [.G$2]+[.$A7])))" office:value-type="string" office:string-value="checked">
            <text:p>checked</text:p>
          </table:table-cell>
          <table:table-cell table:style-name="ce1" table:formula="of:=INDIRECT(CONCATENATE(&quot;'Original Results'.$G&quot;; [.F$2]+[.$A7]))" office:value-type="float" office:value="25">
            <text:p>25</text:p>
          </table:table-cell>
          <table:table-cell table:style-name="ce1" table:formula="of:=INDIRECT(CONCATENATE(&quot;'Original Results'.$H&quot;; [.F$2]+[.$A7]))" office:value-type="float" office:value="23">
            <text:p>23</text:p>
          </table:table-cell>
          <table:table-cell table:style-name="ce1"/>
          <table:table-cell table:style-name="ce1" table:formula="of:=VALUE(MID(INDIRECT(CONCATENATE(&quot;'Original Results'.$F&quot;; [.L$2]+[.$A7]));1;LEN(INDIRECT(CONCATENATE(&quot;'Original Results'.$F&quot;; [.L$2]+[.$A7]))) - 2))" office:value-type="float" office:value="0.114169">
            <text:p>0.11</text:p>
          </table:table-cell>
          <table:table-cell table:style-name="ce1" table:formula="of:=VALUE(MID(INDIRECT(CONCATENATE(&quot;'Original Results'.$J&quot;; [.M$2]+[.$A7]));1;LEN(INDIRECT(CONCATENATE(&quot;'Original Results'.$J&quot;; [.M$2]+[.$A7]))) - 2))" office:value-type="float" office:value="28.108576">
            <text:p>28.11</text:p>
          </table:table-cell>
          <table:table-cell table:style-name="ce1" table:formula="of:=TRIM(INDIRECT(CONCATENATE(&quot;'Original Results'.$K&quot;; [.M$2]+[.$A7])))" office:value-type="string" office:string-value="checked">
            <text:p>checked</text:p>
          </table:table-cell>
          <table:table-cell table:style-name="ce1" table:formula="of:=INDIRECT(CONCATENATE(&quot;'Original Results'.$G&quot;; [.L$2]+[.$A7]))" office:value-type="float" office:value="89">
            <text:p>89</text:p>
          </table:table-cell>
          <table:table-cell table:style-name="ce1" table:formula="of:=INDIRECT(CONCATENATE(&quot;'Original Results'.$H&quot;; [.L$2]+[.$A7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R$2]+[.$A7]));1;LEN(INDIRECT(CONCATENATE(&quot;'Original Results'.$F&quot;; [.R$2]+[.$A7]))) - 2))" office:value-type="float" office:value="0.051544">
            <text:p>0.05</text:p>
          </table:table-cell>
          <table:table-cell table:style-name="ce1" table:formula="of:=VALUE(MID(INDIRECT(CONCATENATE(&quot;'Original Results'.$J&quot;; [.S$2]+[.$A7]));1;LEN(INDIRECT(CONCATENATE(&quot;'Original Results'.$J&quot;; [.S$2]+[.$A7]))) - 2))" office:value-type="float" office:value="18.490366">
            <text:p>18.49</text:p>
          </table:table-cell>
          <table:table-cell table:style-name="ce1" table:formula="of:=TRIM(INDIRECT(CONCATENATE(&quot;'Original Results'.$K&quot;; [.S$2]+[.$A7])))" office:value-type="string" office:string-value="checked">
            <text:p>checked</text:p>
          </table:table-cell>
          <table:table-cell table:style-name="ce1" table:formula="of:=INDIRECT(CONCATENATE(&quot;'Original Results'.$G&quot;; [.R$2]+[.$A7]))" office:value-type="float" office:value="26">
            <text:p>26</text:p>
          </table:table-cell>
          <table:table-cell table:style-name="ce1" table:formula="of:=INDIRECT(CONCATENATE(&quot;'Original Results'.$H&quot;; [.R$2]+[.$A7]))" office:value-type="float" office:value="24">
            <text:p>24</text:p>
          </table:table-cell>
          <table:table-cell table:style-name="ce1"/>
          <table:table-cell table:style-name="ce1" table:formula="of:=VALUE(MID(INDIRECT(CONCATENATE(&quot;'Original Results'.$F&quot;; [.X$2]+[.$A7]));1;LEN(INDIRECT(CONCATENATE(&quot;'Original Results'.$F&quot;; [.X$2]+[.$A7]))) - 2))" office:value-type="float" office:value="0.059411">
            <text:p>0.06</text:p>
          </table:table-cell>
          <table:table-cell table:style-name="ce1" table:formula="of:=VALUE(MID(INDIRECT(CONCATENATE(&quot;'Original Results'.$J&quot;; [.Y$2]+[.$A7]));1;LEN(INDIRECT(CONCATENATE(&quot;'Original Results'.$J&quot;; [.Y$2]+[.$A7]))) - 2))" office:value-type="float" office:value="46.408191">
            <text:p>46.41</text:p>
          </table:table-cell>
          <table:table-cell table:style-name="ce1" table:formula="of:=TRIM(INDIRECT(CONCATENATE(&quot;'Original Results'.$K&quot;; [.Y$2]+[.$A7])))" office:value-type="string" office:string-value="checked">
            <text:p>checked</text:p>
          </table:table-cell>
          <table:table-cell table:style-name="ce1" table:formula="of:=INDIRECT(CONCATENATE(&quot;'Original Results'.$G&quot;; [.X$2]+[.$A7]))" office:value-type="float" office:value="141">
            <text:p>141</text:p>
          </table:table-cell>
          <table:table-cell table:style-name="ce1" table:formula="of:=INDIRECT(CONCATENATE(&quot;'Original Results'.$H&quot;; [.X$2]+[.$A7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table:formula="of:=TRIM(INDIRECT(CONCATENATE(&quot;'Original Results'.$A&quot;; [.F$2]+[.$A8])))" office:value-type="string" office:string-value="Yahalom2">
            <text:p>Yahalom2</text:p>
          </table:table-cell>
          <table:table-cell table:style-name="ce1" table:formula="of:=INDIRECT(CONCATENATE(&quot;'Original Results'.$C&quot;; [.F$2]+[.$A8]))" office:value-type="float" office:value="9">
            <text:p>9</text:p>
          </table:table-cell>
          <table:table-cell table:style-name="ce1" table:formula="of:=INDIRECT(CONCATENATE(&quot;'Original Results'.$D&quot;; [.F$2]+[.$A8]))" office:value-type="float" office:value="2">
            <text:p>2</text:p>
          </table:table-cell>
          <table:table-cell table:style-name="ce1" table:formula="of:=INDIRECT(CONCATENATE(&quot;'Original Results'.$E&quot;; [.F$2]+[.$A8]))" office:value-type="float" office:value="1">
            <text:p>1</text:p>
          </table:table-cell>
          <table:table-cell table:style-name="ce1" table:formula="of:=VALUE(MID(INDIRECT(CONCATENATE(&quot;'Original Results'.$F&quot;; [.F$2]+[.$A8]));1;LEN(INDIRECT(CONCATENATE(&quot;'Original Results'.$F&quot;; [.F$2]+[.$A8]))) - 2))" office:value-type="float" office:value="0.110368">
            <text:p>0.11</text:p>
          </table:table-cell>
          <table:table-cell table:style-name="ce1" table:formula="of:=VALUE(MID(INDIRECT(CONCATENATE(&quot;'Original Results'.$J&quot;; [.G$2]+[.$A8]));1;LEN(INDIRECT(CONCATENATE(&quot;'Original Results'.$J&quot;; [.G$2]+[.$A8]))) - 2))" office:value-type="float" office:value="31.479984">
            <text:p>31.48</text:p>
          </table:table-cell>
          <table:table-cell table:style-name="ce1" table:formula="of:=TRIM(INDIRECT(CONCATENATE(&quot;'Original Results'.$K&quot;; [.G$2]+[.$A8])))" office:value-type="string" office:string-value="checked">
            <text:p>checked</text:p>
          </table:table-cell>
          <table:table-cell table:style-name="ce1" table:formula="of:=INDIRECT(CONCATENATE(&quot;'Original Results'.$G&quot;; [.F$2]+[.$A8]))" office:value-type="float" office:value="22">
            <text:p>22</text:p>
          </table:table-cell>
          <table:table-cell table:style-name="ce1" table:formula="of:=INDIRECT(CONCATENATE(&quot;'Original Results'.$H&quot;; [.F$2]+[.$A8]))" office:value-type="float" office:value="11">
            <text:p>11</text:p>
          </table:table-cell>
          <table:table-cell table:style-name="ce1"/>
          <table:table-cell table:style-name="ce1" table:formula="of:=VALUE(MID(INDIRECT(CONCATENATE(&quot;'Original Results'.$F&quot;; [.L$2]+[.$A8]));1;LEN(INDIRECT(CONCATENATE(&quot;'Original Results'.$F&quot;; [.L$2]+[.$A8]))) - 2))" office:value-type="float" office:value="1.187505">
            <text:p>1.19</text:p>
          </table:table-cell>
          <table:table-cell table:style-name="ce1" table:formula="of:=VALUE(MID(INDIRECT(CONCATENATE(&quot;'Original Results'.$J&quot;; [.M$2]+[.$A8]));1;LEN(INDIRECT(CONCATENATE(&quot;'Original Results'.$J&quot;; [.M$2]+[.$A8]))) - 2))" office:value-type="float" office:value="66.351897">
            <text:p>66.35</text:p>
          </table:table-cell>
          <table:table-cell table:style-name="ce1" table:formula="of:=TRIM(INDIRECT(CONCATENATE(&quot;'Original Results'.$K&quot;; [.M$2]+[.$A8])))" office:value-type="string" office:string-value="checked">
            <text:p>checked</text:p>
          </table:table-cell>
          <table:table-cell table:style-name="ce1" table:formula="of:=INDIRECT(CONCATENATE(&quot;'Original Results'.$G&quot;; [.L$2]+[.$A8]))" office:value-type="float" office:value="45">
            <text:p>45</text:p>
          </table:table-cell>
          <table:table-cell table:style-name="ce1" table:formula="of:=INDIRECT(CONCATENATE(&quot;'Original Results'.$H&quot;; [.L$2]+[.$A8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R$2]+[.$A8]));1;LEN(INDIRECT(CONCATENATE(&quot;'Original Results'.$F&quot;; [.R$2]+[.$A8]))) - 2))" office:value-type="float" office:value="0.028332">
            <text:p>0.03</text:p>
          </table:table-cell>
          <table:table-cell table:style-name="ce1" table:formula="of:=VALUE(MID(INDIRECT(CONCATENATE(&quot;'Original Results'.$J&quot;; [.S$2]+[.$A8]));1;LEN(INDIRECT(CONCATENATE(&quot;'Original Results'.$J&quot;; [.S$2]+[.$A8]))) - 2))" office:value-type="float" office:value="39.149443">
            <text:p>39.15</text:p>
          </table:table-cell>
          <table:table-cell table:style-name="ce1" table:formula="of:=TRIM(INDIRECT(CONCATENATE(&quot;'Original Results'.$K&quot;; [.S$2]+[.$A8])))" office:value-type="string" office:string-value="checked">
            <text:p>checked</text:p>
          </table:table-cell>
          <table:table-cell table:style-name="ce1" table:formula="of:=INDIRECT(CONCATENATE(&quot;'Original Results'.$G&quot;; [.R$2]+[.$A8]))" office:value-type="float" office:value="23">
            <text:p>23</text:p>
          </table:table-cell>
          <table:table-cell table:style-name="ce1" table:formula="of:=INDIRECT(CONCATENATE(&quot;'Original Results'.$H&quot;; [.R$2]+[.$A8]))" office:value-type="float" office:value="12">
            <text:p>12</text:p>
          </table:table-cell>
          <table:table-cell table:style-name="ce1"/>
          <table:table-cell table:style-name="ce1" table:formula="of:=VALUE(MID(INDIRECT(CONCATENATE(&quot;'Original Results'.$F&quot;; [.X$2]+[.$A8]));1;LEN(INDIRECT(CONCATENATE(&quot;'Original Results'.$F&quot;; [.X$2]+[.$A8]))) - 2))" office:value-type="float" office:value="0.100809">
            <text:p>0.1</text:p>
          </table:table-cell>
          <table:table-cell table:style-name="ce1" table:formula="of:=VALUE(MID(INDIRECT(CONCATENATE(&quot;'Original Results'.$J&quot;; [.Y$2]+[.$A8]));1;LEN(INDIRECT(CONCATENATE(&quot;'Original Results'.$J&quot;; [.Y$2]+[.$A8]))) - 2))" office:value-type="float" office:value="108.477812">
            <text:p>108.48</text:p>
          </table:table-cell>
          <table:table-cell table:style-name="ce1" table:formula="of:=TRIM(INDIRECT(CONCATENATE(&quot;'Original Results'.$K&quot;; [.Y$2]+[.$A8])))" office:value-type="string" office:string-value="checked">
            <text:p>checked</text:p>
          </table:table-cell>
          <table:table-cell table:style-name="ce1" table:formula="of:=INDIRECT(CONCATENATE(&quot;'Original Results'.$G&quot;; [.X$2]+[.$A8]))" office:value-type="float" office:value="75">
            <text:p>75</text:p>
          </table:table-cell>
          <table:table-cell table:style-name="ce1" table:formula="of:=INDIRECT(CONCATENATE(&quot;'Original Results'.$H&quot;; [.X$2]+[.$A8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table:formula="of:=TRIM(INDIRECT(CONCATENATE(&quot;'Original Results'.$A&quot;; [.F$2]+[.$A9])))" office:value-type="string" office:string-value="OtwayRees">
            <text:p>OtwayRees</text:p>
          </table:table-cell>
          <table:table-cell table:style-name="ce1" table:formula="of:=INDIRECT(CONCATENATE(&quot;'Original Results'.$C&quot;; [.F$2]+[.$A9]))" office:value-type="float" office:value="9">
            <text:p>9</text:p>
          </table:table-cell>
          <table:table-cell table:style-name="ce1" table:formula="of:=INDIRECT(CONCATENATE(&quot;'Original Results'.$D&quot;; [.F$2]+[.$A9]))" office:value-type="float" office:value="3">
            <text:p>3</text:p>
          </table:table-cell>
          <table:table-cell table:style-name="ce1" table:formula="of:=INDIRECT(CONCATENATE(&quot;'Original Results'.$E&quot;; [.F$2]+[.$A9]))" office:value-type="float" office:value="2">
            <text:p>2</text:p>
          </table:table-cell>
          <table:table-cell table:style-name="ce1" table:formula="of:=VALUE(MID(INDIRECT(CONCATENATE(&quot;'Original Results'.$F&quot;; [.F$2]+[.$A9]));1;LEN(INDIRECT(CONCATENATE(&quot;'Original Results'.$F&quot;; [.F$2]+[.$A9]))) - 2))" office:value-type="float" office:value="0.810729">
            <text:p>0.81</text:p>
          </table:table-cell>
          <table:table-cell table:style-name="ce1" table:formula="of:=VALUE(MID(INDIRECT(CONCATENATE(&quot;'Original Results'.$J&quot;; [.G$2]+[.$A9]));1;LEN(INDIRECT(CONCATENATE(&quot;'Original Results'.$J&quot;; [.G$2]+[.$A9]))) - 2))" office:value-type="float" office:value="44.731587">
            <text:p>44.73</text:p>
          </table:table-cell>
          <table:table-cell table:style-name="ce1" table:formula="of:=TRIM(INDIRECT(CONCATENATE(&quot;'Original Results'.$K&quot;; [.G$2]+[.$A9])))" office:value-type="string" office:string-value="checked">
            <text:p>checked</text:p>
          </table:table-cell>
          <table:table-cell table:style-name="ce1" table:formula="of:=INDIRECT(CONCATENATE(&quot;'Original Results'.$G&quot;; [.F$2]+[.$A9]))" office:value-type="float" office:value="29">
            <text:p>29</text:p>
          </table:table-cell>
          <table:table-cell table:style-name="ce1" table:formula="of:=INDIRECT(CONCATENATE(&quot;'Original Results'.$H&quot;; [.F$2]+[.$A9]))" office:value-type="float" office:value="23">
            <text:p>23</text:p>
          </table:table-cell>
          <table:table-cell table:style-name="ce1"/>
          <table:table-cell table:style-name="ce1" table:formula="of:=VALUE(MID(INDIRECT(CONCATENATE(&quot;'Original Results'.$F&quot;; [.L$2]+[.$A9]));1;LEN(INDIRECT(CONCATENATE(&quot;'Original Results'.$F&quot;; [.L$2]+[.$A9]))) - 2))" office:value-type="float" office:value="3.029648">
            <text:p>3.03</text:p>
          </table:table-cell>
          <table:table-cell table:style-name="ce1" table:formula="of:=VALUE(MID(INDIRECT(CONCATENATE(&quot;'Original Results'.$J&quot;; [.M$2]+[.$A9]));1;LEN(INDIRECT(CONCATENATE(&quot;'Original Results'.$J&quot;; [.M$2]+[.$A9]))) - 2))" office:value-type="float" office:value="76.471437">
            <text:p>76.47</text:p>
          </table:table-cell>
          <table:table-cell table:style-name="ce1" table:formula="of:=TRIM(INDIRECT(CONCATENATE(&quot;'Original Results'.$K&quot;; [.M$2]+[.$A9])))" office:value-type="string" office:string-value="checked">
            <text:p>checked</text:p>
          </table:table-cell>
          <table:table-cell table:style-name="ce1" table:formula="of:=INDIRECT(CONCATENATE(&quot;'Original Results'.$G&quot;; [.L$2]+[.$A9]))" office:value-type="float" office:value="61">
            <text:p>61</text:p>
          </table:table-cell>
          <table:table-cell table:style-name="ce1" table:formula="of:=INDIRECT(CONCATENATE(&quot;'Original Results'.$H&quot;; [.L$2]+[.$A9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R$2]+[.$A9]));1;LEN(INDIRECT(CONCATENATE(&quot;'Original Results'.$F&quot;; [.R$2]+[.$A9]))) - 2))" office:value-type="float" office:value="0.573704">
            <text:p>0.57</text:p>
          </table:table-cell>
          <table:table-cell table:style-name="ce1" table:formula="of:=VALUE(MID(INDIRECT(CONCATENATE(&quot;'Original Results'.$J&quot;; [.S$2]+[.$A9]));1;LEN(INDIRECT(CONCATENATE(&quot;'Original Results'.$J&quot;; [.S$2]+[.$A9]))) - 2))" office:value-type="float" office:value="420.403846">
            <text:p>420.4</text:p>
          </table:table-cell>
          <table:table-cell table:style-name="ce1" table:formula="of:=TRIM(INDIRECT(CONCATENATE(&quot;'Original Results'.$K&quot;; [.S$2]+[.$A9])))" office:value-type="string" office:string-value="checked">
            <text:p>checked</text:p>
          </table:table-cell>
          <table:table-cell table:style-name="ce1" table:formula="of:=INDIRECT(CONCATENATE(&quot;'Original Results'.$G&quot;; [.R$2]+[.$A9]))" office:value-type="float" office:value="171">
            <text:p>171</text:p>
          </table:table-cell>
          <table:table-cell table:style-name="ce1" table:formula="of:=INDIRECT(CONCATENATE(&quot;'Original Results'.$H&quot;; [.R$2]+[.$A9]))" office:value-type="float" office:value="71">
            <text:p>71</text:p>
          </table:table-cell>
          <table:table-cell table:style-name="ce1"/>
          <table:table-cell table:style-name="ce1" table:formula="of:=VALUE(MID(INDIRECT(CONCATENATE(&quot;'Original Results'.$F&quot;; [.X$2]+[.$A9]));1;LEN(INDIRECT(CONCATENATE(&quot;'Original Results'.$F&quot;; [.X$2]+[.$A9]))) - 2))" office:value-type="float" office:value="1.386407">
            <text:p>1.39</text:p>
          </table:table-cell>
          <table:table-cell table:style-name="ce1" table:formula="of:=VALUE(MID(INDIRECT(CONCATENATE(&quot;'Original Results'.$J&quot;; [.Y$2]+[.$A9]));1;LEN(INDIRECT(CONCATENATE(&quot;'Original Results'.$J&quot;; [.Y$2]+[.$A9]))) - 2))" office:value-type="float" office:value="1007.898501">
            <text:p>1007.9</text:p>
          </table:table-cell>
          <table:table-cell table:style-name="ce1" table:formula="of:=TRIM(INDIRECT(CONCATENATE(&quot;'Original Results'.$K&quot;; [.Y$2]+[.$A9])))" office:value-type="string" office:string-value="checked">
            <text:p>checked</text:p>
          </table:table-cell>
          <table:table-cell table:style-name="ce1" table:formula="of:=INDIRECT(CONCATENATE(&quot;'Original Results'.$G&quot;; [.X$2]+[.$A9]))" office:value-type="float" office:value="428">
            <text:p>428</text:p>
          </table:table-cell>
          <table:table-cell table:style-name="ce1" table:formula="of:=INDIRECT(CONCATENATE(&quot;'Original Results'.$H&quot;; [.X$2]+[.$A9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table:formula="of:=TRIM(INDIRECT(CONCATENATE(&quot;'Original Results'.$A&quot;; [.F$2]+[.$A10])))" office:value-type="string" office:string-value="DenningSacco">
            <text:p>DenningSacco</text:p>
          </table:table-cell>
          <table:table-cell table:style-name="ce1" table:formula="of:=INDIRECT(CONCATENATE(&quot;'Original Results'.$C&quot;; [.F$2]+[.$A10]))" office:value-type="float" office:value="11">
            <text:p>11</text:p>
          </table:table-cell>
          <table:table-cell table:style-name="ce1" table:formula="of:=INDIRECT(CONCATENATE(&quot;'Original Results'.$D&quot;; [.F$2]+[.$A10]))" office:value-type="float" office:value="2">
            <text:p>2</text:p>
          </table:table-cell>
          <table:table-cell table:style-name="ce1" table:formula="of:=INDIRECT(CONCATENATE(&quot;'Original Results'.$E&quot;; [.F$2]+[.$A10]))" office:value-type="float" office:value="1">
            <text:p>1</text:p>
          </table:table-cell>
          <table:table-cell table:style-name="ce1" table:formula="of:=VALUE(MID(INDIRECT(CONCATENATE(&quot;'Original Results'.$F&quot;; [.F$2]+[.$A10]));1;LEN(INDIRECT(CONCATENATE(&quot;'Original Results'.$F&quot;; [.F$2]+[.$A10]))) - 2))" office:value-type="float" office:value="0.095118">
            <text:p>0.1</text:p>
          </table:table-cell>
          <table:table-cell table:style-name="ce1" table:formula="of:=VALUE(MID(INDIRECT(CONCATENATE(&quot;'Original Results'.$J&quot;; [.G$2]+[.$A10]));1;LEN(INDIRECT(CONCATENATE(&quot;'Original Results'.$J&quot;; [.G$2]+[.$A10]))) - 2))" office:value-type="float" office:value="60.796276">
            <text:p>60.8</text:p>
          </table:table-cell>
          <table:table-cell table:style-name="ce1" table:formula="of:=TRIM(INDIRECT(CONCATENATE(&quot;'Original Results'.$K&quot;; [.G$2]+[.$A10])))" office:value-type="string" office:string-value="checked">
            <text:p>checked</text:p>
          </table:table-cell>
          <table:table-cell table:style-name="ce1" table:formula="of:=INDIRECT(CONCATENATE(&quot;'Original Results'.$G&quot;; [.F$2]+[.$A10]))" office:value-type="float" office:value="38">
            <text:p>38</text:p>
          </table:table-cell>
          <table:table-cell table:style-name="ce1" table:formula="of:=INDIRECT(CONCATENATE(&quot;'Original Results'.$H&quot;; [.F$2]+[.$A10]))" office:value-type="float" office:value="21">
            <text:p>21</text:p>
          </table:table-cell>
          <table:table-cell table:style-name="ce1"/>
          <table:table-cell table:style-name="ce1" table:formula="of:=VALUE(MID(INDIRECT(CONCATENATE(&quot;'Original Results'.$F&quot;; [.L$2]+[.$A10]));1;LEN(INDIRECT(CONCATENATE(&quot;'Original Results'.$F&quot;; [.L$2]+[.$A10]))) - 2))" office:value-type="float" office:value="0.869683">
            <text:p>0.87</text:p>
          </table:table-cell>
          <table:table-cell table:style-name="ce1" table:formula="of:=VALUE(MID(INDIRECT(CONCATENATE(&quot;'Original Results'.$J&quot;; [.M$2]+[.$A10]));1;LEN(INDIRECT(CONCATENATE(&quot;'Original Results'.$J&quot;; [.M$2]+[.$A10]))) - 2))" office:value-type="float" office:value="124.645695">
            <text:p>124.65</text:p>
          </table:table-cell>
          <table:table-cell table:style-name="ce1" table:formula="of:=TRIM(INDIRECT(CONCATENATE(&quot;'Original Results'.$K&quot;; [.M$2]+[.$A10])))" office:value-type="string" office:string-value="checked">
            <text:p>checked</text:p>
          </table:table-cell>
          <table:table-cell table:style-name="ce1" table:formula="of:=INDIRECT(CONCATENATE(&quot;'Original Results'.$G&quot;; [.L$2]+[.$A10]))" office:value-type="float" office:value="93">
            <text:p>93</text:p>
          </table:table-cell>
          <table:table-cell table:style-name="ce1" table:formula="of:=INDIRECT(CONCATENATE(&quot;'Original Results'.$H&quot;; [.L$2]+[.$A10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R$2]+[.$A10]));1;LEN(INDIRECT(CONCATENATE(&quot;'Original Results'.$F&quot;; [.R$2]+[.$A10]))) - 2))" office:value-type="float" office:value="0.055807">
            <text:p>0.06</text:p>
          </table:table-cell>
          <table:table-cell table:style-name="ce1" table:formula="of:=VALUE(MID(INDIRECT(CONCATENATE(&quot;'Original Results'.$J&quot;; [.S$2]+[.$A10]));1;LEN(INDIRECT(CONCATENATE(&quot;'Original Results'.$J&quot;; [.S$2]+[.$A10]))) - 2))" office:value-type="float" office:value="79.219827">
            <text:p>79.22</text:p>
          </table:table-cell>
          <table:table-cell table:style-name="ce1" table:formula="of:=TRIM(INDIRECT(CONCATENATE(&quot;'Original Results'.$K&quot;; [.S$2]+[.$A10])))" office:value-type="string" office:string-value="check failed">
            <text:p>check failed</text:p>
          </table:table-cell>
          <table:table-cell table:style-name="ce1" table:formula="of:=INDIRECT(CONCATENATE(&quot;'Original Results'.$G&quot;; [.R$2]+[.$A10]))" office:value-type="float" office:value="50">
            <text:p>50</text:p>
          </table:table-cell>
          <table:table-cell table:style-name="ce1" table:formula="of:=INDIRECT(CONCATENATE(&quot;'Original Results'.$H&quot;; [.R$2]+[.$A10]))" office:value-type="float" office:value="23">
            <text:p>23</text:p>
          </table:table-cell>
          <table:table-cell table:style-name="ce1"/>
          <table:table-cell table:style-name="ce1" table:formula="of:=VALUE(MID(INDIRECT(CONCATENATE(&quot;'Original Results'.$F&quot;; [.X$2]+[.$A10]));1;LEN(INDIRECT(CONCATENATE(&quot;'Original Results'.$F&quot;; [.X$2]+[.$A10]))) - 2))" office:value-type="float" office:value="0.215208">
            <text:p>0.22</text:p>
          </table:table-cell>
          <table:table-cell table:style-name="ce1" table:formula="of:=VALUE(MID(INDIRECT(CONCATENATE(&quot;'Original Results'.$J&quot;; [.Y$2]+[.$A10]));1;LEN(INDIRECT(CONCATENATE(&quot;'Original Results'.$J&quot;; [.Y$2]+[.$A10]))) - 2))" office:value-type="float" office:value="232.101206">
            <text:p>232.1</text:p>
          </table:table-cell>
          <table:table-cell table:style-name="ce1" table:formula="of:=TRIM(INDIRECT(CONCATENATE(&quot;'Original Results'.$K&quot;; [.Y$2]+[.$A10])))" office:value-type="string" office:string-value="check failed">
            <text:p>check failed</text:p>
          </table:table-cell>
          <table:table-cell table:style-name="ce1" table:formula="of:=INDIRECT(CONCATENATE(&quot;'Original Results'.$G&quot;; [.X$2]+[.$A10]))" office:value-type="float" office:value="162">
            <text:p>162</text:p>
          </table:table-cell>
          <table:table-cell table:style-name="ce1" table:formula="of:=INDIRECT(CONCATENATE(&quot;'Original Results'.$H&quot;; [.X$2]+[.$A10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table:formula="of:=TRIM(INDIRECT(CONCATENATE(&quot;'Original Results'.$A&quot;; [.F$2]+[.$A11])))" office:value-type="string" office:string-value="TLS">
            <text:p>TLS</text:p>
          </table:table-cell>
          <table:table-cell table:style-name="ce1" table:formula="of:=INDIRECT(CONCATENATE(&quot;'Original Results'.$C&quot;; [.F$2]+[.$A11]))" office:value-type="float" office:value="10">
            <text:p>10</text:p>
          </table:table-cell>
          <table:table-cell table:style-name="ce1" table:formula="of:=INDIRECT(CONCATENATE(&quot;'Original Results'.$D&quot;; [.F$2]+[.$A11]))" office:value-type="float" office:value="2">
            <text:p>2</text:p>
          </table:table-cell>
          <table:table-cell table:style-name="ce1" table:formula="of:=INDIRECT(CONCATENATE(&quot;'Original Results'.$E&quot;; [.F$2]+[.$A11]))" office:value-type="float" office:value="3">
            <text:p>3</text:p>
          </table:table-cell>
          <table:table-cell table:style-name="ce1" table:formula="of:=VALUE(MID(INDIRECT(CONCATENATE(&quot;'Original Results'.$F&quot;; [.F$2]+[.$A11]));1;LEN(INDIRECT(CONCATENATE(&quot;'Original Results'.$F&quot;; [.F$2]+[.$A11]))) - 2))" office:value-type="float" office:value="0.241743">
            <text:p>0.24</text:p>
          </table:table-cell>
          <table:table-cell table:style-name="ce1" table:formula="of:=VALUE(MID(INDIRECT(CONCATENATE(&quot;'Original Results'.$J&quot;; [.G$2]+[.$A11]));1;LEN(INDIRECT(CONCATENATE(&quot;'Original Results'.$J&quot;; [.G$2]+[.$A11]))) - 2))" office:value-type="float" office:value="64.358986">
            <text:p>64.36</text:p>
          </table:table-cell>
          <table:table-cell table:style-name="ce1" table:formula="of:=TRIM(INDIRECT(CONCATENATE(&quot;'Original Results'.$K&quot;; [.G$2]+[.$A11])))" office:value-type="string" office:string-value="checked">
            <text:p>checked</text:p>
          </table:table-cell>
          <table:table-cell table:style-name="ce1" table:formula="of:=INDIRECT(CONCATENATE(&quot;'Original Results'.$G&quot;; [.F$2]+[.$A11]))" office:value-type="float" office:value="20">
            <text:p>20</text:p>
          </table:table-cell>
          <table:table-cell table:style-name="ce1" table:formula="of:=INDIRECT(CONCATENATE(&quot;'Original Results'.$H&quot;; [.F$2]+[.$A11]))" office:value-type="float" office:value="16">
            <text:p>16</text:p>
          </table:table-cell>
          <table:table-cell table:style-name="ce1"/>
          <table:table-cell table:style-name="ce1" table:formula="of:=VALUE(MID(INDIRECT(CONCATENATE(&quot;'Original Results'.$F&quot;; [.L$2]+[.$A11]));1;LEN(INDIRECT(CONCATENATE(&quot;'Original Results'.$F&quot;; [.L$2]+[.$A11]))) - 2))" office:value-type="float" office:value="16.125055">
            <text:p>16.13</text:p>
          </table:table-cell>
          <table:table-cell table:style-name="ce1" table:formula="of:=VALUE(MID(INDIRECT(CONCATENATE(&quot;'Original Results'.$J&quot;; [.M$2]+[.$A11]));1;LEN(INDIRECT(CONCATENATE(&quot;'Original Results'.$J&quot;; [.M$2]+[.$A11]))) - 2))" office:value-type="float" office:value="267.583709">
            <text:p>267.58</text:p>
          </table:table-cell>
          <table:table-cell table:style-name="ce1" table:formula="of:=TRIM(INDIRECT(CONCATENATE(&quot;'Original Results'.$K&quot;; [.M$2]+[.$A11])))" office:value-type="string" office:string-value="checked">
            <text:p>checked</text:p>
          </table:table-cell>
          <table:table-cell table:style-name="ce1" table:formula="of:=INDIRECT(CONCATENATE(&quot;'Original Results'.$G&quot;; [.L$2]+[.$A11]))" office:value-type="float" office:value="66">
            <text:p>66</text:p>
          </table:table-cell>
          <table:table-cell table:style-name="ce1" table:formula="of:=INDIRECT(CONCATENATE(&quot;'Original Results'.$H&quot;; [.L$2]+[.$A11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R$2]+[.$A11]));1;LEN(INDIRECT(CONCATENATE(&quot;'Original Results'.$F&quot;; [.R$2]+[.$A11]))) - 2))" office:value-type="float" office:value="0.09593">
            <text:p>0.1</text:p>
          </table:table-cell>
          <table:table-cell table:style-name="ce1" table:formula="of:=VALUE(MID(INDIRECT(CONCATENATE(&quot;'Original Results'.$J&quot;; [.S$2]+[.$A11]));1;LEN(INDIRECT(CONCATENATE(&quot;'Original Results'.$J&quot;; [.S$2]+[.$A11]))) - 2))" office:value-type="float" office:value="316.486095">
            <text:p>316.49</text:p>
          </table:table-cell>
          <table:table-cell table:style-name="ce1" table:formula="of:=TRIM(INDIRECT(CONCATENATE(&quot;'Original Results'.$K&quot;; [.S$2]+[.$A11])))" office:value-type="string" office:string-value="checked">
            <text:p>checked</text:p>
          </table:table-cell>
          <table:table-cell table:style-name="ce1" table:formula="of:=INDIRECT(CONCATENATE(&quot;'Original Results'.$G&quot;; [.R$2]+[.$A11]))" office:value-type="float" office:value="40">
            <text:p>40</text:p>
          </table:table-cell>
          <table:table-cell table:style-name="ce1" table:formula="of:=INDIRECT(CONCATENATE(&quot;'Original Results'.$H&quot;; [.R$2]+[.$A11]))" office:value-type="float" office:value="20">
            <text:p>20</text:p>
          </table:table-cell>
          <table:table-cell table:style-name="ce1"/>
          <table:table-cell table:style-name="ce1" table:formula="of:=VALUE(MID(INDIRECT(CONCATENATE(&quot;'Original Results'.$F&quot;; [.X$2]+[.$A11]));1;LEN(INDIRECT(CONCATENATE(&quot;'Original Results'.$F&quot;; [.X$2]+[.$A11]))) - 2))" office:value-type="float" office:value="0.785391">
            <text:p>0.79</text:p>
          </table:table-cell>
          <table:table-cell table:style-name="ce1" table:formula="of:=VALUE(MID(INDIRECT(CONCATENATE(&quot;'Original Results'.$J&quot;; [.Y$2]+[.$A11]));1;LEN(INDIRECT(CONCATENATE(&quot;'Original Results'.$J&quot;; [.Y$2]+[.$A11]))) - 2))" office:value-type="float" office:value="3028.273874">
            <text:p>3028.27</text:p>
          </table:table-cell>
          <table:table-cell table:style-name="ce1" table:formula="of:=TRIM(INDIRECT(CONCATENATE(&quot;'Original Results'.$K&quot;; [.Y$2]+[.$A11])))" office:value-type="string" office:string-value="checked">
            <text:p>checked</text:p>
          </table:table-cell>
          <table:table-cell table:style-name="ce1" table:formula="of:=INDIRECT(CONCATENATE(&quot;'Original Results'.$G&quot;; [.X$2]+[.$A11]))" office:value-type="float" office:value="222">
            <text:p>222</text:p>
          </table:table-cell>
          <table:table-cell table:style-name="ce1" table:formula="of:=INDIRECT(CONCATENATE(&quot;'Original Results'.$H&quot;; [.X$2]+[.$A11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table:formula="of:=TRIM(INDIRECT(CONCATENATE(&quot;'Original Results'.$A&quot;; [.F$2]+[.$A12])))" office:value-type="string" office:string-value="WooLam">
            <text:p>WooLam</text:p>
          </table:table-cell>
          <table:table-cell table:style-name="ce1" table:formula="of:=INDIRECT(CONCATENATE(&quot;'Original Results'.$C&quot;; [.F$2]+[.$A12]))" office:value-type="float" office:value="9">
            <text:p>9</text:p>
          </table:table-cell>
          <table:table-cell table:style-name="ce1" table:formula="of:=INDIRECT(CONCATENATE(&quot;'Original Results'.$D&quot;; [.F$2]+[.$A12]))" office:value-type="float" office:value="3">
            <text:p>3</text:p>
          </table:table-cell>
          <table:table-cell table:style-name="ce1" table:formula="of:=INDIRECT(CONCATENATE(&quot;'Original Results'.$E&quot;; [.F$2]+[.$A12]))" office:value-type="float" office:value="3">
            <text:p>3</text:p>
          </table:table-cell>
          <table:table-cell table:style-name="ce1" table:formula="of:=VALUE(MID(INDIRECT(CONCATENATE(&quot;'Original Results'.$F&quot;; [.F$2]+[.$A12]));1;LEN(INDIRECT(CONCATENATE(&quot;'Original Results'.$F&quot;; [.F$2]+[.$A12]))) - 2))" office:value-type="float" office:value="0.480088">
            <text:p>0.48</text:p>
          </table:table-cell>
          <table:table-cell table:style-name="ce1" table:formula="of:=VALUE(MID(INDIRECT(CONCATENATE(&quot;'Original Results'.$J&quot;; [.G$2]+[.$A12]));1;LEN(INDIRECT(CONCATENATE(&quot;'Original Results'.$J&quot;; [.G$2]+[.$A12]))) - 2))" office:value-type="float" office:value="108.958921">
            <text:p>108.96</text:p>
          </table:table-cell>
          <table:table-cell table:style-name="ce1" table:formula="of:=TRIM(INDIRECT(CONCATENATE(&quot;'Original Results'.$K&quot;; [.G$2]+[.$A12])))" office:value-type="string" office:string-value="checked">
            <text:p>checked</text:p>
          </table:table-cell>
          <table:table-cell table:style-name="ce1" table:formula="of:=INDIRECT(CONCATENATE(&quot;'Original Results'.$G&quot;; [.F$2]+[.$A12]))" office:value-type="float" office:value="39">
            <text:p>39</text:p>
          </table:table-cell>
          <table:table-cell table:style-name="ce1" table:formula="of:=INDIRECT(CONCATENATE(&quot;'Original Results'.$H&quot;; [.F$2]+[.$A12]))" office:value-type="float" office:value="28">
            <text:p>28</text:p>
          </table:table-cell>
          <table:table-cell table:style-name="ce1"/>
          <table:table-cell table:style-name="ce1" table:formula="of:=VALUE(MID(INDIRECT(CONCATENATE(&quot;'Original Results'.$F&quot;; [.L$2]+[.$A12]));1;LEN(INDIRECT(CONCATENATE(&quot;'Original Results'.$F&quot;; [.L$2]+[.$A12]))) - 2))" office:value-type="float" office:value="12505.52">
            <text:p>12505.52</text:p>
          </table:table-cell>
          <table:table-cell table:style-name="ce1" table:formula="of:=VALUE(MID(INDIRECT(CONCATENATE(&quot;'Original Results'.$J&quot;; [.M$2]+[.$A12]));1;LEN(INDIRECT(CONCATENATE(&quot;'Original Results'.$J&quot;; [.M$2]+[.$A12]))) - 2))" office:value-type="float" office:value="547.42162">
            <text:p>547.42</text:p>
          </table:table-cell>
          <table:table-cell table:style-name="ce1" table:formula="of:=TRIM(INDIRECT(CONCATENATE(&quot;'Original Results'.$K&quot;; [.M$2]+[.$A12])))" office:value-type="string" office:string-value="checked">
            <text:p>checked</text:p>
          </table:table-cell>
          <table:table-cell table:style-name="ce1" table:formula="of:=INDIRECT(CONCATENATE(&quot;'Original Results'.$G&quot;; [.L$2]+[.$A12]))" office:value-type="float" office:value="136">
            <text:p>136</text:p>
          </table:table-cell>
          <table:table-cell table:style-name="ce1" table:formula="of:=INDIRECT(CONCATENATE(&quot;'Original Results'.$H&quot;; [.L$2]+[.$A12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R$2]+[.$A12]));1;LEN(INDIRECT(CONCATENATE(&quot;'Original Results'.$F&quot;; [.R$2]+[.$A12]))) - 2))" office:value-type="float" office:value="0.11823">
            <text:p>0.12</text:p>
          </table:table-cell>
          <table:table-cell table:style-name="ce1" table:formula="of:=VALUE(MID(INDIRECT(CONCATENATE(&quot;'Original Results'.$J&quot;; [.S$2]+[.$A12]));1;LEN(INDIRECT(CONCATENATE(&quot;'Original Results'.$J&quot;; [.S$2]+[.$A12]))) - 2))" office:value-type="float" office:value="127.587963">
            <text:p>127.59</text:p>
          </table:table-cell>
          <table:table-cell table:style-name="ce1" table:formula="of:=TRIM(INDIRECT(CONCATENATE(&quot;'Original Results'.$K&quot;; [.S$2]+[.$A12])))" office:value-type="string" office:string-value="checked">
            <text:p>checked</text:p>
          </table:table-cell>
          <table:table-cell table:style-name="ce1" table:formula="of:=INDIRECT(CONCATENATE(&quot;'Original Results'.$G&quot;; [.R$2]+[.$A12]))" office:value-type="float" office:value="40">
            <text:p>40</text:p>
          </table:table-cell>
          <table:table-cell table:style-name="ce1" table:formula="of:=INDIRECT(CONCATENATE(&quot;'Original Results'.$H&quot;; [.R$2]+[.$A12]))" office:value-type="float" office:value="29">
            <text:p>29</text:p>
          </table:table-cell>
          <table:table-cell table:style-name="ce1"/>
          <table:table-cell table:style-name="ce1" table:formula="of:=VALUE(MID(INDIRECT(CONCATENATE(&quot;'Original Results'.$F&quot;; [.X$2]+[.$A12]));1;LEN(INDIRECT(CONCATENATE(&quot;'Original Results'.$F&quot;; [.X$2]+[.$A12]))) - 2))" office:value-type="float" office:value="28.178706">
            <text:p>28.18</text:p>
          </table:table-cell>
          <table:table-cell table:style-name="ce1" table:formula="of:=VALUE(MID(INDIRECT(CONCATENATE(&quot;'Original Results'.$J&quot;; [.Y$2]+[.$A12]));1;LEN(INDIRECT(CONCATENATE(&quot;'Original Results'.$J&quot;; [.Y$2]+[.$A12]))) - 2))" office:value-type="float" office:value="0">
            <text:p>Err:502</text:p>
          </table:table-cell>
          <table:table-cell table:style-name="ce1" table:formula="of:=TRIM(INDIRECT(CONCATENATE(&quot;'Original Results'.$K&quot;; [.Y$2]+[.$A12])))">
            <text:p/>
          </table:table-cell>
          <table:table-cell table:style-name="ce1" table:formula="of:=INDIRECT(CONCATENATE(&quot;'Original Results'.$G&quot;; [.X$2]+[.$A12]))" office:value-type="float" office:value="3525">
            <text:p>3525</text:p>
          </table:table-cell>
          <table:table-cell table:style-name="ce1" table:formula="of:=INDIRECT(CONCATENATE(&quot;'Original Results'.$H&quot;; [.X$2]+[.$A12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table:formula="of:=TRIM(INDIRECT(CONCATENATE(&quot;'Original Results'.$A&quot;; [.F$2]+[.$A13])))" office:value-type="string" office:string-value="KerberosV">
            <text:p>KerberosV</text:p>
          </table:table-cell>
          <table:table-cell table:style-name="ce1" table:formula="of:=INDIRECT(CONCATENATE(&quot;'Original Results'.$C&quot;; [.F$2]+[.$A13]))" office:value-type="float" office:value="12">
            <text:p>12</text:p>
          </table:table-cell>
          <table:table-cell table:style-name="ce1" table:formula="of:=INDIRECT(CONCATENATE(&quot;'Original Results'.$D&quot;; [.F$2]+[.$A13]))" office:value-type="float" office:value="3">
            <text:p>3</text:p>
          </table:table-cell>
          <table:table-cell table:style-name="ce1" table:formula="of:=INDIRECT(CONCATENATE(&quot;'Original Results'.$E&quot;; [.F$2]+[.$A13]))" office:value-type="float" office:value="3">
            <text:p>3</text:p>
          </table:table-cell>
          <table:table-cell table:style-name="ce1" table:formula="of:=VALUE(MID(INDIRECT(CONCATENATE(&quot;'Original Results'.$F&quot;; [.F$2]+[.$A13]));1;LEN(INDIRECT(CONCATENATE(&quot;'Original Results'.$F&quot;; [.F$2]+[.$A13]))) - 2))" office:value-type="float" office:value="1.701403">
            <text:p>1.7</text:p>
          </table:table-cell>
          <table:table-cell table:style-name="ce1" table:formula="of:=VALUE(MID(INDIRECT(CONCATENATE(&quot;'Original Results'.$J&quot;; [.G$2]+[.$A13]));1;LEN(INDIRECT(CONCATENATE(&quot;'Original Results'.$J&quot;; [.G$2]+[.$A13]))) - 2))" office:value-type="float" office:value="136.514902">
            <text:p>136.51</text:p>
          </table:table-cell>
          <table:table-cell table:style-name="ce1" table:formula="of:=TRIM(INDIRECT(CONCATENATE(&quot;'Original Results'.$K&quot;; [.G$2]+[.$A13])))" office:value-type="string" office:string-value="checked">
            <text:p>checked</text:p>
          </table:table-cell>
          <table:table-cell table:style-name="ce1" table:formula="of:=INDIRECT(CONCATENATE(&quot;'Original Results'.$G&quot;; [.F$2]+[.$A13]))" office:value-type="float" office:value="43">
            <text:p>43</text:p>
          </table:table-cell>
          <table:table-cell table:style-name="ce1" table:formula="of:=INDIRECT(CONCATENATE(&quot;'Original Results'.$H&quot;; [.F$2]+[.$A13]))" office:value-type="float" office:value="36">
            <text:p>36</text:p>
          </table:table-cell>
          <table:table-cell table:style-name="ce1"/>
          <table:table-cell table:style-name="ce1" table:formula="of:=VALUE(MID(INDIRECT(CONCATENATE(&quot;'Original Results'.$F&quot;; [.L$2]+[.$A13]));1;LEN(INDIRECT(CONCATENATE(&quot;'Original Results'.$F&quot;; [.L$2]+[.$A13]))) - 2))" office:value-type="float" office:value="52396.57">
            <text:p>52396.57</text:p>
          </table:table-cell>
          <table:table-cell table:style-name="ce1" table:formula="of:=VALUE(MID(INDIRECT(CONCATENATE(&quot;'Original Results'.$J&quot;; [.M$2]+[.$A13]));1;LEN(INDIRECT(CONCATENATE(&quot;'Original Results'.$J&quot;; [.M$2]+[.$A13]))) - 2))" office:value-type="float" office:value="680.944989">
            <text:p>680.94</text:p>
          </table:table-cell>
          <table:table-cell table:style-name="ce1" table:formula="of:=TRIM(INDIRECT(CONCATENATE(&quot;'Original Results'.$K&quot;; [.M$2]+[.$A13])))" office:value-type="string" office:string-value="checked">
            <text:p>checked</text:p>
          </table:table-cell>
          <table:table-cell table:style-name="ce1" table:formula="of:=INDIRECT(CONCATENATE(&quot;'Original Results'.$G&quot;; [.L$2]+[.$A13]))" office:value-type="float" office:value="177">
            <text:p>177</text:p>
          </table:table-cell>
          <table:table-cell table:style-name="ce1" table:formula="of:=INDIRECT(CONCATENATE(&quot;'Original Results'.$H&quot;; [.L$2]+[.$A13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R$2]+[.$A13]));1;LEN(INDIRECT(CONCATENATE(&quot;'Original Results'.$F&quot;; [.R$2]+[.$A13]))) - 2))" office:value-type="float" office:value="0.387432">
            <text:p>0.39</text:p>
          </table:table-cell>
          <table:table-cell table:style-name="ce1" table:formula="of:=VALUE(MID(INDIRECT(CONCATENATE(&quot;'Original Results'.$J&quot;; [.S$2]+[.$A13]));1;LEN(INDIRECT(CONCATENATE(&quot;'Original Results'.$J&quot;; [.S$2]+[.$A13]))) - 2))" office:value-type="float" office:value="0">
            <text:p>Err:502</text:p>
          </table:table-cell>
          <table:table-cell table:style-name="ce1" table:formula="of:=TRIM(INDIRECT(CONCATENATE(&quot;'Original Results'.$K&quot;; [.S$2]+[.$A13])))">
            <text:p/>
          </table:table-cell>
          <table:table-cell table:style-name="ce1" table:formula="of:=INDIRECT(CONCATENATE(&quot;'Original Results'.$G&quot;; [.R$2]+[.$A13]))" office:value-type="float" office:value="188">
            <text:p>188</text:p>
          </table:table-cell>
          <table:table-cell table:style-name="ce1" table:formula="of:=INDIRECT(CONCATENATE(&quot;'Original Results'.$H&quot;; [.R$2]+[.$A13]))" office:value-type="float" office:value="65">
            <text:p>65</text:p>
          </table:table-cell>
          <table:table-cell table:style-name="ce1"/>
          <table:table-cell table:style-name="ce1" table:formula="of:=VALUE(MID(INDIRECT(CONCATENATE(&quot;'Original Results'.$F&quot;; [.X$2]+[.$A13]));1;LEN(INDIRECT(CONCATENATE(&quot;'Original Results'.$F&quot;; [.X$2]+[.$A13]))) - 2))" office:value-type="float" office:value="0">
            <text:p>Err:502</text:p>
          </table:table-cell>
          <table:table-cell table:style-name="ce1" table:formula="of:=VALUE(MID(INDIRECT(CONCATENATE(&quot;'Original Results'.$J&quot;; [.Y$2]+[.$A13]));1;LEN(INDIRECT(CONCATENATE(&quot;'Original Results'.$J&quot;; [.Y$2]+[.$A13]))) - 2))" office:value-type="float" office:value="0">
            <text:p>Err:502</text:p>
          </table:table-cell>
          <table:table-cell table:style-name="ce1" table:formula="of:=TRIM(INDIRECT(CONCATENATE(&quot;'Original Results'.$K&quot;; [.Y$2]+[.$A13])))">
            <text:p/>
          </table:table-cell>
          <table:table-cell table:style-name="ce1" table:formula="of:=INDIRECT(CONCATENATE(&quot;'Original Results'.$G&quot;; [.X$2]+[.$A13]))" office:value-type="float" office:value="0">
            <text:p>0</text:p>
          </table:table-cell>
          <table:table-cell table:style-name="ce1" table:formula="of:=INDIRECT(CONCATENATE(&quot;'Original Results'.$H&quot;; [.X$2]+[.$A13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5" office:value-type="string">
            <text:p>Chain Rules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6" table:formula="of:=[.B3]" office:value-type="string" office:string-value="Protocol">
            <text:p>Protocol</text:p>
          </table:table-cell>
          <table:table-cell table:style-name="ce6" table:formula="of:=[.H$2]" office:value-type="string" office:string-value="SR">
            <text:p>SR</text:p>
          </table:table-cell>
          <table:table-cell table:style-name="ce6" table:formula="of:=[.N$2]" office:value-type="string" office:string-value="SN">
            <text:p>SN</text:p>
          </table:table-cell>
          <table:table-cell table:style-name="ce6" table:formula="of:=[.T$2]" office:value-type="string" office:string-value="FR">
            <text:p>FR</text:p>
          </table:table-cell>
          <table:table-cell table:style-name="ce6" table:formula="of:=[.Z$2]" office:value-type="string" office:string-value="FN">
            <text:p>FN</text:p>
          </table:table-cell>
          <table:table-cell table:number-columns-repeated="1018"/>
        </table:table-row>
        <table:table-row table:style-name="ro1">
          <table:table-cell/>
          <table:table-cell table:formula="of:=[.B4]" office:value-type="string" office:string-value="CR_paper">
            <text:p>CR_paper</text:p>
          </table:table-cell>
          <table:table-cell table:style-name="Default" table:formula="of:=[.I4]" office:value-type="float" office:value="10">
            <text:p>10</text:p>
          </table:table-cell>
          <table:table-cell table:style-name="Default" table:formula="of:=[.O4]" office:value-type="float" office:value="19">
            <text:p>19</text:p>
          </table:table-cell>
          <table:table-cell table:style-name="Default" table:formula="of:=[.U4]" office:value-type="float" office:value="10">
            <text:p>10</text:p>
          </table:table-cell>
          <table:table-cell table:style-name="Default" table:formula="of:=[.AA4]" office:value-type="float" office:value="19">
            <text:p>19</text:p>
          </table:table-cell>
          <table:table-cell table:number-columns-repeated="1018"/>
        </table:table-row>
        <table:table-row table:style-name="ro1">
          <table:table-cell/>
          <table:table-cell table:formula="of:=[.B5]" office:value-type="string" office:string-value="NS_Public">
            <text:p>NS_Public</text:p>
          </table:table-cell>
          <table:table-cell table:style-name="Default" table:formula="of:=[.I5]" office:value-type="float" office:value="20">
            <text:p>20</text:p>
          </table:table-cell>
          <table:table-cell table:style-name="Default" table:formula="of:=[.O5]" office:value-type="float" office:value="66">
            <text:p>66</text:p>
          </table:table-cell>
          <table:table-cell table:style-name="Default" table:formula="of:=[.U5]" office:value-type="float" office:value="21">
            <text:p>21</text:p>
          </table:table-cell>
          <table:table-cell table:style-name="Default" table:formula="of:=[.AA5]" office:value-type="float" office:value="123">
            <text:p>123</text:p>
          </table:table-cell>
          <table:table-cell table:number-columns-repeated="1018"/>
        </table:table-row>
        <table:table-row table:style-name="ro1">
          <table:table-cell/>
          <table:table-cell table:formula="of:=[.B6]" office:value-type="string" office:string-value="WMF">
            <text:p>WMF</text:p>
          </table:table-cell>
          <table:table-cell table:style-name="Default" table:formula="of:=[.I6]" office:value-type="float" office:value="16">
            <text:p>16</text:p>
          </table:table-cell>
          <table:table-cell table:style-name="Default" table:formula="of:=[.O6]" office:value-type="float" office:value="31">
            <text:p>31</text:p>
          </table:table-cell>
          <table:table-cell table:style-name="Default" table:formula="of:=[.U6]" office:value-type="float" office:value="16">
            <text:p>16</text:p>
          </table:table-cell>
          <table:table-cell table:style-name="Default" table:formula="of:=[.AA6]" office:value-type="float" office:value="31">
            <text:p>31</text:p>
          </table:table-cell>
          <table:table-cell table:number-columns-repeated="1018"/>
        </table:table-row>
        <table:table-row table:style-name="ro1">
          <table:table-cell/>
          <table:table-cell table:formula="of:=[.B7]" office:value-type="string" office:string-value="BKE">
            <text:p>BKE</text:p>
          </table:table-cell>
          <table:table-cell table:style-name="Default" table:formula="of:=[.I7]" office:value-type="float" office:value="25">
            <text:p>25</text:p>
          </table:table-cell>
          <table:table-cell table:style-name="Default" table:formula="of:=[.O7]" office:value-type="float" office:value="89">
            <text:p>89</text:p>
          </table:table-cell>
          <table:table-cell table:style-name="Default" table:formula="of:=[.U7]" office:value-type="float" office:value="26">
            <text:p>26</text:p>
          </table:table-cell>
          <table:table-cell table:style-name="Default" table:formula="of:=[.AA7]" office:value-type="float" office:value="141">
            <text:p>141</text:p>
          </table:table-cell>
          <table:table-cell table:number-columns-repeated="1018"/>
        </table:table-row>
        <table:table-row table:style-name="ro1">
          <table:table-cell/>
          <table:table-cell table:formula="of:=[.B8]" office:value-type="string" office:string-value="Yahalom2">
            <text:p>Yahalom2</text:p>
          </table:table-cell>
          <table:table-cell table:style-name="Default" table:formula="of:=[.I8]" office:value-type="float" office:value="22">
            <text:p>22</text:p>
          </table:table-cell>
          <table:table-cell table:style-name="Default" table:formula="of:=[.O8]" office:value-type="float" office:value="45">
            <text:p>45</text:p>
          </table:table-cell>
          <table:table-cell table:style-name="Default" table:formula="of:=[.U8]" office:value-type="float" office:value="23">
            <text:p>23</text:p>
          </table:table-cell>
          <table:table-cell table:style-name="Default" table:formula="of:=[.AA8]" office:value-type="float" office:value="75">
            <text:p>75</text:p>
          </table:table-cell>
          <table:table-cell table:number-columns-repeated="1018"/>
        </table:table-row>
        <table:table-row table:style-name="ro1">
          <table:table-cell/>
          <table:table-cell table:formula="of:=[.B9]" office:value-type="string" office:string-value="OtwayRees">
            <text:p>OtwayRees</text:p>
          </table:table-cell>
          <table:table-cell table:style-name="Default" table:formula="of:=[.I9]" office:value-type="float" office:value="29">
            <text:p>29</text:p>
          </table:table-cell>
          <table:table-cell table:style-name="Default" table:formula="of:=[.O9]" office:value-type="float" office:value="61">
            <text:p>61</text:p>
          </table:table-cell>
          <table:table-cell table:style-name="Default" table:formula="of:=[.U9]" office:value-type="float" office:value="171">
            <text:p>171</text:p>
          </table:table-cell>
          <table:table-cell table:style-name="Default" table:formula="of:=[.AA9]" office:value-type="float" office:value="428">
            <text:p>428</text:p>
          </table:table-cell>
          <table:table-cell table:number-columns-repeated="1018"/>
        </table:table-row>
        <table:table-row table:style-name="ro1">
          <table:table-cell/>
          <table:table-cell table:formula="of:=[.B10]" office:value-type="string" office:string-value="DenningSacco">
            <text:p>DenningSacco</text:p>
          </table:table-cell>
          <table:table-cell table:style-name="Default" table:formula="of:=[.I10]" office:value-type="float" office:value="38">
            <text:p>38</text:p>
          </table:table-cell>
          <table:table-cell table:style-name="Default" table:formula="of:=[.O10]" office:value-type="float" office:value="93">
            <text:p>93</text:p>
          </table:table-cell>
          <table:table-cell table:style-name="Default" table:formula="of:=[.U10]" office:value-type="float" office:value="50">
            <text:p>50</text:p>
          </table:table-cell>
          <table:table-cell table:style-name="Default" table:formula="of:=[.AA10]" office:value-type="float" office:value="162">
            <text:p>162</text:p>
          </table:table-cell>
          <table:table-cell table:number-columns-repeated="1018"/>
        </table:table-row>
        <table:table-row table:style-name="ro1">
          <table:table-cell/>
          <table:table-cell table:formula="of:=[.B11]" office:value-type="string" office:string-value="TLS">
            <text:p>TLS</text:p>
          </table:table-cell>
          <table:table-cell table:style-name="Default" table:formula="of:=[.I11]" office:value-type="float" office:value="20">
            <text:p>20</text:p>
          </table:table-cell>
          <table:table-cell table:style-name="Default" table:formula="of:=[.O11]" office:value-type="float" office:value="66">
            <text:p>66</text:p>
          </table:table-cell>
          <table:table-cell table:style-name="Default" table:formula="of:=[.U11]" office:value-type="float" office:value="40">
            <text:p>40</text:p>
          </table:table-cell>
          <table:table-cell table:style-name="Default" table:formula="of:=[.AA11]" office:value-type="float" office:value="222">
            <text:p>222</text:p>
          </table:table-cell>
          <table:table-cell table:number-columns-repeated="1018"/>
        </table:table-row>
        <table:table-row table:style-name="ro1">
          <table:table-cell/>
          <table:table-cell table:formula="of:=[.B12]" office:value-type="string" office:string-value="WooLam">
            <text:p>WooLam</text:p>
          </table:table-cell>
          <table:table-cell table:style-name="Default" table:formula="of:=[.I12]" office:value-type="float" office:value="39">
            <text:p>39</text:p>
          </table:table-cell>
          <table:table-cell table:style-name="Default" table:formula="of:=[.O12]" office:value-type="float" office:value="136">
            <text:p>136</text:p>
          </table:table-cell>
          <table:table-cell table:style-name="Default" table:formula="of:=[.U12]" office:value-type="float" office:value="40">
            <text:p>40</text:p>
          </table:table-cell>
          <table:table-cell table:style-name="Default" table:formula="of:=[.AA12]" office:value-type="float" office:value="3525">
            <text:p>3525</text:p>
          </table:table-cell>
          <table:table-cell table:number-columns-repeated="1018"/>
        </table:table-row>
        <table:table-row table:style-name="ro1">
          <table:table-cell/>
          <table:table-cell table:formula="of:=[.B13]" office:value-type="string" office:string-value="KerberosV">
            <text:p>KerberosV</text:p>
          </table:table-cell>
          <table:table-cell table:style-name="Default" table:formula="of:=[.I13]" office:value-type="float" office:value="43">
            <text:p>43</text:p>
          </table:table-cell>
          <table:table-cell table:style-name="Default" table:formula="of:=[.O13]" office:value-type="float" office:value="177">
            <text:p>177</text:p>
          </table:table-cell>
          <table:table-cell table:style-name="Default" table:formula="of:=[.U13]" office:value-type="float" office:value="188">
            <text:p>188</text:p>
          </table:table-cell>
          <table:table-cell table:style-name="Default" table:formula="of:=[.AA13]" office:value-type="float" office:value="0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5" office:value-type="string">
            <text:p>Generation Time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6" table:formula="of:=[.B17]" office:value-type="string" office:string-value="Protocol">
            <text:p>Protocol</text:p>
          </table:table-cell>
          <table:table-cell table:style-name="ce6" table:formula="of:=[.H$2]" office:value-type="string" office:string-value="SR">
            <text:p>SR</text:p>
          </table:table-cell>
          <table:table-cell table:style-name="ce6" table:formula="of:=[.N$2]" office:value-type="string" office:string-value="SN">
            <text:p>SN</text:p>
          </table:table-cell>
          <table:table-cell table:style-name="ce6" table:formula="of:=[.T$2]" office:value-type="string" office:string-value="FR">
            <text:p>FR</text:p>
          </table:table-cell>
          <table:table-cell table:style-name="ce6" table:formula="of:=[.Z$2]" office:value-type="string" office:string-value="FN">
            <text:p>FN</text:p>
          </table:table-cell>
          <table:table-cell table:number-columns-repeated="2"/>
          <table:table-cell office:value-type="string">
            <text:p>Shortest minus First</text:p>
          </table:table-cell>
          <table:table-cell table:number-columns-repeated="1015"/>
        </table:table-row>
        <table:table-row table:style-name="ro1">
          <table:table-cell/>
          <table:table-cell table:formula="of:=[.B18]" office:value-type="string" office:string-value="CR_paper">
            <text:p>CR_paper</text:p>
          </table:table-cell>
          <table:table-cell table:formula="of:=[.F4]" office:value-type="float" office:value="0.003801">
            <text:p>0.0038</text:p>
          </table:table-cell>
          <table:table-cell table:formula="of:=[.L4]" office:value-type="float" office:value="0.0027">
            <text:p>0.0027</text:p>
          </table:table-cell>
          <table:table-cell table:formula="of:=[.R4]" office:value-type="float" office:value="0.002111">
            <text:p>0.0021</text:p>
          </table:table-cell>
          <table:table-cell table:formula="of:=[.X4]" office:value-type="float" office:value="0.0031">
            <text:p>0.0031</text:p>
          </table:table-cell>
          <table:table-cell table:style-name="ce7" table:number-columns-repeated="2"/>
          <table:table-cell table:style-name="ce7" table:formula="of:=[.C32]-[.E32]" office:value-type="float" office:value="0.00169">
            <text:p>0.0017</text:p>
          </table:table-cell>
          <table:table-cell table:style-name="ce7" table:formula="of:=[.D32]-[.F32]" office:value-type="float" office:value="-0.0004">
            <text:p>-0.0004</text:p>
          </table:table-cell>
          <table:table-cell table:number-columns-repeated="1014"/>
        </table:table-row>
        <table:table-row table:style-name="ro1">
          <table:table-cell/>
          <table:table-cell table:formula="of:=[.B19]" office:value-type="string" office:string-value="NS_Public">
            <text:p>NS_Public</text:p>
          </table:table-cell>
          <table:table-cell table:formula="of:=[.F5]" office:value-type="float" office:value="0.017453">
            <text:p>0.0175</text:p>
          </table:table-cell>
          <table:table-cell table:formula="of:=[.L5]" office:value-type="float" office:value="0.376285">
            <text:p>0.3763</text:p>
          </table:table-cell>
          <table:table-cell table:formula="of:=[.R5]" office:value-type="float" office:value="0.016597">
            <text:p>0.0166</text:p>
          </table:table-cell>
          <table:table-cell table:formula="of:=[.X5]" office:value-type="float" office:value="0.093467">
            <text:p>0.0935</text:p>
          </table:table-cell>
          <table:table-cell table:style-name="ce7" table:number-columns-repeated="2"/>
          <table:table-cell table:style-name="ce7" table:formula="of:=[.C33]-[.E33]" office:value-type="float" office:value="0.000855999999999999">
            <text:p>0.0009</text:p>
          </table:table-cell>
          <table:table-cell table:style-name="ce7" table:formula="of:=[.D33]-[.F33]" office:value-type="float" office:value="0.282818">
            <text:p>0.2828</text:p>
          </table:table-cell>
          <table:table-cell table:number-columns-repeated="1014"/>
        </table:table-row>
        <table:table-row table:style-name="ro1">
          <table:table-cell/>
          <table:table-cell table:formula="of:=[.B20]" office:value-type="string" office:string-value="WMF">
            <text:p>WMF</text:p>
          </table:table-cell>
          <table:table-cell table:formula="of:=[.F6]" office:value-type="float" office:value="0.01076">
            <text:p>0.0108</text:p>
          </table:table-cell>
          <table:table-cell table:formula="of:=[.L6]" office:value-type="float" office:value="0.01232">
            <text:p>0.0123</text:p>
          </table:table-cell>
          <table:table-cell table:formula="of:=[.R6]" office:value-type="float" office:value="0.006655">
            <text:p>0.0067</text:p>
          </table:table-cell>
          <table:table-cell table:formula="of:=[.X6]" office:value-type="float" office:value="0.011424">
            <text:p>0.0114</text:p>
          </table:table-cell>
          <table:table-cell table:style-name="ce7" table:number-columns-repeated="2"/>
          <table:table-cell table:style-name="ce7" table:formula="of:=[.C34]-[.E34]" office:value-type="float" office:value="0.004105">
            <text:p>0.0041</text:p>
          </table:table-cell>
          <table:table-cell table:style-name="ce7" table:formula="of:=[.D34]-[.F34]" office:value-type="float" office:value="0.000896000000000001">
            <text:p>0.0009</text:p>
          </table:table-cell>
          <table:table-cell table:number-columns-repeated="1014"/>
        </table:table-row>
        <table:table-row table:style-name="ro1">
          <table:table-cell/>
          <table:table-cell table:formula="of:=[.B21]" office:value-type="string" office:string-value="BKE">
            <text:p>BKE</text:p>
          </table:table-cell>
          <table:table-cell table:formula="of:=[.F7]" office:value-type="float" office:value="0.04224">
            <text:p>0.0422</text:p>
          </table:table-cell>
          <table:table-cell table:formula="of:=[.L7]" office:value-type="float" office:value="0.114169">
            <text:p>0.1142</text:p>
          </table:table-cell>
          <table:table-cell table:formula="of:=[.R7]" office:value-type="float" office:value="0.051544">
            <text:p>0.0515</text:p>
          </table:table-cell>
          <table:table-cell table:formula="of:=[.X7]" office:value-type="float" office:value="0.059411">
            <text:p>0.0594</text:p>
          </table:table-cell>
          <table:table-cell table:style-name="ce7" table:number-columns-repeated="2"/>
          <table:table-cell table:style-name="ce7" table:formula="of:=[.C35]-[.E35]" office:value-type="float" office:value="-0.00930399999999999">
            <text:p>-0.0093</text:p>
          </table:table-cell>
          <table:table-cell table:style-name="ce7" table:formula="of:=[.D35]-[.F35]" office:value-type="float" office:value="0.054758">
            <text:p>0.0548</text:p>
          </table:table-cell>
          <table:table-cell table:number-columns-repeated="1014"/>
        </table:table-row>
        <table:table-row table:style-name="ro1">
          <table:table-cell/>
          <table:table-cell table:formula="of:=[.B22]" office:value-type="string" office:string-value="Yahalom2">
            <text:p>Yahalom2</text:p>
          </table:table-cell>
          <table:table-cell table:formula="of:=[.F8]" office:value-type="float" office:value="0.110368">
            <text:p>0.1104</text:p>
          </table:table-cell>
          <table:table-cell table:formula="of:=[.L8]" office:value-type="float" office:value="1.187505">
            <text:p>1.1875</text:p>
          </table:table-cell>
          <table:table-cell table:formula="of:=[.R8]" office:value-type="float" office:value="0.028332">
            <text:p>0.0283</text:p>
          </table:table-cell>
          <table:table-cell table:formula="of:=[.X8]" office:value-type="float" office:value="0.100809">
            <text:p>0.1008</text:p>
          </table:table-cell>
          <table:table-cell table:style-name="ce7" table:number-columns-repeated="2"/>
          <table:table-cell table:style-name="ce7" table:formula="of:=[.C36]-[.E36]" office:value-type="float" office:value="0.082036">
            <text:p>0.0820</text:p>
          </table:table-cell>
          <table:table-cell table:style-name="ce7" table:formula="of:=[.D36]-[.F36]" office:value-type="float" office:value="1.086696">
            <text:p>1.0867</text:p>
          </table:table-cell>
          <table:table-cell table:number-columns-repeated="1014"/>
        </table:table-row>
        <table:table-row table:style-name="ro1">
          <table:table-cell/>
          <table:table-cell table:formula="of:=[.B23]" office:value-type="string" office:string-value="OtwayRees">
            <text:p>OtwayRees</text:p>
          </table:table-cell>
          <table:table-cell table:formula="of:=[.F9]" office:value-type="float" office:value="0.810729">
            <text:p>0.8107</text:p>
          </table:table-cell>
          <table:table-cell table:formula="of:=[.L9]" office:value-type="float" office:value="3.029648">
            <text:p>3.0296</text:p>
          </table:table-cell>
          <table:table-cell table:formula="of:=[.R9]" office:value-type="float" office:value="0.573704">
            <text:p>0.5737</text:p>
          </table:table-cell>
          <table:table-cell table:formula="of:=[.X9]" office:value-type="float" office:value="1.386407">
            <text:p>1.3864</text:p>
          </table:table-cell>
          <table:table-cell table:style-name="ce7" table:number-columns-repeated="2"/>
          <table:table-cell table:style-name="ce7" table:formula="of:=[.C37]-[.E37]" office:value-type="float" office:value="0.237025">
            <text:p>0.2370</text:p>
          </table:table-cell>
          <table:table-cell table:style-name="ce7" table:formula="of:=[.D37]-[.F37]" office:value-type="float" office:value="1.643241">
            <text:p>1.6432</text:p>
          </table:table-cell>
          <table:table-cell table:number-columns-repeated="1014"/>
        </table:table-row>
        <table:table-row table:style-name="ro1">
          <table:table-cell/>
          <table:table-cell table:formula="of:=[.B24]" office:value-type="string" office:string-value="DenningSacco">
            <text:p>DenningSacco</text:p>
          </table:table-cell>
          <table:table-cell table:formula="of:=[.F10]" office:value-type="float" office:value="0.095118">
            <text:p>0.0951</text:p>
          </table:table-cell>
          <table:table-cell table:formula="of:=[.L10]" office:value-type="float" office:value="0.869683">
            <text:p>0.8697</text:p>
          </table:table-cell>
          <table:table-cell table:formula="of:=[.R10]" office:value-type="float" office:value="0.055807">
            <text:p>0.0558</text:p>
          </table:table-cell>
          <table:table-cell table:formula="of:=[.X10]" office:value-type="float" office:value="0.215208">
            <text:p>0.2152</text:p>
          </table:table-cell>
          <table:table-cell table:style-name="ce7" table:number-columns-repeated="2"/>
          <table:table-cell table:style-name="ce7" table:formula="of:=[.C38]-[.E38]" office:value-type="float" office:value="0.039311">
            <text:p>0.0393</text:p>
          </table:table-cell>
          <table:table-cell table:style-name="ce7" table:formula="of:=[.D38]-[.F38]" office:value-type="float" office:value="0.654475">
            <text:p>0.6545</text:p>
          </table:table-cell>
          <table:table-cell table:number-columns-repeated="1014"/>
        </table:table-row>
        <table:table-row table:style-name="ro1">
          <table:table-cell/>
          <table:table-cell table:formula="of:=[.B25]" office:value-type="string" office:string-value="TLS">
            <text:p>TLS</text:p>
          </table:table-cell>
          <table:table-cell table:formula="of:=[.F11]" office:value-type="float" office:value="0.241743">
            <text:p>0.2417</text:p>
          </table:table-cell>
          <table:table-cell table:formula="of:=[.L11]" office:value-type="float" office:value="16.125055">
            <text:p>16.1251</text:p>
          </table:table-cell>
          <table:table-cell table:formula="of:=[.R11]" office:value-type="float" office:value="0.09593">
            <text:p>0.0959</text:p>
          </table:table-cell>
          <table:table-cell table:formula="of:=[.X11]" office:value-type="float" office:value="0.785391">
            <text:p>0.7854</text:p>
          </table:table-cell>
          <table:table-cell table:style-name="ce7" table:number-columns-repeated="2"/>
          <table:table-cell table:style-name="ce7" table:formula="of:=[.C39]-[.E39]" office:value-type="float" office:value="0.145813">
            <text:p>0.1458</text:p>
          </table:table-cell>
          <table:table-cell table:style-name="ce7" table:formula="of:=[.D39]-[.F39]" office:value-type="float" office:value="15.339664">
            <text:p>15.3397</text:p>
          </table:table-cell>
          <table:table-cell table:number-columns-repeated="1014"/>
        </table:table-row>
        <table:table-row table:style-name="ro1">
          <table:table-cell/>
          <table:table-cell table:formula="of:=[.B26]" office:value-type="string" office:string-value="WooLam">
            <text:p>WooLam</text:p>
          </table:table-cell>
          <table:table-cell table:formula="of:=[.F12]" office:value-type="float" office:value="0.480088">
            <text:p>0.4801</text:p>
          </table:table-cell>
          <table:table-cell table:formula="of:=[.L12]" office:value-type="float" office:value="12505.52">
            <text:p>12505.5200</text:p>
          </table:table-cell>
          <table:table-cell table:formula="of:=[.R12]" office:value-type="float" office:value="0.11823">
            <text:p>0.1182</text:p>
          </table:table-cell>
          <table:table-cell table:formula="of:=[.X12]" office:value-type="float" office:value="28.178706">
            <text:p>28.1787</text:p>
          </table:table-cell>
          <table:table-cell table:style-name="ce7" table:number-columns-repeated="2"/>
          <table:table-cell table:style-name="ce7" table:formula="of:=[.C40]-[.E40]" office:value-type="float" office:value="0.361858">
            <text:p>0.3619</text:p>
          </table:table-cell>
          <table:table-cell table:style-name="ce7" table:formula="of:=[.D40]-[.F40]" office:value-type="float" office:value="12477.341294">
            <text:p>12477.3413</text:p>
          </table:table-cell>
          <table:table-cell table:number-columns-repeated="1014"/>
        </table:table-row>
        <table:table-row table:style-name="ro1">
          <table:table-cell/>
          <table:table-cell table:formula="of:=[.B27]" office:value-type="string" office:string-value="KerberosV">
            <text:p>KerberosV</text:p>
          </table:table-cell>
          <table:table-cell table:formula="of:=[.F13]" office:value-type="float" office:value="1.701403">
            <text:p>1.7014</text:p>
          </table:table-cell>
          <table:table-cell table:formula="of:=[.L13]" office:value-type="float" office:value="52396.57">
            <text:p>52396.5700</text:p>
          </table:table-cell>
          <table:table-cell table:formula="of:=[.R13]" office:value-type="float" office:value="0.387432">
            <text:p>0.3874</text:p>
          </table:table-cell>
          <table:table-cell table:formula="of:=[.X13]" office:value-type="float" office:value="0">
            <text:p>Err:502</text:p>
          </table:table-cell>
          <table:table-cell table:style-name="ce7" table:number-columns-repeated="2"/>
          <table:table-cell table:style-name="ce7" table:formula="of:=[.C41]-[.E41]" office:value-type="float" office:value="1.313971">
            <text:p>1.3140</text:p>
          </table:table-cell>
          <table:table-cell table:style-name="ce7" table:formula="of:=[.D41]-[.F41]" office:value-type="float" office:value="0">
            <text:p>Err:502</text:p>
          </table:table-cell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5" office:value-type="string">
            <text:p>Checking Time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6" table:formula="of:=[.B31]" office:value-type="string" office:string-value="Protocol">
            <text:p>Protocol</text:p>
          </table:table-cell>
          <table:table-cell table:style-name="ce6" table:formula="of:=[.H$2]" office:value-type="string" office:string-value="SR">
            <text:p>SR</text:p>
          </table:table-cell>
          <table:table-cell table:style-name="ce6" table:formula="of:=[.N$2]" office:value-type="string" office:string-value="SN">
            <text:p>SN</text:p>
          </table:table-cell>
          <table:table-cell table:style-name="ce6" table:formula="of:=[.T$2]" office:value-type="string" office:string-value="FR">
            <text:p>FR</text:p>
          </table:table-cell>
          <table:table-cell table:style-name="ce6" table:formula="of:=[.Z$2]" office:value-type="string" office:string-value="FN">
            <text:p>FN</text:p>
          </table:table-cell>
          <table:table-cell table:number-columns-repeated="2"/>
          <table:table-cell office:value-type="string">
            <text:p>Shortest minus First</text:p>
          </table:table-cell>
          <table:table-cell table:number-columns-repeated="1015"/>
        </table:table-row>
        <table:table-row table:style-name="ro1">
          <table:table-cell/>
          <table:table-cell table:formula="of:=[.B32]" office:value-type="string" office:string-value="CR_paper">
            <text:p>CR_paper</text:p>
          </table:table-cell>
          <table:table-cell table:formula="of:=[.G4]" office:value-type="float" office:value="7.190527">
            <text:p>7.1905</text:p>
          </table:table-cell>
          <table:table-cell table:formula="of:=[.M4]" office:value-type="float" office:value="7.864301">
            <text:p>7.8643</text:p>
          </table:table-cell>
          <table:table-cell table:formula="of:=[.S4]" office:value-type="float" office:value="7.747032">
            <text:p>7.7470</text:p>
          </table:table-cell>
          <table:table-cell table:formula="of:=[.Y4]" office:value-type="float" office:value="7.302657">
            <text:p>7.3027</text:p>
          </table:table-cell>
          <table:table-cell table:style-name="ce7" table:number-columns-repeated="2"/>
          <table:table-cell table:style-name="ce7" table:formula="of:=[.C46]-[.E46]" office:value-type="float" office:value="-0.556505">
            <text:p>-0.5565</text:p>
          </table:table-cell>
          <table:table-cell table:style-name="ce7" table:formula="of:=[.D46]-[.F46]" office:value-type="float" office:value="0.561644">
            <text:p>0.5616</text:p>
          </table:table-cell>
          <table:table-cell table:number-columns-repeated="1014"/>
        </table:table-row>
        <table:table-row table:style-name="ro1">
          <table:table-cell/>
          <table:table-cell table:formula="of:=[.B33]" office:value-type="string" office:string-value="NS_Public">
            <text:p>NS_Public</text:p>
          </table:table-cell>
          <table:table-cell table:formula="of:=[.G5]" office:value-type="float" office:value="13.931356">
            <text:p>13.9314</text:p>
          </table:table-cell>
          <table:table-cell table:formula="of:=[.M5]" office:value-type="float" office:value="26.852176">
            <text:p>26.8522</text:p>
          </table:table-cell>
          <table:table-cell table:formula="of:=[.S5]" office:value-type="float" office:value="13.66645">
            <text:p>13.6665</text:p>
          </table:table-cell>
          <table:table-cell table:formula="of:=[.Y5]" office:value-type="float" office:value="51.620092">
            <text:p>51.6201</text:p>
          </table:table-cell>
          <table:table-cell table:style-name="ce7" table:number-columns-repeated="2"/>
          <table:table-cell table:style-name="ce7" table:formula="of:=[.C47]-[.E47]" office:value-type="float" office:value="0.264906">
            <text:p>0.2649</text:p>
          </table:table-cell>
          <table:table-cell table:style-name="ce7" table:formula="of:=[.D47]-[.F47]" office:value-type="float" office:value="-24.767916">
            <text:p>-24.7679</text:p>
          </table:table-cell>
          <table:table-cell table:number-columns-repeated="1014"/>
        </table:table-row>
        <table:table-row table:style-name="ro1">
          <table:table-cell/>
          <table:table-cell table:formula="of:=[.B34]" office:value-type="string" office:string-value="WMF">
            <text:p>WMF</text:p>
          </table:table-cell>
          <table:table-cell table:formula="of:=[.G6]" office:value-type="float" office:value="15.016675">
            <text:p>15.0167</text:p>
          </table:table-cell>
          <table:table-cell table:formula="of:=[.M6]" office:value-type="float" office:value="19.395634">
            <text:p>19.3956</text:p>
          </table:table-cell>
          <table:table-cell table:formula="of:=[.S6]" office:value-type="float" office:value="16.106689">
            <text:p>16.1067</text:p>
          </table:table-cell>
          <table:table-cell table:formula="of:=[.Y6]" office:value-type="float" office:value="19.343786">
            <text:p>19.3438</text:p>
          </table:table-cell>
          <table:table-cell table:style-name="ce7" table:number-columns-repeated="2"/>
          <table:table-cell table:style-name="ce7" table:formula="of:=[.C48]-[.E48]" office:value-type="float" office:value="-1.090014">
            <text:p>-1.0900</text:p>
          </table:table-cell>
          <table:table-cell table:style-name="ce7" table:formula="of:=[.D48]-[.F48]" office:value-type="float" office:value="0.0518479999999997">
            <text:p>0.0518</text:p>
          </table:table-cell>
          <table:table-cell table:number-columns-repeated="1014"/>
        </table:table-row>
        <table:table-row table:style-name="ro1">
          <table:table-cell/>
          <table:table-cell table:formula="of:=[.B35]" office:value-type="string" office:string-value="BKE">
            <text:p>BKE</text:p>
          </table:table-cell>
          <table:table-cell table:formula="of:=[.G7]" office:value-type="float" office:value="25.167991">
            <text:p>25.1680</text:p>
          </table:table-cell>
          <table:table-cell table:formula="of:=[.M7]" office:value-type="float" office:value="28.108576">
            <text:p>28.1086</text:p>
          </table:table-cell>
          <table:table-cell table:formula="of:=[.S7]" office:value-type="float" office:value="18.490366">
            <text:p>18.4904</text:p>
          </table:table-cell>
          <table:table-cell table:formula="of:=[.Y7]" office:value-type="float" office:value="46.408191">
            <text:p>46.4082</text:p>
          </table:table-cell>
          <table:table-cell table:style-name="ce7" table:number-columns-repeated="2"/>
          <table:table-cell table:style-name="ce7" table:formula="of:=[.C49]-[.E49]" office:value-type="float" office:value="6.677625">
            <text:p>6.6776</text:p>
          </table:table-cell>
          <table:table-cell table:style-name="ce7" table:formula="of:=[.D49]-[.F49]" office:value-type="float" office:value="-18.299615">
            <text:p>-18.2996</text:p>
          </table:table-cell>
          <table:table-cell table:number-columns-repeated="1014"/>
        </table:table-row>
        <table:table-row table:style-name="ro1">
          <table:table-cell/>
          <table:table-cell table:formula="of:=[.B36]" office:value-type="string" office:string-value="Yahalom2">
            <text:p>Yahalom2</text:p>
          </table:table-cell>
          <table:table-cell table:formula="of:=[.G8]" office:value-type="float" office:value="31.479984">
            <text:p>31.4800</text:p>
          </table:table-cell>
          <table:table-cell table:formula="of:=[.M8]" office:value-type="float" office:value="66.351897">
            <text:p>66.3519</text:p>
          </table:table-cell>
          <table:table-cell table:formula="of:=[.S8]" office:value-type="float" office:value="39.149443">
            <text:p>39.1494</text:p>
          </table:table-cell>
          <table:table-cell table:formula="of:=[.Y8]" office:value-type="float" office:value="108.477812">
            <text:p>108.4778</text:p>
          </table:table-cell>
          <table:table-cell table:style-name="ce7" table:number-columns-repeated="2"/>
          <table:table-cell table:style-name="ce7" table:formula="of:=[.C50]-[.E50]" office:value-type="float" office:value="-7.669459">
            <text:p>-7.6695</text:p>
          </table:table-cell>
          <table:table-cell table:style-name="ce7" table:formula="of:=[.D50]-[.F50]" office:value-type="float" office:value="-42.125915">
            <text:p>-42.1259</text:p>
          </table:table-cell>
          <table:table-cell table:number-columns-repeated="1014"/>
        </table:table-row>
        <table:table-row table:style-name="ro1">
          <table:table-cell/>
          <table:table-cell table:formula="of:=[.B37]" office:value-type="string" office:string-value="OtwayRees">
            <text:p>OtwayRees</text:p>
          </table:table-cell>
          <table:table-cell table:formula="of:=[.G9]" office:value-type="float" office:value="44.731587">
            <text:p>44.7316</text:p>
          </table:table-cell>
          <table:table-cell table:formula="of:=[.M9]" office:value-type="float" office:value="76.471437">
            <text:p>76.4714</text:p>
          </table:table-cell>
          <table:table-cell table:formula="of:=[.S9]" office:value-type="float" office:value="420.403846">
            <text:p>420.4038</text:p>
          </table:table-cell>
          <table:table-cell table:formula="of:=[.Y9]" office:value-type="float" office:value="1007.898501">
            <text:p>1007.8985</text:p>
          </table:table-cell>
          <table:table-cell table:style-name="ce7" table:number-columns-repeated="2"/>
          <table:table-cell table:style-name="ce7" table:formula="of:=[.C51]-[.E51]" office:value-type="float" office:value="-375.672259">
            <text:p>-375.6723</text:p>
          </table:table-cell>
          <table:table-cell table:style-name="ce7" table:formula="of:=[.D51]-[.F51]" office:value-type="float" office:value="-931.427064">
            <text:p>-931.4271</text:p>
          </table:table-cell>
          <table:table-cell table:number-columns-repeated="1014"/>
        </table:table-row>
        <table:table-row table:style-name="ro1">
          <table:table-cell/>
          <table:table-cell table:formula="of:=[.B38]" office:value-type="string" office:string-value="DenningSacco">
            <text:p>DenningSacco</text:p>
          </table:table-cell>
          <table:table-cell table:formula="of:=[.G10]" office:value-type="float" office:value="60.796276">
            <text:p>60.7963</text:p>
          </table:table-cell>
          <table:table-cell table:formula="of:=[.M10]" office:value-type="float" office:value="124.645695">
            <text:p>124.6457</text:p>
          </table:table-cell>
          <table:table-cell table:formula="of:=[.S10]" office:value-type="float" office:value="79.219827">
            <text:p>79.2198</text:p>
          </table:table-cell>
          <table:table-cell table:formula="of:=[.Y10]" office:value-type="float" office:value="232.101206">
            <text:p>232.1012</text:p>
          </table:table-cell>
          <table:table-cell table:style-name="ce7" table:number-columns-repeated="2"/>
          <table:table-cell table:style-name="ce7" table:formula="of:=[.C52]-[.E52]" office:value-type="float" office:value="-18.423551">
            <text:p>-18.4236</text:p>
          </table:table-cell>
          <table:table-cell table:style-name="ce7" table:formula="of:=[.D52]-[.F52]" office:value-type="float" office:value="-107.455511">
            <text:p>-107.4555</text:p>
          </table:table-cell>
          <table:table-cell table:number-columns-repeated="1014"/>
        </table:table-row>
        <table:table-row table:style-name="ro1">
          <table:table-cell/>
          <table:table-cell table:formula="of:=[.B39]" office:value-type="string" office:string-value="TLS">
            <text:p>TLS</text:p>
          </table:table-cell>
          <table:table-cell table:formula="of:=[.G11]" office:value-type="float" office:value="64.358986">
            <text:p>64.3590</text:p>
          </table:table-cell>
          <table:table-cell table:formula="of:=[.M11]" office:value-type="float" office:value="267.583709">
            <text:p>267.5837</text:p>
          </table:table-cell>
          <table:table-cell table:formula="of:=[.S11]" office:value-type="float" office:value="316.486095">
            <text:p>316.4861</text:p>
          </table:table-cell>
          <table:table-cell table:formula="of:=[.Y11]" office:value-type="float" office:value="3028.273874">
            <text:p>3028.2739</text:p>
          </table:table-cell>
          <table:table-cell table:style-name="ce7" table:number-columns-repeated="2"/>
          <table:table-cell table:style-name="ce7" table:formula="of:=[.C53]-[.E53]" office:value-type="float" office:value="-252.127109">
            <text:p>-252.1271</text:p>
          </table:table-cell>
          <table:table-cell table:style-name="ce7" table:formula="of:=[.D53]-[.F53]" office:value-type="float" office:value="-2760.690165">
            <text:p>-2760.6902</text:p>
          </table:table-cell>
          <table:table-cell table:number-columns-repeated="1014"/>
        </table:table-row>
        <table:table-row table:style-name="ro1">
          <table:table-cell/>
          <table:table-cell table:formula="of:=[.B40]" office:value-type="string" office:string-value="WooLam">
            <text:p>WooLam</text:p>
          </table:table-cell>
          <table:table-cell table:formula="of:=[.G12]" office:value-type="float" office:value="108.958921">
            <text:p>108.9589</text:p>
          </table:table-cell>
          <table:table-cell table:formula="of:=[.M12]" office:value-type="float" office:value="547.42162">
            <text:p>547.4216</text:p>
          </table:table-cell>
          <table:table-cell table:formula="of:=[.S12]" office:value-type="float" office:value="127.587963">
            <text:p>127.5880</text:p>
          </table:table-cell>
          <table:table-cell table:formula="of:=[.Y12]" office:value-type="float" office:value="0">
            <text:p>Err:502</text:p>
          </table:table-cell>
          <table:table-cell table:style-name="ce7" table:number-columns-repeated="2"/>
          <table:table-cell table:style-name="ce7" table:formula="of:=[.C54]-[.E54]" office:value-type="float" office:value="-18.629042">
            <text:p>-18.6290</text:p>
          </table:table-cell>
          <table:table-cell table:style-name="ce7" table:formula="of:=[.D54]-[.F54]" office:value-type="float" office:value="0">
            <text:p>Err:502</text:p>
          </table:table-cell>
          <table:table-cell table:number-columns-repeated="1014"/>
        </table:table-row>
        <table:table-row table:style-name="ro1">
          <table:table-cell/>
          <table:table-cell table:formula="of:=[.B41]" office:value-type="string" office:string-value="KerberosV">
            <text:p>KerberosV</text:p>
          </table:table-cell>
          <table:table-cell table:formula="of:=[.G13]" office:value-type="float" office:value="136.514902">
            <text:p>136.5149</text:p>
          </table:table-cell>
          <table:table-cell table:formula="of:=[.M13]" office:value-type="float" office:value="680.944989">
            <text:p>680.9450</text:p>
          </table:table-cell>
          <table:table-cell table:formula="of:=[.S13]" office:value-type="float" office:value="0">
            <text:p>Err:502</text:p>
          </table:table-cell>
          <table:table-cell table:formula="of:=[.Y13]" office:value-type="float" office:value="0">
            <text:p>Err:502</text:p>
          </table:table-cell>
          <table:table-cell table:style-name="ce7" table:number-columns-repeated="2"/>
          <table:table-cell table:style-name="ce7" table:formula="of:=[.C55]-[.E55]" office:value-type="float" office:value="0">
            <text:p>Err:502</text:p>
          </table:table-cell>
          <table:table-cell table:style-name="ce7" table:formula="of:=[.D55]-[.F55]" office:value-type="float" office:value="0">
            <text:p>Err:502</text:p>
          </table:table-cell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5" office:value-type="string">
            <text:p>Checking/#Chains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6" table:formula="of:=[.B45]" office:value-type="string" office:string-value="Protocol">
            <text:p>Protocol</text:p>
          </table:table-cell>
          <table:table-cell table:style-name="ce6" table:formula="of:=[.H$2]" office:value-type="string" office:string-value="SR">
            <text:p>SR</text:p>
          </table:table-cell>
          <table:table-cell table:style-name="ce6" table:formula="of:=[.N$2]" office:value-type="string" office:string-value="SN">
            <text:p>SN</text:p>
          </table:table-cell>
          <table:table-cell table:style-name="ce6" table:formula="of:=[.T$2]" office:value-type="string" office:string-value="FR">
            <text:p>FR</text:p>
          </table:table-cell>
          <table:table-cell table:style-name="ce6" table:formula="of:=[.Z$2]" office:value-type="string" office:string-value="FN">
            <text:p>FN</text:p>
          </table:table-cell>
          <table:table-cell table:number-columns-repeated="1018"/>
        </table:table-row>
        <table:table-row table:style-name="ro1">
          <table:table-cell/>
          <table:table-cell table:formula="of:=[.B46]" office:value-type="string" office:string-value="CR_paper">
            <text:p>CR_paper</text:p>
          </table:table-cell>
          <table:table-cell table:formula="of:=[.C46]/[.C18]" office:value-type="float" office:value="0.7190527">
            <text:p>0.7191</text:p>
          </table:table-cell>
          <table:table-cell table:formula="of:=[.D46]/[.D18]" office:value-type="float" office:value="0.413910578947368">
            <text:p>0.4139</text:p>
          </table:table-cell>
          <table:table-cell table:formula="of:=[.E46]/[.E18]" office:value-type="float" office:value="0.7747032">
            <text:p>0.7747</text:p>
          </table:table-cell>
          <table:table-cell table:formula="of:=[.F46]/[.F18]" office:value-type="float" office:value="0.384350368421053">
            <text:p>0.3844</text:p>
          </table:table-cell>
          <table:table-cell table:number-columns-repeated="1018"/>
        </table:table-row>
        <table:table-row table:style-name="ro1">
          <table:table-cell/>
          <table:table-cell table:formula="of:=[.B47]" office:value-type="string" office:string-value="NS_Public">
            <text:p>NS_Public</text:p>
          </table:table-cell>
          <table:table-cell table:formula="of:=[.C47]/[.C19]" office:value-type="float" office:value="0.6965678">
            <text:p>0.6966</text:p>
          </table:table-cell>
          <table:table-cell table:formula="of:=[.D47]/[.D19]" office:value-type="float" office:value="0.406851151515151">
            <text:p>0.4069</text:p>
          </table:table-cell>
          <table:table-cell table:formula="of:=[.E47]/[.E19]" office:value-type="float" office:value="0.650783333333333">
            <text:p>0.6508</text:p>
          </table:table-cell>
          <table:table-cell table:formula="of:=[.F47]/[.F19]" office:value-type="float" office:value="0.419675544715447">
            <text:p>0.4197</text:p>
          </table:table-cell>
          <table:table-cell table:number-columns-repeated="1018"/>
        </table:table-row>
        <table:table-row table:style-name="ro1">
          <table:table-cell/>
          <table:table-cell table:formula="of:=[.B48]" office:value-type="string" office:string-value="WMF">
            <text:p>WMF</text:p>
          </table:table-cell>
          <table:table-cell table:formula="of:=[.C48]/[.C20]" office:value-type="float" office:value="0.9385421875">
            <text:p>0.9385</text:p>
          </table:table-cell>
          <table:table-cell table:formula="of:=[.D48]/[.D20]" office:value-type="float" office:value="0.625665612903226">
            <text:p>0.6257</text:p>
          </table:table-cell>
          <table:table-cell table:formula="of:=[.E48]/[.E20]" office:value-type="float" office:value="1.0066680625">
            <text:p>1.0067</text:p>
          </table:table-cell>
          <table:table-cell table:formula="of:=[.F48]/[.F20]" office:value-type="float" office:value="0.623993096774194">
            <text:p>0.6240</text:p>
          </table:table-cell>
          <table:table-cell table:number-columns-repeated="1018"/>
        </table:table-row>
        <table:table-row table:style-name="ro1">
          <table:table-cell/>
          <table:table-cell table:formula="of:=[.B49]" office:value-type="string" office:string-value="BKE">
            <text:p>BKE</text:p>
          </table:table-cell>
          <table:table-cell table:formula="of:=[.C49]/[.C21]" office:value-type="float" office:value="1.00671964">
            <text:p>1.0067</text:p>
          </table:table-cell>
          <table:table-cell table:formula="of:=[.D49]/[.D21]" office:value-type="float" office:value="0.315826696629213">
            <text:p>0.3158</text:p>
          </table:table-cell>
          <table:table-cell table:formula="of:=[.E49]/[.E21]" office:value-type="float" office:value="0.711167923076923">
            <text:p>0.7112</text:p>
          </table:table-cell>
          <table:table-cell table:formula="of:=[.F49]/[.F21]" office:value-type="float" office:value="0.329136106382979">
            <text:p>0.3291</text:p>
          </table:table-cell>
          <table:table-cell table:number-columns-repeated="1018"/>
        </table:table-row>
        <table:table-row table:style-name="ro1">
          <table:table-cell/>
          <table:table-cell table:formula="of:=[.B50]" office:value-type="string" office:string-value="Yahalom2">
            <text:p>Yahalom2</text:p>
          </table:table-cell>
          <table:table-cell table:formula="of:=[.C50]/[.C22]" office:value-type="float" office:value="1.43090836363636">
            <text:p>1.4309</text:p>
          </table:table-cell>
          <table:table-cell table:formula="of:=[.D50]/[.D22]" office:value-type="float" office:value="1.4744866">
            <text:p>1.4745</text:p>
          </table:table-cell>
          <table:table-cell table:formula="of:=[.E50]/[.E22]" office:value-type="float" office:value="1.70214969565217">
            <text:p>1.7021</text:p>
          </table:table-cell>
          <table:table-cell table:formula="of:=[.F50]/[.F22]" office:value-type="float" office:value="1.44637082666667">
            <text:p>1.4464</text:p>
          </table:table-cell>
          <table:table-cell table:number-columns-repeated="1018"/>
        </table:table-row>
        <table:table-row table:style-name="ro1">
          <table:table-cell/>
          <table:table-cell table:formula="of:=[.B51]" office:value-type="string" office:string-value="OtwayRees">
            <text:p>OtwayRees</text:p>
          </table:table-cell>
          <table:table-cell table:formula="of:=[.C51]/[.C23]" office:value-type="float" office:value="1.54246851724138">
            <text:p>1.5425</text:p>
          </table:table-cell>
          <table:table-cell table:formula="of:=[.D51]/[.D23]" office:value-type="float" office:value="1.2536301147541">
            <text:p>1.2536</text:p>
          </table:table-cell>
          <table:table-cell table:formula="of:=[.E51]/[.E23]" office:value-type="float" office:value="2.45850202339181">
            <text:p>2.4585</text:p>
          </table:table-cell>
          <table:table-cell table:formula="of:=[.F51]/[.F23]" office:value-type="float" office:value="2.35490303971963">
            <text:p>2.3549</text:p>
          </table:table-cell>
          <table:table-cell table:number-columns-repeated="1018"/>
        </table:table-row>
        <table:table-row table:style-name="ro1">
          <table:table-cell/>
          <table:table-cell table:formula="of:=[.B52]" office:value-type="string" office:string-value="DenningSacco">
            <text:p>DenningSacco</text:p>
          </table:table-cell>
          <table:table-cell table:formula="of:=[.C52]/[.C24]" office:value-type="float" office:value="1.599902">
            <text:p>1.5999</text:p>
          </table:table-cell>
          <table:table-cell table:formula="of:=[.D52]/[.D24]" office:value-type="float" office:value="1.34027629032258">
            <text:p>1.3403</text:p>
          </table:table-cell>
          <table:table-cell table:formula="of:=[.E52]/[.E24]" office:value-type="float" office:value="1.58439654">
            <text:p>1.5844</text:p>
          </table:table-cell>
          <table:table-cell table:formula="of:=[.F52]/[.F24]" office:value-type="float" office:value="1.43272349382716">
            <text:p>1.4327</text:p>
          </table:table-cell>
          <table:table-cell table:number-columns-repeated="1018"/>
        </table:table-row>
        <table:table-row table:style-name="ro1">
          <table:table-cell/>
          <table:table-cell table:formula="of:=[.B53]" office:value-type="string" office:string-value="TLS">
            <text:p>TLS</text:p>
          </table:table-cell>
          <table:table-cell table:formula="of:=[.C53]/[.C25]" office:value-type="float" office:value="3.2179493">
            <text:p>3.2179</text:p>
          </table:table-cell>
          <table:table-cell table:formula="of:=[.D53]/[.D25]" office:value-type="float" office:value="4.05429862121212">
            <text:p>4.0543</text:p>
          </table:table-cell>
          <table:table-cell table:formula="of:=[.E53]/[.E25]" office:value-type="float" office:value="7.912152375">
            <text:p>7.9122</text:p>
          </table:table-cell>
          <table:table-cell table:formula="of:=[.F53]/[.F25]" office:value-type="float" office:value="13.6408733063063">
            <text:p>13.6409</text:p>
          </table:table-cell>
          <table:table-cell table:number-columns-repeated="1018"/>
        </table:table-row>
        <table:table-row table:style-name="ro1">
          <table:table-cell/>
          <table:table-cell table:formula="of:=[.B54]" office:value-type="string" office:string-value="WooLam">
            <text:p>WooLam</text:p>
          </table:table-cell>
          <table:table-cell table:formula="of:=[.C54]/[.C26]" office:value-type="float" office:value="2.79381848717949">
            <text:p>2.7938</text:p>
          </table:table-cell>
          <table:table-cell table:formula="of:=[.D54]/[.D26]" office:value-type="float" office:value="4.02515897058824">
            <text:p>4.0252</text:p>
          </table:table-cell>
          <table:table-cell table:formula="of:=[.E54]/[.E26]" office:value-type="float" office:value="3.189699075">
            <text:p>3.1897</text:p>
          </table:table-cell>
          <table:table-cell table:formula="of:=[.F54]/[.F26]" office:value-type="float" office:value="0">
            <text:p>Err:502</text:p>
          </table:table-cell>
          <table:table-cell table:number-columns-repeated="1018"/>
        </table:table-row>
        <table:table-row table:style-name="ro1">
          <table:table-cell/>
          <table:table-cell table:formula="of:=[.B55]" office:value-type="string" office:string-value="KerberosV">
            <text:p>KerberosV</text:p>
          </table:table-cell>
          <table:table-cell table:formula="of:=[.C55]/[.C27]" office:value-type="float" office:value="3.1747651627907">
            <text:p>3.1748</text:p>
          </table:table-cell>
          <table:table-cell table:formula="of:=[.D55]/[.D27]" office:value-type="float" office:value="3.84714683050847">
            <text:p>3.8471</text:p>
          </table:table-cell>
          <table:table-cell table:formula="of:=[.E55]/[.E27]" office:value-type="float" office:value="0">
            <text:p>Err:502</text:p>
          </table:table-cell>
          <table:table-cell table:formula="of:=[.F55]/[.F27]" office:value-type="float" office:value="0">
            <text:p>Err:502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5" office:value-type="string">
            <text:p>Checking/Generation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6" table:formula="of:=[.B59]" office:value-type="string" office:string-value="Protocol">
            <text:p>Protocol</text:p>
          </table:table-cell>
          <table:table-cell table:style-name="ce6" table:formula="of:=[.H$2]" office:value-type="string" office:string-value="SR">
            <text:p>SR</text:p>
          </table:table-cell>
          <table:table-cell table:style-name="ce6" table:formula="of:=[.N$2]" office:value-type="string" office:string-value="SN">
            <text:p>SN</text:p>
          </table:table-cell>
          <table:table-cell table:style-name="ce6" table:formula="of:=[.T$2]" office:value-type="string" office:string-value="FR">
            <text:p>FR</text:p>
          </table:table-cell>
          <table:table-cell table:style-name="ce6" table:formula="of:=[.Z$2]" office:value-type="string" office:string-value="FN">
            <text:p>FN</text:p>
          </table:table-cell>
          <table:table-cell table:number-columns-repeated="1018"/>
        </table:table-row>
        <table:table-row table:style-name="ro1">
          <table:table-cell/>
          <table:table-cell table:formula="of:=[.B60]" office:value-type="string" office:string-value="CR_paper">
            <text:p>CR_paper</text:p>
          </table:table-cell>
          <table:table-cell table:formula="of:=[.C46]/[.C32]" office:value-type="float" office:value="1891.74611944225">
            <text:p>1891.7461</text:p>
          </table:table-cell>
          <table:table-cell table:formula="of:=[.D46]/[.D32]" office:value-type="float" office:value="2912.70407407407">
            <text:p>2912.7041</text:p>
          </table:table-cell>
          <table:table-cell table:formula="of:=[.E46]/[.E32]" office:value-type="float" office:value="3669.83988630981">
            <text:p>3669.8399</text:p>
          </table:table-cell>
          <table:table-cell table:formula="of:=[.F46]/[.F32]" office:value-type="float" office:value="2355.69580645161">
            <text:p>2355.6958</text:p>
          </table:table-cell>
          <table:table-cell table:number-columns-repeated="1018"/>
        </table:table-row>
        <table:table-row table:style-name="ro1">
          <table:table-cell/>
          <table:table-cell table:formula="of:=[.B61]" office:value-type="string" office:string-value="NS_Public">
            <text:p>NS_Public</text:p>
          </table:table-cell>
          <table:table-cell table:formula="of:=[.C47]/[.C33]" office:value-type="float" office:value="798.221280009167">
            <text:p>798.2213</text:p>
          </table:table-cell>
          <table:table-cell table:formula="of:=[.D47]/[.D33]" office:value-type="float" office:value="71.361271376749">
            <text:p>71.3613</text:p>
          </table:table-cell>
          <table:table-cell table:formula="of:=[.E47]/[.E33]" office:value-type="float" office:value="823.428932939688">
            <text:p>823.4289</text:p>
          </table:table-cell>
          <table:table-cell table:formula="of:=[.F47]/[.F33]" office:value-type="float" office:value="552.281468325719">
            <text:p>552.2815</text:p>
          </table:table-cell>
          <table:table-cell table:number-columns-repeated="1018"/>
        </table:table-row>
        <table:table-row table:style-name="ro1">
          <table:table-cell/>
          <table:table-cell table:formula="of:=[.B62]" office:value-type="string" office:string-value="WMF">
            <text:p>WMF</text:p>
          </table:table-cell>
          <table:table-cell table:formula="of:=[.C48]/[.C34]" office:value-type="float" office:value="1395.60176579926">
            <text:p>1395.6018</text:p>
          </table:table-cell>
          <table:table-cell table:formula="of:=[.D48]/[.D34]" office:value-type="float" office:value="1574.32094155844">
            <text:p>1574.3209</text:p>
          </table:table-cell>
          <table:table-cell table:formula="of:=[.E48]/[.E34]" office:value-type="float" office:value="2420.23876784373">
            <text:p>2420.2388</text:p>
          </table:table-cell>
          <table:table-cell table:formula="of:=[.F48]/[.F34]" office:value-type="float" office:value="1693.25857843137">
            <text:p>1693.2586</text:p>
          </table:table-cell>
          <table:table-cell table:number-columns-repeated="1018"/>
        </table:table-row>
        <table:table-row table:style-name="ro1">
          <table:table-cell/>
          <table:table-cell table:formula="of:=[.B63]" office:value-type="string" office:string-value="BKE">
            <text:p>BKE</text:p>
          </table:table-cell>
          <table:table-cell table:formula="of:=[.C49]/[.C35]" office:value-type="float" office:value="595.833120265151">
            <text:p>595.8331</text:p>
          </table:table-cell>
          <table:table-cell table:formula="of:=[.D49]/[.D35]" office:value-type="float" office:value="246.201473254561">
            <text:p>246.2015</text:p>
          </table:table-cell>
          <table:table-cell table:formula="of:=[.E49]/[.E35]" office:value-type="float" office:value="358.729745460189">
            <text:p>358.7297</text:p>
          </table:table-cell>
          <table:table-cell table:formula="of:=[.F49]/[.F35]" office:value-type="float" office:value="781.138021578496">
            <text:p>781.1380</text:p>
          </table:table-cell>
          <table:table-cell table:number-columns-repeated="1018"/>
        </table:table-row>
        <table:table-row table:style-name="ro1">
          <table:table-cell/>
          <table:table-cell table:formula="of:=[.B64]" office:value-type="string" office:string-value="Yahalom2">
            <text:p>Yahalom2</text:p>
          </table:table-cell>
          <table:table-cell table:formula="of:=[.C50]/[.C36]" office:value-type="float" office:value="285.227457233981">
            <text:p>285.2275</text:p>
          </table:table-cell>
          <table:table-cell table:formula="of:=[.D50]/[.D36]" office:value-type="float" office:value="55.8750464208572">
            <text:p>55.8750</text:p>
          </table:table-cell>
          <table:table-cell table:formula="of:=[.E50]/[.E36]" office:value-type="float" office:value="1381.81007341522">
            <text:p>1381.8101</text:p>
          </table:table-cell>
          <table:table-cell table:formula="of:=[.F50]/[.F36]" office:value-type="float" office:value="1076.07269192235">
            <text:p>1076.0727</text:p>
          </table:table-cell>
          <table:table-cell table:number-columns-repeated="1018"/>
        </table:table-row>
        <table:table-row table:style-name="ro1">
          <table:table-cell/>
          <table:table-cell table:formula="of:=[.B65]" office:value-type="string" office:string-value="OtwayRees">
            <text:p>OtwayRees</text:p>
          </table:table-cell>
          <table:table-cell table:formula="of:=[.C51]/[.C37]" office:value-type="float" office:value="55.1745244095129">
            <text:p>55.1745</text:p>
          </table:table-cell>
          <table:table-cell table:formula="of:=[.D51]/[.D37]" office:value-type="float" office:value="25.241030311112">
            <text:p>25.2410</text:p>
          </table:table-cell>
          <table:table-cell table:formula="of:=[.E51]/[.E37]" office:value-type="float" office:value="732.788765635241">
            <text:p>732.7888</text:p>
          </table:table-cell>
          <table:table-cell table:formula="of:=[.F51]/[.F37]" office:value-type="float" office:value="726.986015650527">
            <text:p>726.9860</text:p>
          </table:table-cell>
          <table:table-cell table:number-columns-repeated="1018"/>
        </table:table-row>
        <table:table-row table:style-name="ro1">
          <table:table-cell/>
          <table:table-cell table:formula="of:=[.B66]" office:value-type="string" office:string-value="DenningSacco">
            <text:p>DenningSacco</text:p>
          </table:table-cell>
          <table:table-cell table:formula="of:=[.C52]/[.C38]" office:value-type="float" office:value="639.166887445068">
            <text:p>639.1669</text:p>
          </table:table-cell>
          <table:table-cell table:formula="of:=[.D52]/[.D38]" office:value-type="float" office:value="143.323136131211">
            <text:p>143.3231</text:p>
          </table:table-cell>
          <table:table-cell table:formula="of:=[.E52]/[.E38]" office:value-type="float" office:value="1419.53208378877">
            <text:p>1419.5321</text:p>
          </table:table-cell>
          <table:table-cell table:formula="of:=[.F52]/[.F38]" office:value-type="float" office:value="1078.49710977287">
            <text:p>1078.4971</text:p>
          </table:table-cell>
          <table:table-cell table:number-columns-repeated="1018"/>
        </table:table-row>
        <table:table-row table:style-name="ro1">
          <table:table-cell/>
          <table:table-cell table:formula="of:=[.B67]" office:value-type="string" office:string-value="TLS">
            <text:p>TLS</text:p>
          </table:table-cell>
          <table:table-cell table:formula="of:=[.C53]/[.C39]" office:value-type="float" office:value="266.228953889047">
            <text:p>266.2290</text:p>
          </table:table-cell>
          <table:table-cell table:formula="of:=[.D53]/[.D39]" office:value-type="float" office:value="16.5942819419841">
            <text:p>16.5943</text:p>
          </table:table-cell>
          <table:table-cell table:formula="of:=[.E53]/[.E39]" office:value-type="float" office:value="3299.13577608673">
            <text:p>3299.1358</text:p>
          </table:table-cell>
          <table:table-cell table:formula="of:=[.F53]/[.F39]" office:value-type="float" office:value="3855.75321591411">
            <text:p>3855.7532</text:p>
          </table:table-cell>
          <table:table-cell table:number-columns-repeated="1018"/>
        </table:table-row>
        <table:table-row table:style-name="ro1">
          <table:table-cell/>
          <table:table-cell table:formula="of:=[.B68]" office:value-type="string" office:string-value="WooLam">
            <text:p>WooLam</text:p>
          </table:table-cell>
          <table:table-cell table:formula="of:=[.C54]/[.C40]" office:value-type="float" office:value="226.956143457033">
            <text:p>226.9561</text:p>
          </table:table-cell>
          <table:table-cell table:formula="of:=[.D54]/[.D40]" office:value-type="float" office:value="0.0437743988254787">
            <text:p>0.0438</text:p>
          </table:table-cell>
          <table:table-cell table:formula="of:=[.E54]/[.E40]" office:value-type="float" office:value="1079.15049479827">
            <text:p>1079.1505</text:p>
          </table:table-cell>
          <table:table-cell table:formula="of:=[.F54]/[.F40]" office:value-type="float" office:value="0">
            <text:p>Err:502</text:p>
          </table:table-cell>
          <table:table-cell table:number-columns-repeated="1018"/>
        </table:table-row>
        <table:table-row table:style-name="ro1">
          <table:table-cell/>
          <table:table-cell table:formula="of:=[.B69]" office:value-type="string" office:string-value="KerberosV">
            <text:p>KerberosV</text:p>
          </table:table-cell>
          <table:table-cell table:formula="of:=[.C55]/[.C41]" office:value-type="float" office:value="80.2366646820301">
            <text:p>80.2367</text:p>
          </table:table-cell>
          <table:table-cell table:formula="of:=[.D55]/[.D41]" office:value-type="float" office:value="0.0129959840691862">
            <text:p>0.0130</text:p>
          </table:table-cell>
          <table:table-cell table:formula="of:=[.E55]/[.E41]" office:value-type="float" office:value="0">
            <text:p>Err:502</text:p>
          </table:table-cell>
          <table:table-cell table:formula="of:=[.F55]/[.F41]" office:value-type="float" office:value="0">
            <text:p>Err:502</text:p>
          </table:table-cell>
          <table:table-cell table:number-columns-repeated="1018"/>
        </table:table-row>
      </table:table>
      <table:table table:name="Generation Time" table:style-name="ta1" table:print="false">
        <table:table-column table:style-name="co8" table:default-cell-style-name="Default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8" table:default-cell-style-name="ce8"/>
        <table:table-column table:style-name="co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formula="of:=CONCATENATE(&quot;# &quot;; ['Base Data'.B30])" office:value-type="string" office:string-value="# Generation Time">
            <text:p># Generation Time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>
            <text:p>Protocol</text:p>
          </table:table-cell>
          <table:table-cell table:style-name="Default" office:value-type="string">
            <text:p>"+reuse +minimize“</text:p>
          </table:table-cell>
          <table:table-cell table:style-name="Default" office:value-type="string">
            <text:p>"-reuse +minimize“</text:p>
          </table:table-cell>
          <table:table-cell table:style-name="Default" office:value-type="string">
            <text:p>"+reuse -minimize"</text:p>
          </table:table-cell>
          <table:table-cell table:style-name="Default" office:value-type="string">
            <text:p>"-reuse -minimize"</text:p>
          </table:table-cell>
          <table:table-cell/>
          <table:table-cell office:value-type="string">
            <text:p>slowdown minimize/ no reuse</text:p>
          </table:table-cell>
          <table:table-cell office:value-type="string">
            <text:p>improvement reuse</text:p>
          </table:table-cell>
        </table:table-row>
        <table:table-row table:style-name="ro1">
          <table:table-cell table:formula="of:=['Base Data'.B32]" office:value-type="string" office:string-value="CR_paper">
            <text:p>CR_paper</text:p>
          </table:table-cell>
          <table:table-cell table:formula="of:=['Base Data'.C32]" office:value-type="float" office:value="0.003801">
            <text:p>0.003801</text:p>
          </table:table-cell>
          <table:table-cell table:formula="of:=['Base Data'.D32]" office:value-type="float" office:value="0.0027">
            <text:p>0.002700</text:p>
          </table:table-cell>
          <table:table-cell table:formula="of:=['Base Data'.E32]" office:value-type="float" office:value="0.002111">
            <text:p>0.002111</text:p>
          </table:table-cell>
          <table:table-cell table:formula="of:=['Base Data'.F32]" office:value-type="float" office:value="0.0031">
            <text:p>0.003100</text:p>
          </table:table-cell>
          <table:table-cell/>
          <table:table-cell table:formula="of:=([.C3])/[.E3]" office:value-type="float" office:value="0.870967741935484">
            <text:p>0.87</text:p>
          </table:table-cell>
          <table:table-cell table:formula="of:=[.C3]/[.B3]" office:value-type="float" office:value="0.710339384372534">
            <text:p>0.71</text:p>
          </table:table-cell>
        </table:table-row>
        <table:table-row table:style-name="ro1">
          <table:table-cell table:formula="of:=['Base Data'.B33]" office:value-type="string" office:string-value="NS_Public">
            <text:p>NS_Public</text:p>
          </table:table-cell>
          <table:table-cell table:formula="of:=['Base Data'.C33]" office:value-type="float" office:value="0.017453">
            <text:p>0.017453</text:p>
          </table:table-cell>
          <table:table-cell table:formula="of:=['Base Data'.D33]" office:value-type="float" office:value="0.376285">
            <text:p>0.376285</text:p>
          </table:table-cell>
          <table:table-cell table:formula="of:=['Base Data'.E33]" office:value-type="float" office:value="0.016597">
            <text:p>0.016597</text:p>
          </table:table-cell>
          <table:table-cell table:formula="of:=['Base Data'.F33]" office:value-type="float" office:value="0.093467">
            <text:p>0.093467</text:p>
          </table:table-cell>
          <table:table-cell/>
          <table:table-cell table:formula="of:=([.C4])/[.E4]" office:value-type="float" office:value="4.0258593942247">
            <text:p>4.03</text:p>
          </table:table-cell>
          <table:table-cell table:formula="of:=[.C4]/[.B4]" office:value-type="float" office:value="21.5599037414771">
            <text:p>21.56</text:p>
          </table:table-cell>
        </table:table-row>
        <table:table-row table:style-name="ro1">
          <table:table-cell table:formula="of:=['Base Data'.B34]" office:value-type="string" office:string-value="WMF">
            <text:p>WMF</text:p>
          </table:table-cell>
          <table:table-cell table:formula="of:=['Base Data'.C34]" office:value-type="float" office:value="0.01076">
            <text:p>0.010760</text:p>
          </table:table-cell>
          <table:table-cell table:formula="of:=['Base Data'.D34]" office:value-type="float" office:value="0.01232">
            <text:p>0.012320</text:p>
          </table:table-cell>
          <table:table-cell table:formula="of:=['Base Data'.E34]" office:value-type="float" office:value="0.006655">
            <text:p>0.006655</text:p>
          </table:table-cell>
          <table:table-cell table:formula="of:=['Base Data'.F34]" office:value-type="float" office:value="0.011424">
            <text:p>0.011424</text:p>
          </table:table-cell>
          <table:table-cell/>
          <table:table-cell table:formula="of:=([.C5])/[.E5]" office:value-type="float" office:value="1.07843137254902">
            <text:p>1.08</text:p>
          </table:table-cell>
          <table:table-cell table:formula="of:=[.C5]/[.B5]" office:value-type="float" office:value="1.14498141263941">
            <text:p>1.14</text:p>
          </table:table-cell>
        </table:table-row>
        <table:table-row table:style-name="ro1">
          <table:table-cell table:formula="of:=['Base Data'.B35]" office:value-type="string" office:string-value="BKE">
            <text:p>BKE</text:p>
          </table:table-cell>
          <table:table-cell table:formula="of:=['Base Data'.C35]" office:value-type="float" office:value="0.04224">
            <text:p>0.042240</text:p>
          </table:table-cell>
          <table:table-cell table:formula="of:=['Base Data'.D35]" office:value-type="float" office:value="0.114169">
            <text:p>0.114169</text:p>
          </table:table-cell>
          <table:table-cell table:formula="of:=['Base Data'.E35]" office:value-type="float" office:value="0.051544">
            <text:p>0.051544</text:p>
          </table:table-cell>
          <table:table-cell table:formula="of:=['Base Data'.F35]" office:value-type="float" office:value="0.059411">
            <text:p>0.059411</text:p>
          </table:table-cell>
          <table:table-cell/>
          <table:table-cell table:formula="of:=([.C6])/[.E6]" office:value-type="float" office:value="1.92168117015368">
            <text:p>1.92</text:p>
          </table:table-cell>
          <table:table-cell table:formula="of:=[.C6]/[.B6]" office:value-type="float" office:value="2.70286458333333">
            <text:p>2.7</text:p>
          </table:table-cell>
        </table:table-row>
        <table:table-row table:style-name="ro1">
          <table:table-cell table:formula="of:=['Base Data'.B36]" office:value-type="string" office:string-value="Yahalom2">
            <text:p>Yahalom2</text:p>
          </table:table-cell>
          <table:table-cell table:formula="of:=['Base Data'.C36]" office:value-type="float" office:value="0.110368">
            <text:p>0.110368</text:p>
          </table:table-cell>
          <table:table-cell table:formula="of:=['Base Data'.D36]" office:value-type="float" office:value="1.187505">
            <text:p>1.187505</text:p>
          </table:table-cell>
          <table:table-cell table:formula="of:=['Base Data'.E36]" office:value-type="float" office:value="0.028332">
            <text:p>0.028332</text:p>
          </table:table-cell>
          <table:table-cell table:formula="of:=['Base Data'.F36]" office:value-type="float" office:value="0.100809">
            <text:p>0.100809</text:p>
          </table:table-cell>
          <table:table-cell/>
          <table:table-cell table:formula="of:=([.C7])/[.E7]" office:value-type="float" office:value="11.7797518078743">
            <text:p>11.78</text:p>
          </table:table-cell>
          <table:table-cell table:formula="of:=[.C7]/[.B7]" office:value-type="float" office:value="10.759504566541">
            <text:p>10.76</text:p>
          </table:table-cell>
        </table:table-row>
        <table:table-row table:style-name="ro1">
          <table:table-cell table:formula="of:=['Base Data'.B37]" office:value-type="string" office:string-value="OtwayRees">
            <text:p>OtwayRees</text:p>
          </table:table-cell>
          <table:table-cell table:formula="of:=['Base Data'.C37]" office:value-type="float" office:value="0.810729">
            <text:p>0.810729</text:p>
          </table:table-cell>
          <table:table-cell table:formula="of:=['Base Data'.D37]" office:value-type="float" office:value="3.029648">
            <text:p>3.029648</text:p>
          </table:table-cell>
          <table:table-cell table:formula="of:=['Base Data'.E37]" office:value-type="float" office:value="0.573704">
            <text:p>0.573704</text:p>
          </table:table-cell>
          <table:table-cell table:formula="of:=['Base Data'.F37]" office:value-type="float" office:value="1.386407">
            <text:p>1.386407</text:p>
          </table:table-cell>
          <table:table-cell/>
          <table:table-cell table:formula="of:=([.C8])/[.E8]" office:value-type="float" office:value="2.18525151705091">
            <text:p>2.19</text:p>
          </table:table-cell>
          <table:table-cell table:formula="of:=[.C8]/[.B8]" office:value-type="float" office:value="3.73694292420772">
            <text:p>3.74</text:p>
          </table:table-cell>
        </table:table-row>
        <table:table-row table:style-name="ro1">
          <table:table-cell table:formula="of:=['Base Data'.B38]" office:value-type="string" office:string-value="DenningSacco">
            <text:p>DenningSacco</text:p>
          </table:table-cell>
          <table:table-cell table:formula="of:=['Base Data'.C38]" office:value-type="float" office:value="0.095118">
            <text:p>0.095118</text:p>
          </table:table-cell>
          <table:table-cell table:formula="of:=['Base Data'.D38]" office:value-type="float" office:value="0.869683">
            <text:p>0.869683</text:p>
          </table:table-cell>
          <table:table-cell table:formula="of:=['Base Data'.E38]" office:value-type="float" office:value="0.055807">
            <text:p>0.055807</text:p>
          </table:table-cell>
          <table:table-cell table:formula="of:=['Base Data'.F38]" office:value-type="float" office:value="0.215208">
            <text:p>0.215208</text:p>
          </table:table-cell>
          <table:table-cell/>
          <table:table-cell table:formula="of:=([.C9])/[.E9]" office:value-type="float" office:value="4.04112765324709">
            <text:p>4.04</text:p>
          </table:table-cell>
          <table:table-cell table:formula="of:=[.C9]/[.B9]" office:value-type="float" office:value="9.14320107655754">
            <text:p>9.14</text:p>
          </table:table-cell>
        </table:table-row>
        <table:table-row table:style-name="ro1">
          <table:table-cell table:formula="of:=['Base Data'.B39]" office:value-type="string" office:string-value="TLS">
            <text:p>TLS</text:p>
          </table:table-cell>
          <table:table-cell table:formula="of:=['Base Data'.C39]" office:value-type="float" office:value="0.241743">
            <text:p>0.241743</text:p>
          </table:table-cell>
          <table:table-cell table:formula="of:=['Base Data'.D39]" office:value-type="float" office:value="16.125055">
            <text:p>16.125055</text:p>
          </table:table-cell>
          <table:table-cell table:formula="of:=['Base Data'.E39]" office:value-type="float" office:value="0.09593">
            <text:p>0.095930</text:p>
          </table:table-cell>
          <table:table-cell table:formula="of:=['Base Data'.F39]" office:value-type="float" office:value="0.785391">
            <text:p>0.785391</text:p>
          </table:table-cell>
          <table:table-cell/>
          <table:table-cell table:formula="of:=([.C10])/[.E10]" office:value-type="float" office:value="20.5312449467845">
            <text:p>20.53</text:p>
          </table:table-cell>
          <table:table-cell table:formula="of:=[.C10]/[.B10]" office:value-type="float" office:value="66.7032964760097">
            <text:p>66.7</text:p>
          </table:table-cell>
        </table:table-row>
        <table:table-row table:style-name="ro1">
          <table:table-cell table:formula="of:=['Base Data'.B40]" office:value-type="string" office:string-value="WooLam">
            <text:p>WooLam</text:p>
          </table:table-cell>
          <table:table-cell table:formula="of:=['Base Data'.C40]" office:value-type="float" office:value="0.480088">
            <text:p>0.480088</text:p>
          </table:table-cell>
          <table:table-cell table:formula="of:=['Base Data'.D40]" office:value-type="float" office:value="12505.52">
            <text:p>12505.520000</text:p>
          </table:table-cell>
          <table:table-cell table:formula="of:=['Base Data'.E40]" office:value-type="float" office:value="0.11823">
            <text:p>0.118230</text:p>
          </table:table-cell>
          <table:table-cell table:formula="of:=['Base Data'.F40]" office:value-type="float" office:value="28.178706">
            <text:p>28.178706</text:p>
          </table:table-cell>
          <table:table-cell/>
          <table:table-cell table:formula="of:=([.C11])/[.E11]" office:value-type="float" office:value="443.793267157122">
            <text:p>443.79</text:p>
          </table:table-cell>
          <table:table-cell table:formula="of:=[.C11]/[.B11]" office:value-type="float" office:value="26048.3911282931">
            <text:p>26048.39</text:p>
          </table:table-cell>
        </table:table-row>
        <table:table-row table:style-name="ro1">
          <table:table-cell table:formula="of:=['Base Data'.B41]" office:value-type="string" office:string-value="KerberosV">
            <text:p>KerberosV</text:p>
          </table:table-cell>
          <table:table-cell table:formula="of:=['Base Data'.C41]" office:value-type="float" office:value="1.701403">
            <text:p>1.701403</text:p>
          </table:table-cell>
          <table:table-cell table:formula="of:=['Base Data'.D41]" office:value-type="float" office:value="52396.57">
            <text:p>52396.570000</text:p>
          </table:table-cell>
          <table:table-cell table:formula="of:=['Base Data'.E41]" office:value-type="float" office:value="0.387432">
            <text:p>0.387432</text:p>
          </table:table-cell>
          <table:table-cell office:value-type="string">
            <text:p>-</text:p>
          </table:table-cell>
          <table:table-cell/>
          <table:table-cell table:formula="of:=([.E12]-[.C12])/[.E12]" office:value-type="float" office:value="0">
            <text:p>#VALUE!</text:p>
          </table:table-cell>
          <table:table-cell table:formula="of:=[.C12]/[.B12]" office:value-type="float" office:value="30796.0959278901">
            <text:p>30796.1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 table:formula="of:=AVERAGE([.G4:.G10])" office:value-type="float" office:value="6.50904969455488">
            <text:p>6.51</text:p>
          </table:table-cell>
          <table:table-cell table:formula="of:=AVERAGE([.H4:.H12])" office:value-type="float" office:value="6328.91530566267">
            <text:p>6328.92</text:p>
          </table:table-cell>
        </table:table-row>
      </table:table>
      <table:table table:name="Checking Time" table:style-name="ta1" table:print="false">
        <office:forms form:automatic-focus="false" form:apply-design-mode="false"/>
        <table:table-column table:style-name="co13" table:default-cell-style-name="Default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8" table:default-cell-style-name="ce8"/>
        <table:table-column table:style-name="co1" table:number-columns-repeated="3" table:default-cell-style-name="Default"/>
        <table:table-row table:style-name="ro1">
          <table:table-cell table:formula="of:=CONCATENATE(&quot;# &quot;; ['Base Data'.B44])" office:value-type="string" office:string-value="# Checking Time">
            <text:p># Checking Time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formula="of:=['Base Data'.B45]" office:value-type="string" office:string-value="Protocol">
            <text:p>Protocol</text:p>
          </table:table-cell>
          <table:table-cell table:style-name="Default" office:value-type="string">
            <text:p>"+reuse +minimize“</text:p>
          </table:table-cell>
          <table:table-cell table:style-name="Default" office:value-type="string">
            <text:p>"-reuse +minimize“</text:p>
          </table:table-cell>
          <table:table-cell table:style-name="Default" office:value-type="string">
            <text:p>"+reuse -minimize"</text:p>
          </table:table-cell>
          <table:table-cell table:style-name="Default" office:value-type="string">
            <text:p>"-reuse -minimize"</text:p>
          </table:table-cell>
          <table:table-cell/>
          <table:table-cell office:value-type="string">
            <text:p>improvement minimize/ no reuse</text:p>
          </table:table-cell>
          <table:table-cell office:value-type="string">
            <text:p>improvement reuse</text:p>
          </table:table-cell>
        </table:table-row>
        <table:table-row table:style-name="ro1">
          <table:table-cell table:formula="of:=['Base Data'.B46]" office:value-type="string" office:string-value="CR_paper">
            <text:p>CR_paper</text:p>
          </table:table-cell>
          <table:table-cell table:formula="of:=['Base Data'.C46]" office:value-type="float" office:value="7.190527">
            <text:p>7.190527</text:p>
          </table:table-cell>
          <table:table-cell table:formula="of:=['Base Data'.D46]" office:value-type="float" office:value="7.864301">
            <text:p>7.864301</text:p>
          </table:table-cell>
          <table:table-cell table:formula="of:=['Base Data'.E46]" office:value-type="float" office:value="7.747032">
            <text:p>7.747032</text:p>
          </table:table-cell>
          <table:table-cell table:formula="of:=['Base Data'.F46]" office:value-type="float" office:value="7.302657">
            <text:p>7.302657</text:p>
          </table:table-cell>
          <table:table-cell/>
          <table:table-cell table:formula="of:=([.E3])/[.C3]" office:value-type="float" office:value="0.928583099756736">
            <text:p>0.93</text:p>
          </table:table-cell>
          <table:table-cell table:formula="of:=[.C3]/[.B3]" office:value-type="float" office:value="1.09370300674763">
            <text:p>1.09</text:p>
          </table:table-cell>
        </table:table-row>
        <table:table-row table:style-name="ro1">
          <table:table-cell table:formula="of:=['Base Data'.B47]" office:value-type="string" office:string-value="NS_Public">
            <text:p>NS_Public</text:p>
          </table:table-cell>
          <table:table-cell table:formula="of:=['Base Data'.C47]" office:value-type="float" office:value="13.931356">
            <text:p>13.931356</text:p>
          </table:table-cell>
          <table:table-cell table:formula="of:=['Base Data'.D47]" office:value-type="float" office:value="26.852176">
            <text:p>26.852176</text:p>
          </table:table-cell>
          <table:table-cell table:formula="of:=['Base Data'.E47]" office:value-type="float" office:value="13.66645">
            <text:p>13.666450</text:p>
          </table:table-cell>
          <table:table-cell table:formula="of:=['Base Data'.F47]" office:value-type="float" office:value="51.620092">
            <text:p>51.620092</text:p>
          </table:table-cell>
          <table:table-cell/>
          <table:table-cell table:formula="of:=([.E4])/[.C4]" office:value-type="float" office:value="1.9223802197632">
            <text:p>1.92</text:p>
          </table:table-cell>
          <table:table-cell table:formula="of:=[.C4]/[.B4]" office:value-type="float" office:value="1.92746319884439">
            <text:p>1.93</text:p>
          </table:table-cell>
        </table:table-row>
        <table:table-row table:style-name="ro1">
          <table:table-cell table:formula="of:=['Base Data'.B48]" office:value-type="string" office:string-value="WMF">
            <text:p>WMF</text:p>
          </table:table-cell>
          <table:table-cell table:formula="of:=['Base Data'.C48]" office:value-type="float" office:value="15.016675">
            <text:p>15.016675</text:p>
          </table:table-cell>
          <table:table-cell table:formula="of:=['Base Data'.D48]" office:value-type="float" office:value="19.395634">
            <text:p>19.395634</text:p>
          </table:table-cell>
          <table:table-cell table:formula="of:=['Base Data'.E48]" office:value-type="float" office:value="16.106689">
            <text:p>16.106689</text:p>
          </table:table-cell>
          <table:table-cell table:formula="of:=['Base Data'.F48]" office:value-type="float" office:value="19.343786">
            <text:p>19.343786</text:p>
          </table:table-cell>
          <table:table-cell/>
          <table:table-cell table:formula="of:=([.E5])/[.C5]" office:value-type="float" office:value="0.997326821077362">
            <text:p>1</text:p>
          </table:table-cell>
          <table:table-cell table:formula="of:=[.C5]/[.B5]" office:value-type="float" office:value="1.29160643085104">
            <text:p>1.29</text:p>
          </table:table-cell>
        </table:table-row>
        <table:table-row table:style-name="ro1">
          <table:table-cell table:formula="of:=['Base Data'.B49]" office:value-type="string" office:string-value="BKE">
            <text:p>BKE</text:p>
          </table:table-cell>
          <table:table-cell table:formula="of:=['Base Data'.C49]" office:value-type="float" office:value="25.167991">
            <text:p>25.167991</text:p>
          </table:table-cell>
          <table:table-cell table:formula="of:=['Base Data'.D49]" office:value-type="float" office:value="28.108576">
            <text:p>28.108576</text:p>
          </table:table-cell>
          <table:table-cell table:formula="of:=['Base Data'.E49]" office:value-type="float" office:value="18.490366">
            <text:p>18.490366</text:p>
          </table:table-cell>
          <table:table-cell table:formula="of:=['Base Data'.F49]" office:value-type="float" office:value="46.408191">
            <text:p>46.408191</text:p>
          </table:table-cell>
          <table:table-cell/>
          <table:table-cell table:formula="of:=([.E6])/[.C6]" office:value-type="float" office:value="1.6510331579942">
            <text:p>1.65</text:p>
          </table:table-cell>
          <table:table-cell table:formula="of:=[.C6]/[.B6]" office:value-type="float" office:value="1.11683828876131">
            <text:p>1.12</text:p>
          </table:table-cell>
        </table:table-row>
        <table:table-row table:style-name="ro1">
          <table:table-cell table:formula="of:=['Base Data'.B50]" office:value-type="string" office:string-value="Yahalom2">
            <text:p>Yahalom2</text:p>
          </table:table-cell>
          <table:table-cell table:formula="of:=['Base Data'.C50]" office:value-type="float" office:value="31.479984">
            <text:p>31.479984</text:p>
          </table:table-cell>
          <table:table-cell table:formula="of:=['Base Data'.D50]" office:value-type="float" office:value="66.351897">
            <text:p>66.351897</text:p>
          </table:table-cell>
          <table:table-cell table:formula="of:=['Base Data'.E50]" office:value-type="float" office:value="39.149443">
            <text:p>39.149443</text:p>
          </table:table-cell>
          <table:table-cell table:formula="of:=['Base Data'.F50]" office:value-type="float" office:value="108.477812">
            <text:p>108.477812</text:p>
          </table:table-cell>
          <table:table-cell/>
          <table:table-cell table:formula="of:=([.E7])/[.C7]" office:value-type="float" office:value="1.63488636956378">
            <text:p>1.63</text:p>
          </table:table-cell>
          <table:table-cell table:formula="of:=[.C7]/[.B7]" office:value-type="float" office:value="2.10774875235006">
            <text:p>2.11</text:p>
          </table:table-cell>
        </table:table-row>
        <table:table-row table:style-name="ro1">
          <table:table-cell table:formula="of:=['Base Data'.B51]" office:value-type="string" office:string-value="OtwayRees">
            <text:p>OtwayRees</text:p>
          </table:table-cell>
          <table:table-cell table:formula="of:=['Base Data'.C51]" office:value-type="float" office:value="44.731587">
            <text:p>44.731587</text:p>
          </table:table-cell>
          <table:table-cell table:formula="of:=['Base Data'.D51]" office:value-type="float" office:value="76.471437">
            <text:p>76.471437</text:p>
          </table:table-cell>
          <table:table-cell table:formula="of:=['Base Data'.E51]" office:value-type="float" office:value="420.403846">
            <text:p>420.403846</text:p>
          </table:table-cell>
          <table:table-cell table:formula="of:=['Base Data'.F51]" office:value-type="float" office:value="1007.898501">
            <text:p>1007.898501</text:p>
          </table:table-cell>
          <table:table-cell/>
          <table:table-cell table:formula="of:=([.E8])/[.C8]" office:value-type="float" office:value="13.1800648783414">
            <text:p>13.18</text:p>
          </table:table-cell>
          <table:table-cell table:formula="of:=[.C8]/[.B8]" office:value-type="float" office:value="1.70956235020233">
            <text:p>1.71</text:p>
          </table:table-cell>
        </table:table-row>
        <table:table-row table:style-name="ro1">
          <table:table-cell table:formula="of:=['Base Data'.B52]" office:value-type="string" office:string-value="DenningSacco">
            <text:p>DenningSacco</text:p>
          </table:table-cell>
          <table:table-cell table:formula="of:=['Base Data'.C52]" office:value-type="float" office:value="60.796276">
            <text:p>60.796276</text:p>
          </table:table-cell>
          <table:table-cell table:formula="of:=['Base Data'.D52]" office:value-type="float" office:value="124.645695">
            <text:p>124.645695</text:p>
          </table:table-cell>
          <table:table-cell table:formula="of:=['Base Data'.E52]" office:value-type="float" office:value="79.219827">
            <text:p>79.219827</text:p>
          </table:table-cell>
          <table:table-cell table:formula="of:=['Base Data'.F52]" office:value-type="float" office:value="232.101206">
            <text:p>232.101206</text:p>
          </table:table-cell>
          <table:table-cell/>
          <table:table-cell table:formula="of:=([.E9])/[.C9]" office:value-type="float" office:value="1.86208762364396">
            <text:p>1.86</text:p>
          </table:table-cell>
          <table:table-cell table:formula="of:=[.C9]/[.B9]" office:value-type="float" office:value="2.05021924369183">
            <text:p>2.05</text:p>
          </table:table-cell>
        </table:table-row>
        <table:table-row table:style-name="ro1">
          <table:table-cell table:formula="of:=['Base Data'.B53]" office:value-type="string" office:string-value="TLS">
            <text:p>TLS</text:p>
          </table:table-cell>
          <table:table-cell table:formula="of:=['Base Data'.C53]" office:value-type="float" office:value="64.358986">
            <text:p>64.358986</text:p>
          </table:table-cell>
          <table:table-cell table:formula="of:=['Base Data'.D53]" office:value-type="float" office:value="267.583709">
            <text:p>267.583709</text:p>
          </table:table-cell>
          <table:table-cell table:formula="of:=['Base Data'.E53]" office:value-type="float" office:value="316.486095">
            <text:p>316.486095</text:p>
          </table:table-cell>
          <table:table-cell table:formula="of:=['Base Data'.F53]" office:value-type="float" office:value="3028.273874">
            <text:p>3028.273874</text:p>
          </table:table-cell>
          <table:table-cell/>
          <table:table-cell table:formula="of:=([.E10])/[.C10]" office:value-type="float" office:value="11.3171085239722">
            <text:p>11.32</text:p>
          </table:table-cell>
          <table:table-cell table:formula="of:=[.C10]/[.B10]" office:value-type="float" office:value="4.15767440773539">
            <text:p>4.16</text:p>
          </table:table-cell>
        </table:table-row>
        <table:table-row table:style-name="ro1">
          <table:table-cell table:formula="of:=['Base Data'.B54]" office:value-type="string" office:string-value="WooLam">
            <text:p>WooLam</text:p>
          </table:table-cell>
          <table:table-cell table:formula="of:=['Base Data'.C54]" office:value-type="float" office:value="108.958921">
            <text:p>108.958921</text:p>
          </table:table-cell>
          <table:table-cell table:formula="of:=['Base Data'.D54]" office:value-type="float" office:value="547.42162">
            <text:p>547.421620</text:p>
          </table:table-cell>
          <table:table-cell table:formula="of:=['Base Data'.E54]" office:value-type="float" office:value="127.587963">
            <text:p>127.587963</text:p>
          </table:table-cell>
          <table:table-cell office:value-type="string">
            <text:p>-</text:p>
          </table:table-cell>
          <table:table-cell/>
          <table:table-cell table:formula="of:=([.E11]-[.C11])/[.E11]" office:value-type="float" office:value="0">
            <text:p>#VALUE!</text:p>
          </table:table-cell>
          <table:table-cell table:formula="of:=[.C11]/[.B11]" office:value-type="float" office:value="5.02411014147249">
            <text:p>5.02</text:p>
          </table:table-cell>
        </table:table-row>
        <table:table-row table:style-name="ro1">
          <table:table-cell table:formula="of:=['Base Data'.B55]" office:value-type="string" office:string-value="KerberosV">
            <text:p>KerberosV</text:p>
          </table:table-cell>
          <table:table-cell table:formula="of:=['Base Data'.C55]" office:value-type="float" office:value="136.514902">
            <text:p>136.514902</text:p>
          </table:table-cell>
          <table:table-cell table:formula="of:=['Base Data'.D55]" office:value-type="float" office:value="680.944989">
            <text:p>680.944989</text:p>
          </table:table-cell>
          <table:table-cell office:value-type="string">
            <text:p>-</text:p>
          </table:table-cell>
          <table:table-cell table:formula="of:=&quot;-&quot;" office:value-type="string" office:string-value="-">
            <text:p>-</text:p>
          </table:table-cell>
          <table:table-cell/>
          <table:table-cell table:formula="of:=([.E12]-[.C12])/[.E12]" office:value-type="float" office:value="0">
            <text:p>#VALUE!</text:p>
          </table:table-cell>
          <table:table-cell table:formula="of:=[.C12]/[.B12]" office:value-type="float" office:value="4.98806342035831">
            <text:p>4.99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 table:formula="of:=AVERAGE([.G4:.G10])" office:value-type="float" office:value="4.65212679919374">
            <text:p>4.65</text:p>
          </table:table-cell>
          <table:table-cell table:formula="of:=AVERAGE([.H4:.H12])" office:value-type="float" office:value="2.70814291491857">
            <text:p>2.71</text:p>
          </table:table-cell>
        </table:table-row>
      </table:table>
      <table:table table:name="Results table" table:style-name="ta1" table:print="false">
        <office:forms form:automatic-focus="false" form:apply-design-mode="false"/>
        <table:table-column table:style-name="co14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default-cell-style-name="ce10"/>
        <table:table-column table:style-name="co1" table:default-cell-style-name="Default"/>
        <table:table-column table:style-name="co15" table:default-cell-style-name="Default"/>
        <table:table-column table:style-name="co1" table:number-columns-repeated="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formula="of:=['Base Data'.B3]" office:value-type="string" office:string-value="Protocol">
            <text:p>Protocol</text:p>
          </table:table-cell>
          <table:table-cell table:formula="of:=['Base Data'.C3]" office:value-type="string" office:string-value="#sec">
            <text:p>#sec</text:p>
          </table:table-cell>
          <table:table-cell table:formula="of:=['Base Data'.D3]" office:value-type="string" office:string-value="#auth">
            <text:p>#auth</text:p>
          </table:table-cell>
          <table:table-cell table:style-name="Default" table:formula="of:=['Base Data'.F3]" office:value-type="string" office:string-value="generation">
            <text:p>generation</text:p>
          </table:table-cell>
          <table:table-cell table:style-name="Default" table:formula="of:=['Base Data'.G3]" office:value-type="string" office:string-value="checking">
            <text:p>checking</text:p>
          </table:table-cell>
          <table:table-cell office:value-type="string">
            <text:p>#chain</text:p>
          </table:table-cell>
          <table:table-cell office:value-type="string">
            <text:p>#chain no reuse</text:p>
          </table:table-cell>
          <table:table-cell/>
          <table:table-cell office:value-type="string">
            <text:p>increase due to no reuse</text:p>
          </table:table-cell>
          <table:table-cell table:number-columns-repeated="2"/>
          <table:table-cell office:value-type="string">
            <text:p>chain per property with reuse</text:p>
          </table:table-cell>
          <table:table-cell/>
          <table:table-cell office:value-type="string">
            <text:p>chain per property without reuse</text:p>
          </table:table-cell>
        </table:table-row>
        <table:table-row table:style-name="ro1">
          <table:table-cell table:formula="of:=['Base Data'.B4]" office:value-type="string" office:string-value="CR_paper">
            <text:p>CR_paper</text:p>
          </table:table-cell>
          <table:table-cell table:formula="of:=['Base Data'.C4]" office:value-type="float" office:value="3">
            <text:p>3</text:p>
          </table:table-cell>
          <table:table-cell table:formula="of:=['Base Data'.D4]" office:value-type="float" office:value="2">
            <text:p>2</text:p>
          </table:table-cell>
          <table:table-cell table:formula="of:=['Base Data'.F4]" office:value-type="currency" office:currency="s" office:value="0.003801">
            <text:p>0.00s</text:p>
          </table:table-cell>
          <table:table-cell table:formula="of:=['Base Data'.G4]" office:value-type="currency" office:currency="s" office:value="7.190527">
            <text:p>7s</text:p>
          </table:table-cell>
          <table:table-cell table:formula="of:=['Base Data'.I4]" office:value-type="float" office:value="10">
            <text:p>10</text:p>
          </table:table-cell>
          <table:table-cell table:formula="of:=['Base Data'.O4]" office:value-type="float" office:value="19">
            <text:p>19</text:p>
          </table:table-cell>
          <table:table-cell/>
          <table:table-cell table:formula="of:=[.G2]/[.F2]" office:value-type="float" office:value="1.9">
            <text:p>1.9</text:p>
          </table:table-cell>
          <table:table-cell table:number-columns-repeated="2"/>
          <table:table-cell table:formula="of:=[.F2]/([.B2]+[.C2])" office:value-type="float" office:value="2">
            <text:p>2</text:p>
          </table:table-cell>
          <table:table-cell/>
          <table:table-cell table:formula="of:=[.G2]/([.B2]+[.C2])" office:value-type="float" office:value="3.8">
            <text:p>3.8</text:p>
          </table:table-cell>
        </table:table-row>
        <table:table-row table:style-name="ro1">
          <table:table-cell table:formula="of:=['Base Data'.B5]" office:value-type="string" office:string-value="NS_Public">
            <text:p>NS_Public</text:p>
          </table:table-cell>
          <table:table-cell table:formula="of:=['Base Data'.C5]" office:value-type="float" office:value="8">
            <text:p>8</text:p>
          </table:table-cell>
          <table:table-cell table:formula="of:=['Base Data'.D5]" office:value-type="float" office:value="2">
            <text:p>2</text:p>
          </table:table-cell>
          <table:table-cell table:formula="of:=['Base Data'.F5]" office:value-type="currency" office:currency="s" office:value="0.017453">
            <text:p>0.02s</text:p>
          </table:table-cell>
          <table:table-cell table:formula="of:=['Base Data'.G5]" office:value-type="currency" office:currency="s" office:value="13.931356">
            <text:p>14s</text:p>
          </table:table-cell>
          <table:table-cell table:formula="of:=['Base Data'.I5]" office:value-type="float" office:value="20">
            <text:p>20</text:p>
          </table:table-cell>
          <table:table-cell table:formula="of:=['Base Data'.O5]" office:value-type="float" office:value="66">
            <text:p>66</text:p>
          </table:table-cell>
          <table:table-cell/>
          <table:table-cell table:formula="of:=[.G3]/[.F3]" office:value-type="float" office:value="3.3">
            <text:p>3.3</text:p>
          </table:table-cell>
          <table:table-cell table:number-columns-repeated="2"/>
          <table:table-cell table:formula="of:=[.F3]/([.B3]+[.C3])" office:value-type="float" office:value="2">
            <text:p>2</text:p>
          </table:table-cell>
          <table:table-cell/>
          <table:table-cell table:formula="of:=[.G3]/([.B3]+[.C3])" office:value-type="float" office:value="6.6">
            <text:p>6.6</text:p>
          </table:table-cell>
        </table:table-row>
        <table:table-row table:style-name="ro1">
          <table:table-cell table:formula="of:=['Base Data'.B6]" office:value-type="string" office:string-value="WMF">
            <text:p>WMF</text:p>
          </table:table-cell>
          <table:table-cell table:formula="of:=['Base Data'.C6]" office:value-type="float" office:value="7">
            <text:p>7</text:p>
          </table:table-cell>
          <table:table-cell table:formula="of:=['Base Data'.D6]" office:value-type="float" office:value="1">
            <text:p>1</text:p>
          </table:table-cell>
          <table:table-cell table:formula="of:=['Base Data'.F6]" office:value-type="currency" office:currency="s" office:value="0.01076">
            <text:p>0.01s</text:p>
          </table:table-cell>
          <table:table-cell table:formula="of:=['Base Data'.G6]" office:value-type="currency" office:currency="s" office:value="15.016675">
            <text:p>15s</text:p>
          </table:table-cell>
          <table:table-cell table:formula="of:=['Base Data'.I6]" office:value-type="float" office:value="16">
            <text:p>16</text:p>
          </table:table-cell>
          <table:table-cell table:formula="of:=['Base Data'.O6]" office:value-type="float" office:value="31">
            <text:p>31</text:p>
          </table:table-cell>
          <table:table-cell/>
          <table:table-cell table:formula="of:=[.G4]/[.F4]" office:value-type="float" office:value="1.9375">
            <text:p>1.94</text:p>
          </table:table-cell>
          <table:table-cell table:number-columns-repeated="2"/>
          <table:table-cell table:formula="of:=[.F4]/([.B4]+[.C4])" office:value-type="float" office:value="2">
            <text:p>2</text:p>
          </table:table-cell>
          <table:table-cell/>
          <table:table-cell table:formula="of:=[.G4]/([.B4]+[.C4])" office:value-type="float" office:value="3.875">
            <text:p>3.88</text:p>
          </table:table-cell>
        </table:table-row>
        <table:table-row table:style-name="ro1">
          <table:table-cell table:formula="of:=['Base Data'.B7]" office:value-type="string" office:string-value="BKE">
            <text:p>BKE</text:p>
          </table:table-cell>
          <table:table-cell table:formula="of:=['Base Data'.C7]" office:value-type="float" office:value="12">
            <text:p>12</text:p>
          </table:table-cell>
          <table:table-cell table:formula="of:=['Base Data'.D7]" office:value-type="float" office:value="2">
            <text:p>2</text:p>
          </table:table-cell>
          <table:table-cell table:formula="of:=['Base Data'.F7]" office:value-type="currency" office:currency="s" office:value="0.04224">
            <text:p>0.04s</text:p>
          </table:table-cell>
          <table:table-cell table:formula="of:=['Base Data'.G7]" office:value-type="currency" office:currency="s" office:value="25.167991">
            <text:p>25s</text:p>
          </table:table-cell>
          <table:table-cell table:formula="of:=['Base Data'.I7]" office:value-type="float" office:value="25">
            <text:p>25</text:p>
          </table:table-cell>
          <table:table-cell table:formula="of:=['Base Data'.O7]" office:value-type="float" office:value="89">
            <text:p>89</text:p>
          </table:table-cell>
          <table:table-cell/>
          <table:table-cell table:formula="of:=[.G5]/[.F5]" office:value-type="float" office:value="3.56">
            <text:p>3.56</text:p>
          </table:table-cell>
          <table:table-cell table:number-columns-repeated="2"/>
          <table:table-cell table:formula="of:=[.F5]/([.B5]+[.C5])" office:value-type="float" office:value="1.78571428571429">
            <text:p>1.79</text:p>
          </table:table-cell>
          <table:table-cell/>
          <table:table-cell table:formula="of:=[.G5]/([.B5]+[.C5])" office:value-type="float" office:value="6.35714285714286">
            <text:p>6.36</text:p>
          </table:table-cell>
        </table:table-row>
        <table:table-row table:style-name="ro1">
          <table:table-cell table:formula="of:=['Base Data'.B8]" office:value-type="string" office:string-value="Yahalom2">
            <text:p>Yahalom2</text:p>
          </table:table-cell>
          <table:table-cell table:formula="of:=['Base Data'.C8]" office:value-type="float" office:value="9">
            <text:p>9</text:p>
          </table:table-cell>
          <table:table-cell table:formula="of:=['Base Data'.D8]" office:value-type="float" office:value="2">
            <text:p>2</text:p>
          </table:table-cell>
          <table:table-cell table:formula="of:=['Base Data'.F8]" office:value-type="currency" office:currency="s" office:value="0.110368">
            <text:p>0.11s</text:p>
          </table:table-cell>
          <table:table-cell table:formula="of:=['Base Data'.G8]" office:value-type="currency" office:currency="s" office:value="31.479984">
            <text:p>31s</text:p>
          </table:table-cell>
          <table:table-cell table:formula="of:=['Base Data'.I8]" office:value-type="float" office:value="22">
            <text:p>22</text:p>
          </table:table-cell>
          <table:table-cell table:formula="of:=['Base Data'.O8]" office:value-type="float" office:value="45">
            <text:p>45</text:p>
          </table:table-cell>
          <table:table-cell/>
          <table:table-cell table:formula="of:=[.G6]/[.F6]" office:value-type="float" office:value="2.04545454545455">
            <text:p>2.05</text:p>
          </table:table-cell>
          <table:table-cell table:number-columns-repeated="2"/>
          <table:table-cell table:formula="of:=[.F6]/([.B6]+[.C6])" office:value-type="float" office:value="2">
            <text:p>2</text:p>
          </table:table-cell>
          <table:table-cell/>
          <table:table-cell table:formula="of:=[.G6]/([.B6]+[.C6])" office:value-type="float" office:value="4.09090909090909">
            <text:p>4.09</text:p>
          </table:table-cell>
        </table:table-row>
        <table:table-row table:style-name="ro1">
          <table:table-cell table:formula="of:=['Base Data'.B9]" office:value-type="string" office:string-value="OtwayRees">
            <text:p>OtwayRees</text:p>
          </table:table-cell>
          <table:table-cell table:formula="of:=['Base Data'.C9]" office:value-type="float" office:value="9">
            <text:p>9</text:p>
          </table:table-cell>
          <table:table-cell table:formula="of:=['Base Data'.D9]" office:value-type="float" office:value="3">
            <text:p>3</text:p>
          </table:table-cell>
          <table:table-cell table:formula="of:=['Base Data'.F9]" office:value-type="currency" office:currency="s" office:value="0.810729">
            <text:p>0.81s</text:p>
          </table:table-cell>
          <table:table-cell table:formula="of:=['Base Data'.G9]" office:value-type="currency" office:currency="s" office:value="44.731587">
            <text:p>45s</text:p>
          </table:table-cell>
          <table:table-cell table:formula="of:=['Base Data'.I9]" office:value-type="float" office:value="29">
            <text:p>29</text:p>
          </table:table-cell>
          <table:table-cell table:formula="of:=['Base Data'.O9]" office:value-type="float" office:value="61">
            <text:p>61</text:p>
          </table:table-cell>
          <table:table-cell/>
          <table:table-cell table:formula="of:=[.G7]/[.F7]" office:value-type="float" office:value="2.10344827586207">
            <text:p>2.1</text:p>
          </table:table-cell>
          <table:table-cell table:number-columns-repeated="2"/>
          <table:table-cell table:formula="of:=[.F7]/([.B7]+[.C7])" office:value-type="float" office:value="2.41666666666667">
            <text:p>2.42</text:p>
          </table:table-cell>
          <table:table-cell/>
          <table:table-cell table:formula="of:=[.G7]/([.B7]+[.C7])" office:value-type="float" office:value="5.08333333333333">
            <text:p>5.08</text:p>
          </table:table-cell>
        </table:table-row>
        <table:table-row table:style-name="ro1">
          <table:table-cell table:formula="of:=['Base Data'.B10]" office:value-type="string" office:string-value="DenningSacco">
            <text:p>DenningSacco</text:p>
          </table:table-cell>
          <table:table-cell table:formula="of:=['Base Data'.C10]" office:value-type="float" office:value="11">
            <text:p>11</text:p>
          </table:table-cell>
          <table:table-cell table:formula="of:=['Base Data'.D10]" office:value-type="float" office:value="2">
            <text:p>2</text:p>
          </table:table-cell>
          <table:table-cell table:formula="of:=['Base Data'.F10]" office:value-type="currency" office:currency="s" office:value="0.095118">
            <text:p>0.10s</text:p>
          </table:table-cell>
          <table:table-cell table:formula="of:=['Base Data'.G10]" office:value-type="currency" office:currency="s" office:value="60.796276">
            <text:p>61s</text:p>
          </table:table-cell>
          <table:table-cell table:formula="of:=['Base Data'.I10]" office:value-type="float" office:value="38">
            <text:p>38</text:p>
          </table:table-cell>
          <table:table-cell table:formula="of:=['Base Data'.O10]" office:value-type="float" office:value="93">
            <text:p>93</text:p>
          </table:table-cell>
          <table:table-cell/>
          <table:table-cell table:formula="of:=[.G8]/[.F8]" office:value-type="float" office:value="2.44736842105263">
            <text:p>2.45</text:p>
          </table:table-cell>
          <table:table-cell table:number-columns-repeated="2"/>
          <table:table-cell table:formula="of:=[.F8]/([.B8]+[.C8])" office:value-type="float" office:value="2.92307692307692">
            <text:p>2.92</text:p>
          </table:table-cell>
          <table:table-cell/>
          <table:table-cell table:formula="of:=[.G8]/([.B8]+[.C8])" office:value-type="float" office:value="7.15384615384615">
            <text:p>7.15</text:p>
          </table:table-cell>
        </table:table-row>
        <table:table-row table:style-name="ro1">
          <table:table-cell table:formula="of:=['Base Data'.B11]" office:value-type="string" office:string-value="TLS">
            <text:p>TLS</text:p>
          </table:table-cell>
          <table:table-cell table:formula="of:=['Base Data'.C11]" office:value-type="float" office:value="10">
            <text:p>10</text:p>
          </table:table-cell>
          <table:table-cell table:formula="of:=['Base Data'.D11]" office:value-type="float" office:value="2">
            <text:p>2</text:p>
          </table:table-cell>
          <table:table-cell table:formula="of:=['Base Data'.F11]" office:value-type="currency" office:currency="s" office:value="0.241743">
            <text:p>0.24s</text:p>
          </table:table-cell>
          <table:table-cell table:formula="of:=['Base Data'.G11]" office:value-type="currency" office:currency="s" office:value="64.358986">
            <text:p>64s</text:p>
          </table:table-cell>
          <table:table-cell table:formula="of:=['Base Data'.I11]" office:value-type="float" office:value="20">
            <text:p>20</text:p>
          </table:table-cell>
          <table:table-cell table:formula="of:=['Base Data'.O11]" office:value-type="float" office:value="66">
            <text:p>66</text:p>
          </table:table-cell>
          <table:table-cell/>
          <table:table-cell table:formula="of:=[.G9]/[.F9]" office:value-type="float" office:value="3.3">
            <text:p>3.3</text:p>
          </table:table-cell>
          <table:table-cell table:number-columns-repeated="2"/>
          <table:table-cell table:formula="of:=[.F9]/([.B9]+[.C9])" office:value-type="float" office:value="1.66666666666667">
            <text:p>1.67</text:p>
          </table:table-cell>
          <table:table-cell/>
          <table:table-cell table:formula="of:=[.G9]/([.B9]+[.C9])" office:value-type="float" office:value="5.5">
            <text:p>5.5</text:p>
          </table:table-cell>
        </table:table-row>
        <table:table-row table:style-name="ro1">
          <table:table-cell table:formula="of:=['Base Data'.B12]" office:value-type="string" office:string-value="WooLam">
            <text:p>WooLam</text:p>
          </table:table-cell>
          <table:table-cell table:formula="of:=['Base Data'.C12]" office:value-type="float" office:value="9">
            <text:p>9</text:p>
          </table:table-cell>
          <table:table-cell table:formula="of:=['Base Data'.D12]" office:value-type="float" office:value="3">
            <text:p>3</text:p>
          </table:table-cell>
          <table:table-cell table:formula="of:=['Base Data'.F12]" office:value-type="currency" office:currency="s" office:value="0.480088">
            <text:p>0.48s</text:p>
          </table:table-cell>
          <table:table-cell table:formula="of:=['Base Data'.G12]" office:value-type="currency" office:currency="s" office:value="108.958921">
            <text:p>109s</text:p>
          </table:table-cell>
          <table:table-cell table:formula="of:=['Base Data'.I12]" office:value-type="float" office:value="39">
            <text:p>39</text:p>
          </table:table-cell>
          <table:table-cell table:formula="of:=['Base Data'.O12]" office:value-type="float" office:value="136">
            <text:p>136</text:p>
          </table:table-cell>
          <table:table-cell/>
          <table:table-cell table:formula="of:=[.G10]/[.F10]" office:value-type="float" office:value="3.48717948717949">
            <text:p>3.49</text:p>
          </table:table-cell>
          <table:table-cell table:number-columns-repeated="2"/>
          <table:table-cell table:formula="of:=[.F10]/([.B10]+[.C10])" office:value-type="float" office:value="3.25">
            <text:p>3.25</text:p>
          </table:table-cell>
          <table:table-cell/>
          <table:table-cell table:formula="of:=[.G10]/([.B10]+[.C10])" office:value-type="float" office:value="11.3333333333333">
            <text:p>11.33</text:p>
          </table:table-cell>
        </table:table-row>
        <table:table-row table:style-name="ro1">
          <table:table-cell table:formula="of:=['Base Data'.B13]" office:value-type="string" office:string-value="KerberosV">
            <text:p>KerberosV</text:p>
          </table:table-cell>
          <table:table-cell table:formula="of:=['Base Data'.C13]" office:value-type="float" office:value="12">
            <text:p>12</text:p>
          </table:table-cell>
          <table:table-cell table:formula="of:=['Base Data'.D13]" office:value-type="float" office:value="3">
            <text:p>3</text:p>
          </table:table-cell>
          <table:table-cell table:formula="of:=['Base Data'.F13]" office:value-type="currency" office:currency="s" office:value="1.701403">
            <text:p>1.70s</text:p>
          </table:table-cell>
          <table:table-cell table:formula="of:=['Base Data'.G13]" office:value-type="currency" office:currency="s" office:value="136.514902">
            <text:p>137s</text:p>
          </table:table-cell>
          <table:table-cell table:formula="of:=['Base Data'.I13]" office:value-type="float" office:value="43">
            <text:p>43</text:p>
          </table:table-cell>
          <table:table-cell table:formula="of:=['Base Data'.O13]" office:value-type="float" office:value="177">
            <text:p>177</text:p>
          </table:table-cell>
          <table:table-cell/>
          <table:table-cell table:formula="of:=[.G11]/[.F11]" office:value-type="float" office:value="4.11627906976744">
            <text:p>4.12</text:p>
          </table:table-cell>
          <table:table-cell table:number-columns-repeated="2"/>
          <table:table-cell table:formula="of:=[.F11]/([.B11]+[.C11])" office:value-type="float" office:value="2.86666666666667">
            <text:p>2.87</text:p>
          </table:table-cell>
          <table:table-cell/>
          <table:table-cell table:formula="of:=[.G11]/([.B11]+[.C11])" office:value-type="float" office:value="11.8">
            <text:p>11.8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formula="of:=AVERAGE([.I2:.I11])" office:value-type="float" office:value="2.81972297993162">
            <text:p>2.82</text:p>
          </table:table-cell>
          <table:table-cell/>
          <table:table-cell office:value-type="string">
            <text:p>average</text:p>
          </table:table-cell>
          <table:table-cell table:formula="of:=AVERAGE([.L2:.L11])" office:value-type="float" office:value="2.29087912087912">
            <text:p>2.29</text:p>
          </table:table-cell>
          <table:table-cell office:value-type="string">
            <text:p>average</text:p>
          </table:table-cell>
          <table:table-cell table:formula="of:=AVERAGE([.N2:.N11])" office:value-type="float" office:value="6.55935647685648">
            <text:p>6.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4" number:min-integer-digits="1"/>
    </number:number-style>
    <number:number-style style:name="N109">
      <style:text-properties fo:color="#ff0000"/>
      <number:text>-</number:text>
      <number:number number:decimal-places="4" number:min-integer-digits="1"/>
      <style:map style:condition="value()&gt;=0" style:apply-style-name="N109P0"/>
    </number:number-style>
    <number:number-style style:name="N111P0" style:volatile="true">
      <number:number number:decimal-places="6" number:min-integer-digits="1"/>
    </number:number-style>
    <number:number-style style:name="N111">
      <style:text-properties fo:color="#ff0000"/>
      <number:text>-</number:text>
      <number:number number:decimal-places="6" number:min-integer-digits="1"/>
      <style:map style:condition="value()&gt;=0" style:apply-style-name="N111P0"/>
    </number:number-style>
    <number:currency-style style:name="N112">
      <number:currency-symbol>s</number:currency-symbol>
    </number:currency-style>
    <number:currency-style style:name="N113">
      <number:number number:decimal-places="0" number:min-integer-digits="1"/>
      <number:currency-symbol>s</number:currency-symbol>
    </number:currency-style>
    <number:currency-style style:name="N114">
      <number:number number:decimal-places="2" number:min-integer-digits="1"/>
      <number:currency-symbol>s</number:currency-symbol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5">25.03.2010</text:date>, <text:time>16:4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9T08:29:01</meta:creation-date>
    <dc:date>2010-03-25T16:48:55</dc:date>
    <meta:editing-duration>PT22H53M50S</meta:editing-duration>
    <meta:editing-cycles>21</meta:editing-cycles>
    <meta:generator>OpenOffice.org/3.1$Linux OpenOffice.org_project/310m19$Build-9420</meta:generator>
    <meta:document-statistic meta:table-count="5" meta:cell-count="1809" meta:object-count="0"/>
  </office:meta>
</office:document-meta>
</file>